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3443c" officeooo:paragraph-rsid="0013443c"/>
    </style:style>
    <style:style style:name="P2" style:family="paragraph" style:parent-style-name="Standard">
      <style:text-properties fo:language="el" fo:country="GR" officeooo:rsid="0013443c" officeooo:paragraph-rsid="001c7b62"/>
    </style:style>
    <style:style style:name="P3" style:family="paragraph" style:parent-style-name="Standard">
      <style:text-properties fo:language="el" fo:country="GR" officeooo:rsid="00185b14" officeooo:paragraph-rsid="00185b14"/>
    </style:style>
    <style:style style:name="P4" style:family="paragraph" style:parent-style-name="Standard">
      <style:text-properties fo:language="el" fo:country="GR" fo:font-weight="bold" officeooo:rsid="0013443c" officeooo:paragraph-rsid="0013443c" style:font-weight-asian="bold" style:font-weight-complex="bold"/>
    </style:style>
    <style:style style:name="P5" style:family="paragraph" style:parent-style-name="Standard">
      <style:text-properties fo:language="en" fo:country="US" officeooo:rsid="0013443c" officeooo:paragraph-rsid="0013443c"/>
    </style:style>
    <style:style style:name="P6" style:family="paragraph" style:parent-style-name="Standard">
      <style:text-properties fo:language="en" fo:country="US" officeooo:rsid="001c7b62" officeooo:paragraph-rsid="001c7b62"/>
    </style:style>
    <style:style style:name="P7" style:family="paragraph" style:parent-style-name="Standard">
      <style:text-properties fo:language="en" fo:country="US" fo:font-weight="bold" officeooo:rsid="001c7b62" officeooo:paragraph-rsid="001c7b6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el" fo:country="GR" fo:font-weight="bold" officeooo:rsid="0013443c" officeooo:paragraph-rsid="0013443c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000000" loext:opacity="100%" style:font-name="Consolas" fo:font-size="9.5pt" fo:background-color="#ffffff" style:font-size-asian="9.5pt"/>
    </style:style>
    <style:style style:name="P10" style:family="paragraph" style:parent-style-name="Standard">
      <style:text-properties fo:language="el" fo:country="GR" officeooo:rsid="0013443c" officeooo:paragraph-rsid="001c7b62"/>
    </style:style>
    <style:style style:name="P11" style:family="paragraph" style:parent-style-name="Standard">
      <style:text-properties fo:language="el" fo:country="GR" officeooo:rsid="001c7b62" officeooo:paragraph-rsid="001c7b62"/>
    </style:style>
    <style:style style:name="P12" style:family="paragraph" style:parent-style-name="Standard">
      <style:text-properties fo:color="#000000" loext:opacity="100%" style:font-name="Consolas" fo:font-size="9.5pt" fo:language="en" fo:country="US" officeooo:paragraph-rsid="001c7b62" fo:background-color="#ffffff" style:font-size-asian="9.5pt"/>
    </style:style>
    <style:style style:name="P13" style:family="paragraph" style:parent-style-name="Standard">
      <style:text-properties fo:color="#000000" loext:opacity="100%" style:font-name="Consolas" fo:font-size="9.5pt" style:font-size-asian="9.5pt" fo:background-color="#ffffff"/>
    </style:style>
    <style:style style:name="P14" style:family="paragraph" style:parent-style-name="Standard">
      <style:text-properties fo:color="#000000" loext:opacity="100%" style:font-name="Consolas" fo:font-size="9.5pt" fo:font-style="normal" style:font-size-asian="9.5pt" style:font-style-asian="normal" fo:background-color="#ffffff"/>
    </style:style>
    <style:style style:name="P15" style:family="paragraph" style:parent-style-name="Standard">
      <style:paragraph-properties fo:break-before="page"/>
      <style:text-properties fo:language="en" fo:country="US" fo:font-weight="bold" officeooo:rsid="002ceaa4" officeooo:paragraph-rsid="002ceaa4" style:font-weight-asian="bold" style:font-weight-complex="bold"/>
    </style:style>
    <style:style style:name="P16" style:family="paragraph" style:parent-style-name="Standard">
      <style:text-properties officeooo:paragraph-rsid="001c7b6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b9143"/>
    </style:style>
    <style:style style:name="T3" style:family="text">
      <style:text-properties fo:language="en" fo:country="US" officeooo:rsid="0034abfe"/>
    </style:style>
    <style:style style:name="T4" style:family="text">
      <style:text-properties officeooo:rsid="00188a5d"/>
    </style:style>
    <style:style style:name="T5" style:family="text">
      <style:text-properties fo:color="#008000" loext:opacity="100%" style:font-name="Consolas" fo:font-size="9.5pt" fo:font-style="normal" style:font-size-asian="9.5pt" style:font-style-asian="normal" fo:background-color="#ffffff"/>
    </style:style>
    <style:style style:name="T6" style:family="text">
      <style:text-properties fo:color="#008000" loext:opacity="100%" style:font-name="Consolas" fo:font-size="9.5pt" style:font-size-asian="9.5pt" fo:background-color="#ffffff"/>
    </style:style>
    <style:style style:name="T7" style:family="text">
      <style:text-properties fo:color="#a31515" loext:opacity="100%" style:font-name="Consolas" fo:font-size="9.5pt" fo:font-style="normal" style:font-size-asian="9.5pt" style:font-style-asian="normal" fo:background-color="#ffffff"/>
    </style:style>
    <style:style style:name="T8" style:family="text">
      <style:text-properties fo:color="#a31515" loext:opacity="100%" style:font-name="Consolas" fo:font-size="9.5pt" style:font-size-asian="9.5pt" fo:background-color="#ffffff"/>
    </style:style>
    <style:style style:name="T9" style:family="text">
      <style:text-properties fo:color="#0000ff" loext:opacity="100%" style:font-name="Consolas" fo:font-size="9.5pt" fo:font-style="normal" style:font-size-asian="9.5pt" style:font-style-asian="normal" fo:background-color="#ffffff"/>
    </style:style>
    <style:style style:name="T10" style:family="text">
      <style:text-properties fo:color="#0000ff" loext:opacity="100%" style:font-name="Consolas" fo:font-size="9.5pt" style:font-size-asian="9.5pt" fo:background-color="#ffffff"/>
    </style:style>
    <style:style style:name="T11" style:family="text">
      <style:text-properties fo:color="#000000" loext:opacity="100%" style:font-name="Consolas" fo:font-size="9.5pt" fo:font-style="normal" style:font-size-asian="9.5pt" style:font-style-asian="normal" fo:background-color="#ffffff"/>
    </style:style>
    <style:style style:name="T12" style:family="text">
      <style:text-properties fo:color="#000000" loext:opacity="100%" style:font-name="Consolas" fo:font-size="9.5pt" style:font-size-asian="9.5pt" fo:background-color="#ffffff"/>
    </style:style>
    <style:style style:name="T13" style:family="text">
      <style:text-properties fo:color="#000080" loext:opacity="100%" style:font-name="Consolas" fo:font-size="9.5pt" fo:font-style="normal" style:font-size-asian="9.5pt" style:font-style-asian="normal" fo:background-color="#ffffff"/>
    </style:style>
    <style:style style:name="T14" style:family="text">
      <style:text-properties fo:color="#880000" loext:opacity="100%" style:font-name="Consolas" fo:font-size="9.5pt" fo:font-style="normal" style:font-size-asian="9.5pt" style:font-style-asian="normal" fo:background-color="#ffffff"/>
    </style:style>
    <style:style style:name="T15" style:family="text">
      <style:text-properties fo:color="#880000" loext:opacity="100%" style:font-name="Consolas" fo:font-size="9.5pt" fo:font-style="italic" style:font-size-asian="9.5pt" style:font-style-asian="italic" fo:background-color="#ffffff"/>
    </style:style>
    <style:style style:name="T16" style:family="text">
      <style:text-properties fo:color="#a000a0" loext:opacity="100%" style:font-name="Consolas" fo:font-size="9.5pt" fo:font-style="italic" style:font-size-asian="9.5pt" style:font-style-asian="italic" fo:background-color="#ffffff"/>
    </style:style>
    <style:style style:name="T17" style:family="text">
      <style:text-properties fo:color="#a000a0" loext:opacity="100%" style:font-name="Consolas" fo:font-size="9.5pt" fo:font-style="normal" style:font-size-asian="9.5pt" style:font-style-asian="normal" fo:background-color="#ffffff"/>
    </style:style>
    <style:style style:name="T18" style:family="text">
      <style:text-properties fo:language="el" fo:country="GR" officeooo:rsid="0013443c"/>
    </style:style>
    <style:style style:name="T19" style:family="text">
      <style:text-properties fo:language="el" fo:country="GR" officeooo:rsid="001c7b62"/>
    </style:style>
    <style:style style:name="T20" style:family="text">
      <style:text-properties fo:color="#ff0000" loext:opacity="100%" style:font-name="Consolas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Εργαστήριο Μικρο<text:span text:style-name="T4">ϋ</text:span>πολογιστών</text:p>
      <text:p text:style-name="P1">Θοδωρής Παπαρρηγόπουλος</text:p>
      <text:p text:style-name="P5">el18040</text:p>
      <text:p text:style-name="P1">Ομάδα 21</text:p>
      <text:p text:style-name="P1"/>
      <text:p text:style-name="P8"><text:span text:style-name="T3">4o</text:span> Εργαστήριο</text:p>
      <text:p text:style-name="P1"/>
      <text:p text:style-name="P4">Άσκηση 1 </text:p>
      <text:p text:style-name="Standard"><text:span text:style-name="T18"><text:s/></text:span></text:p>
      <text:p text:style-name="Standard"><text:span text:style-name="T10">.DSEG</text:span></text:p>
      <text:p text:style-name="Standard"><text:span text:style-name="T12">_tmp_: </text:span><text:span text:style-name="T10">.byte</text:span><text:span text:style-name="T12"> 2</text:span></text:p>
      <text:p text:style-name="Standard"><text:span text:style-name="T6">; ---- ÔÝëïò ôìÞìáôïò äåäïìÝíùí</text:span></text:p>
      <text:p text:style-name="P13"/>
      <text:p text:style-name="Standard"><text:span text:style-name="T10">.CSEG</text:span></text:p>
      <text:p text:style-name="Standard"><text:span text:style-name="T10">.include</text:span><text:span text:style-name="T12"> "m16def.inc"</text:span></text:p>
      <text:p text:style-name="P13"/>
      <text:p text:style-name="Standard"><text:span text:style-name="T10">.def</text:span><text:span text:style-name="T12"> GPreg1=r18 </text:span><text:span text:style-name="T6">;general purpose register1</text:span></text:p>
      <text:p text:style-name="Standard"><text:span text:style-name="T10">.def</text:span><text:span text:style-name="T12"> GPreg2=r19 </text:span><text:span text:style-name="T6">;general purpose register2</text:span></text:p>
      <text:p text:style-name="Standard"><text:span text:style-name="T10">.def</text:span><text:span text:style-name="T12"> counter=r20 </text:span><text:span text:style-name="T6">;general purpose counter</text:span></text:p>
      <text:p text:style-name="Standard"><text:span text:style-name="T10">.def</text:span><text:span text:style-name="T12"> Cx=r17</text:span></text:p>
      <text:p text:style-name="Standard"><text:span text:style-name="T10">.def</text:span><text:span text:style-name="T12"> level=r16</text:span></text:p>
      <text:p text:style-name="Standard"><text:span text:style-name="T10">.def</text:span><text:span text:style-name="T12"> on_off=r21</text:span></text:p>
      <text:p text:style-name="Standard"><text:span text:style-name="T10">.def</text:span><text:span text:style-name="T12"> lcd_flag=r28</text:span></text:p>
      <text:p text:style-name="P13"/>
      <text:p text:style-name="Standard"><text:span text:style-name="T10">.macro</text:span><text:span text:style-name="T12"> CHECK_IF_ZERO</text:span></text:p>
      <text:p text:style-name="Standard"><text:span text:style-name="T6">;macro prokeimenou na mhn grafoume sunexeia </text:span></text:p>
      <text:p text:style-name="Standard"><text:span text:style-name="T6">;ean einai mhden oi r25,r24</text:span></text:p>
      <text:p text:style-name="Standard"><text:span text:style-name="T12"><text:tab/></text:span><text:span text:style-name="T10">cpi</text:span><text:span text:style-name="T12"> r24,0x00</text:span></text:p>
      <text:p text:style-name="P13"/>
      <text:p text:style-name="Standard"><text:span text:style-name="T12"><text:tab/></text:span><text:span text:style-name="T10">brne</text:span><text:span text:style-name="T12"> END_NOT_EQUAL</text:span></text:p>
      <text:p text:style-name="Standard"><text:span text:style-name="T12"><text:tab/></text:span><text:span text:style-name="T10">cpi</text:span><text:span text:style-name="T12"> r25,0x00</text:span></text:p>
      <text:p text:style-name="P13"/>
      <text:p text:style-name="Standard"><text:span text:style-name="T12"><text:tab/></text:span><text:span text:style-name="T10">brne</text:span><text:span text:style-name="T12"> END_NOT_EQUAL</text:span></text:p>
      <text:p text:style-name="P13"/>
      <text:p text:style-name="Standard"><text:span text:style-name="T12"><text:tab/></text:span><text:span text:style-name="T10">ldi</text:span><text:span text:style-name="T12"> GPreg1,0x01 </text:span><text:span text:style-name="T6">;true</text:span></text:p>
      <text:p text:style-name="Standard"><text:span text:style-name="T12"><text:tab/></text:span><text:span text:style-name="T10">rjmp</text:span><text:span text:style-name="T12"> END</text:span></text:p>
      <text:p text:style-name="Standard"><text:span text:style-name="T12"><text:tab/></text:span></text:p>
      <text:p text:style-name="Standard"><text:span text:style-name="T12"><text:tab/>END_NOT_EQUAL:</text:span></text:p>
      <text:p text:style-name="Standard"><text:span text:style-name="T12"><text:tab/></text:span><text:span text:style-name="T10">ldi</text:span><text:span text:style-name="T12"> GPreg1,0x00 </text:span><text:span text:style-name="T6">;false</text:span></text:p>
      <text:p text:style-name="P13"/>
      <text:p text:style-name="Standard"><text:span text:style-name="T12"><text:tab/>END:</text:span></text:p>
      <text:p text:style-name="Standard"><text:span text:style-name="T10">.endm</text:span></text:p>
      <text:p text:style-name="P13"/>
      <text:p text:style-name="Standard"><text:span text:style-name="T10">.macro</text:span><text:span text:style-name="T12"> CHECK_FOR_VALID_r24</text:span></text:p>
      <text:p text:style-name="P13"/>
      <text:p text:style-name="Standard"><text:span text:style-name="T12"><text:tab/></text:span><text:span text:style-name="T10">cpi</text:span><text:span text:style-name="T12"> r24,</text:span><text:span text:style-name="T20">@</text:span><text:span text:style-name="T12">0</text:span></text:p>
      <text:p text:style-name="Standard"><text:span text:style-name="T12"><text:tab/></text:span><text:span text:style-name="T10">brne</text:span><text:span text:style-name="T12"> NOT_EQUAL</text:span></text:p>
      <text:p text:style-name="P13"/>
      <text:p text:style-name="Standard"><text:span text:style-name="T12"><text:tab/></text:span><text:span text:style-name="T10">ldi</text:span><text:span text:style-name="T12"> GPreg2,0x01 </text:span><text:span text:style-name="T6">;true</text:span></text:p>
      <text:p text:style-name="Standard"><text:span text:style-name="T12"><text:tab/></text:span><text:span text:style-name="T10">rjmp</text:span><text:span text:style-name="T12"> END1</text:span></text:p>
      <text:p text:style-name="P13"/>
      <text:p text:style-name="Standard"><text:span text:style-name="T12"><text:tab/>NOT_EQUAL:</text:span></text:p>
      <text:p text:style-name="Standard"><text:span text:style-name="T12"><text:tab/></text:span><text:span text:style-name="T10">ldi</text:span><text:span text:style-name="T12"> GPreg2,0x00 </text:span><text:span text:style-name="T6">;false</text:span></text:p>
      <text:p text:style-name="P13"/>
      <text:p text:style-name="Standard"><text:span text:style-name="T12"><text:tab/>END1:</text:span></text:p>
      <text:p text:style-name="Standard"><text:span text:style-name="T10">.endm</text:span></text:p>
      <text:p text:style-name="P13"/>
      <text:p text:style-name="Standard"><text:span text:style-name="T10">.macro</text:span><text:span text:style-name="T12"> SET_LEDS_ON</text:span></text:p>
      <text:p text:style-name="Standard"><text:soft-page-break/><text:span text:style-name="T10">push</text:span><text:span text:style-name="T12"> r18</text:span></text:p>
      <text:p text:style-name="Standard"><text:span text:style-name="T10">ser</text:span><text:span text:style-name="T12"> r18</text:span></text:p>
      <text:p text:style-name="Standard"><text:span text:style-name="T10">out</text:span><text:span text:style-name="T12"> PORTB,r18</text:span></text:p>
      <text:p text:style-name="Standard"><text:span text:style-name="T10">pop</text:span><text:span text:style-name="T12"> r18</text:span></text:p>
      <text:p text:style-name="Standard"><text:span text:style-name="T10">.endm</text:span></text:p>
      <text:p text:style-name="P13"/>
      <text:p text:style-name="Standard"><text:span text:style-name="T10">.macro</text:span><text:span text:style-name="T12"> SET_LEDS_OFF</text:span></text:p>
      <text:p text:style-name="Standard"><text:span text:style-name="T10">push</text:span><text:span text:style-name="T12"> r20</text:span></text:p>
      <text:p text:style-name="Standard"><text:span text:style-name="T10">clr</text:span><text:span text:style-name="T12"> r20</text:span></text:p>
      <text:p text:style-name="Standard"><text:span text:style-name="T10">out</text:span><text:span text:style-name="T12"> PORTB,r20</text:span></text:p>
      <text:p text:style-name="Standard"><text:span text:style-name="T10">pop</text:span><text:span text:style-name="T12"> r20</text:span></text:p>
      <text:p text:style-name="Standard"><text:span text:style-name="T10">.endm</text:span></text:p>
      <text:p text:style-name="P13"/>
      <text:p text:style-name="P13"/>
      <text:p text:style-name="P13"/>
      <text:p text:style-name="Standard"><text:span text:style-name="T10">.macro</text:span><text:span text:style-name="T12"> WELCOME_USER</text:span></text:p>
      <text:p text:style-name="Standard"><text:span text:style-name="T12"><text:tab/></text:span></text:p>
      <text:p text:style-name="Standard"><text:span text:style-name="T12"><text:tab/></text:span><text:span text:style-name="T10">rcall</text:span><text:span text:style-name="T12"> lcd_init_sim</text:span></text:p>
      <text:p text:style-name="P13"/>
      <text:p text:style-name="Standard"><text:span text:style-name="T12"><text:tab/></text:span><text:span text:style-name="T10">push</text:span><text:span text:style-name="T12"> r25</text:span></text:p>
      <text:p text:style-name="Standard"><text:span text:style-name="T12"><text:tab/></text:span><text:span text:style-name="T10">push</text:span><text:span text:style-name="T12"> r24</text:span></text:p>
      <text:p text:style-name="Standard"><text:span text:style-name="T12"><text:tab/></text:span></text:p>
      <text:p text:style-name="Standard"><text:span text:style-name="T12"><text:tab/></text:span><text:span text:style-name="T10">ldi</text:span><text:span text:style-name="T12"> lcd_flag, 0x02</text:span></text:p>
      <text:p text:style-name="P13"/>
      <text:p text:style-name="Standard"><text:span text:style-name="T12"><text:tab/></text:span><text:span text:style-name="T10">clr</text:span><text:span text:style-name="T12"> r24</text:span></text:p>
      <text:p text:style-name="Standard"><text:span text:style-name="T12"><text:tab/></text:span><text:span text:style-name="T10">out</text:span><text:span text:style-name="T12"> TIMSK, r24</text:span></text:p>
      <text:p text:style-name="P13"/>
      <text:p text:style-name="Standard"><text:span text:style-name="T12"><text:tab/></text:span><text:span text:style-name="T10">cpi</text:span><text:span text:style-name="T12"> level, 0x04</text:span></text:p>
      <text:p text:style-name="Standard"><text:span text:style-name="T12"><text:tab/></text:span><text:span text:style-name="T10">brlt</text:span><text:span text:style-name="T12"> MHN_SBHSA_OLA</text:span></text:p>
      <text:p text:style-name="Standard"><text:span text:style-name="T12"><text:tab/></text:span><text:span text:style-name="T10">ldi</text:span><text:span text:style-name="T12"> r25, 0x80</text:span></text:p>
      <text:p text:style-name="Standard"><text:span text:style-name="T12"><text:tab/></text:span><text:span text:style-name="T10">out</text:span><text:span text:style-name="T12"> PORTB, r25</text:span></text:p>
      <text:p text:style-name="Standard"><text:span text:style-name="T12"><text:tab/></text:span><text:span text:style-name="T10">rjmp</text:span><text:span text:style-name="T12"> lets_write</text:span></text:p>
      <text:p text:style-name="P13"/>
      <text:p text:style-name="Standard"><text:span text:style-name="T12"><text:tab/>MHN_SBHSA_OLA:</text:span></text:p>
      <text:p text:style-name="Standard"><text:span text:style-name="T12"><text:tab/></text:span><text:span text:style-name="T10">in</text:span><text:span text:style-name="T12"> r25, PINB</text:span></text:p>
      <text:p text:style-name="Standard"><text:span text:style-name="T12"><text:tab/></text:span><text:span text:style-name="T10">ori</text:span><text:span text:style-name="T12"> r25, 0x80</text:span></text:p>
      <text:p text:style-name="Standard"><text:span text:style-name="T12"><text:tab/></text:span><text:span text:style-name="T10">out</text:span><text:span text:style-name="T12"> PORTB, r25</text:span></text:p>
      <text:p text:style-name="P13"/>
      <text:p text:style-name="Standard"><text:span text:style-name="T12"><text:tab/>lets_write:</text:span></text:p>
      <text:p text:style-name="P13"/>
      <text:p text:style-name="Standard"><text:span text:style-name="T12"><text:tab/></text:span><text:span text:style-name="T10">ldi</text:span><text:span text:style-name="T12"> r24,'W'</text:span></text:p>
      <text:p text:style-name="Standard"><text:span text:style-name="T12"><text:tab/></text:span><text:span text:style-name="T10">rcall</text:span><text:span text:style-name="T12"> lcd_data_sim </text:span><text:span text:style-name="T6">; áðïóôïëÞ åíüò byte äåäïìÝíùí óôïí åëåãêôÞ ôçò ïèüíçò lcd</text:span></text:p>
      <text:p text:style-name="Standard"><text:span text:style-name="T12"><text:tab/></text:span><text:span text:style-name="T10">ldi</text:span><text:span text:style-name="T12"> r24,'E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L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C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O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M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E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 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2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1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oft-page-break/><text:span text:style-name="T12"><text:tab/></text:span></text:p>
      <text:p text:style-name="Standard"><text:span text:style-name="T12"><text:tab/></text:span><text:span text:style-name="T10">ldi</text:span><text:span text:style-name="T12"> r24,low(4000)</text:span></text:p>
      <text:p text:style-name="Standard"><text:span text:style-name="T12"><text:tab/></text:span><text:span text:style-name="T10">ldi</text:span><text:span text:style-name="T12"> r25,high(4000)</text:span></text:p>
      <text:p text:style-name="Standard"><text:span text:style-name="T12"><text:tab/></text:span><text:span text:style-name="T10">rcall</text:span><text:span text:style-name="T12"> wait_msec<text:tab/><text:tab/><text:tab/></text:span><text:span text:style-name="T6">; DELAY 4 SECONDS (MACRO)</text:span></text:p>
      <text:p text:style-name="Standard"><text:span text:style-name="T12"><text:tab/></text:span></text:p>
      <text:p text:style-name="Standard"><text:span text:style-name="T12"><text:tab/></text:span><text:span text:style-name="T10">in</text:span><text:span text:style-name="T12"> r25, PINB</text:span></text:p>
      <text:p text:style-name="Standard"><text:span text:style-name="T12"><text:tab/></text:span><text:span text:style-name="T10">andi</text:span><text:span text:style-name="T12"> r25, 0x7F</text:span></text:p>
      <text:p text:style-name="Standard"><text:span text:style-name="T12"><text:tab/></text:span><text:span text:style-name="T10">out</text:span><text:span text:style-name="T12"> PORTB, r25</text:span></text:p>
      <text:p text:style-name="P13"/>
      <text:p text:style-name="Standard"><text:span text:style-name="T12"><text:tab/></text:span><text:span text:style-name="T10">pop</text:span><text:span text:style-name="T12"> r24</text:span></text:p>
      <text:p text:style-name="P13"/>
      <text:p text:style-name="Standard"><text:span text:style-name="T12"><text:tab/></text:span><text:span text:style-name="T10">ldi</text:span><text:span text:style-name="T12"> r25, (1 &lt;&lt; TOIE1)</text:span></text:p>
      <text:p text:style-name="Standard"><text:span text:style-name="T12"><text:tab/></text:span><text:span text:style-name="T10">out</text:span><text:span text:style-name="T12"> TIMSK, r25</text:span></text:p>
      <text:p text:style-name="P13"/>
      <text:p text:style-name="Standard"><text:span text:style-name="T12"><text:tab/></text:span><text:span text:style-name="T10">pop</text:span><text:span text:style-name="T12"> r25</text:span></text:p>
      <text:p text:style-name="Standard"><text:span text:style-name="T12"><text:tab/></text:span></text:p>
      <text:p text:style-name="Standard"><text:span text:style-name="T12"><text:tab/></text:span><text:span text:style-name="T10">ldi</text:span><text:span text:style-name="T12"> lcd_flag, 0x02</text:span></text:p>
      <text:p text:style-name="Standard"><text:span text:style-name="T10">.endm</text:span></text:p>
      <text:p text:style-name="P13"/>
      <text:p text:style-name="Standard"><text:span text:style-name="T10">.macro</text:span><text:span text:style-name="T12"> WRONG_PASSWORD</text:span></text:p>
      <text:p text:style-name="Standard"><text:span text:style-name="T12"><text:tab/></text:span><text:span text:style-name="T10">push</text:span><text:span text:style-name="T12"> r25</text:span></text:p>
      <text:p text:style-name="Standard"><text:span text:style-name="T12"><text:tab/></text:span><text:span text:style-name="T10">push</text:span><text:span text:style-name="T12"> r24</text:span></text:p>
      <text:p text:style-name="P13"/>
      <text:p text:style-name="Standard"><text:span text:style-name="T12"><text:tab/></text:span><text:span text:style-name="T10">in</text:span><text:span text:style-name="T12"> r24, PINB</text:span></text:p>
      <text:p text:style-name="Standard"><text:span text:style-name="T12"><text:tab/></text:span><text:span text:style-name="T10">ori</text:span><text:span text:style-name="T12"> r24, 0x80</text:span></text:p>
      <text:p text:style-name="Standard"><text:span text:style-name="T12"><text:tab/></text:span><text:span text:style-name="T10">out</text:span><text:span text:style-name="T12"> PORTB, r24</text:span></text:p>
      <text:p text:style-name="P13"/>
      <text:p text:style-name="Standard"><text:span text:style-name="T12"><text:tab/></text:span><text:span text:style-name="T10">ldi</text:span><text:span text:style-name="T12"> r24,low(500)</text:span></text:p>
      <text:p text:style-name="Standard"><text:span text:style-name="T12"><text:tab/></text:span><text:span text:style-name="T10">ldi</text:span><text:span text:style-name="T12"> r25,high(500)</text:span></text:p>
      <text:p text:style-name="Standard"><text:span text:style-name="T12"><text:tab/></text:span><text:span text:style-name="T10">rcall</text:span><text:span text:style-name="T12"> wait_msec</text:span></text:p>
      <text:p text:style-name="Standard"><text:span text:style-name="T12"><text:tab/></text:span></text:p>
      <text:p text:style-name="Standard"><text:span text:style-name="T12"><text:tab/></text:span><text:span text:style-name="T10">in</text:span><text:span text:style-name="T12"> r24, PINB</text:span></text:p>
      <text:p text:style-name="Standard"><text:span text:style-name="T12"><text:tab/></text:span><text:span text:style-name="T10">andi</text:span><text:span text:style-name="T12"> r24, 0x7F</text:span></text:p>
      <text:p text:style-name="Standard"><text:span text:style-name="T12"><text:tab/></text:span><text:span text:style-name="T10">out</text:span><text:span text:style-name="T12"> PORTB, r24</text:span></text:p>
      <text:p text:style-name="P13"/>
      <text:p text:style-name="Standard"><text:span text:style-name="T12"><text:tab/></text:span><text:span text:style-name="T10">ldi</text:span><text:span text:style-name="T12"> r24,low(500)</text:span></text:p>
      <text:p text:style-name="Standard"><text:span text:style-name="T12"><text:tab/></text:span><text:span text:style-name="T10">ldi</text:span><text:span text:style-name="T12"> r25,high(500)</text:span></text:p>
      <text:p text:style-name="Standard"><text:span text:style-name="T12"><text:tab/></text:span><text:span text:style-name="T10">rcall</text:span><text:span text:style-name="T12"> wait_msec</text:span></text:p>
      <text:p text:style-name="Standard"><text:span text:style-name="T12"><text:tab/></text:span></text:p>
      <text:p text:style-name="Standard"><text:span text:style-name="T12"><text:tab/></text:span></text:p>
      <text:p text:style-name="Standard"><text:span text:style-name="T12"><text:tab/></text:span><text:span text:style-name="T10">in</text:span><text:span text:style-name="T12"> r24, PINB</text:span></text:p>
      <text:p text:style-name="Standard"><text:span text:style-name="T12"><text:tab/></text:span><text:span text:style-name="T10">ori</text:span><text:span text:style-name="T12"> r24, 0x80</text:span></text:p>
      <text:p text:style-name="Standard"><text:span text:style-name="T12"><text:tab/></text:span><text:span text:style-name="T10">out</text:span><text:span text:style-name="T12"> PORTB, r24</text:span></text:p>
      <text:p text:style-name="P13"/>
      <text:p text:style-name="Standard"><text:span text:style-name="T12"><text:tab/></text:span><text:span text:style-name="T10">ldi</text:span><text:span text:style-name="T12"> r24,low(500)</text:span></text:p>
      <text:p text:style-name="Standard"><text:span text:style-name="T12"><text:tab/></text:span><text:span text:style-name="T10">ldi</text:span><text:span text:style-name="T12"> r25,high(500)</text:span></text:p>
      <text:p text:style-name="Standard"><text:span text:style-name="T12"><text:tab/></text:span><text:span text:style-name="T10">rcall</text:span><text:span text:style-name="T12"> wait_msec</text:span></text:p>
      <text:p text:style-name="Standard"><text:span text:style-name="T12"><text:tab/></text:span></text:p>
      <text:p text:style-name="Standard"><text:span text:style-name="T12"><text:tab/></text:span></text:p>
      <text:p text:style-name="Standard"><text:span text:style-name="T12"><text:tab/></text:span><text:span text:style-name="T10">in</text:span><text:span text:style-name="T12"> r24, PINB</text:span></text:p>
      <text:p text:style-name="Standard"><text:span text:style-name="T12"><text:tab/></text:span><text:span text:style-name="T10">andi</text:span><text:span text:style-name="T12"> r24, 0x7F</text:span></text:p>
      <text:p text:style-name="Standard"><text:span text:style-name="T12"><text:tab/></text:span><text:span text:style-name="T10">out</text:span><text:span text:style-name="T12"> PORTB, r24</text:span></text:p>
      <text:p text:style-name="P13"/>
      <text:p text:style-name="Standard"><text:span text:style-name="T12"><text:tab/></text:span><text:span text:style-name="T10">ldi</text:span><text:span text:style-name="T12"> r24,low(500)</text:span></text:p>
      <text:p text:style-name="Standard"><text:span text:style-name="T12"><text:tab/></text:span><text:span text:style-name="T10">ldi</text:span><text:span text:style-name="T12"> r25,high(500)</text:span></text:p>
      <text:p text:style-name="Standard"><text:span text:style-name="T12"><text:tab/></text:span><text:span text:style-name="T10">rcall</text:span><text:span text:style-name="T12"> wait_msec</text:span></text:p>
      <text:p text:style-name="P13"/>
      <text:p text:style-name="Standard"><text:span text:style-name="T12"><text:tab/></text:span><text:span text:style-name="T10">in</text:span><text:span text:style-name="T12"> r24, PINB</text:span></text:p>
      <text:p text:style-name="Standard"><text:span text:style-name="T12"><text:tab/></text:span><text:span text:style-name="T10">ori</text:span><text:span text:style-name="T12"> r24, 0x80</text:span></text:p>
      <text:p text:style-name="Standard"><text:span text:style-name="T12"><text:tab/></text:span><text:span text:style-name="T10">out</text:span><text:span text:style-name="T12"> PORTB, r24</text:span></text:p>
      <text:p text:style-name="P13"><text:soft-page-break/></text:p>
      <text:p text:style-name="Standard"><text:span text:style-name="T12"><text:tab/></text:span><text:span text:style-name="T10">ldi</text:span><text:span text:style-name="T12"> r24,low(500)</text:span></text:p>
      <text:p text:style-name="Standard"><text:span text:style-name="T12"><text:tab/></text:span><text:span text:style-name="T10">ldi</text:span><text:span text:style-name="T12"> r25,high(500)</text:span></text:p>
      <text:p text:style-name="Standard"><text:span text:style-name="T12"><text:tab/></text:span><text:span text:style-name="T10">rcall</text:span><text:span text:style-name="T12"> wait_msec</text:span></text:p>
      <text:p text:style-name="Standard"><text:span text:style-name="T12"><text:tab/></text:span></text:p>
      <text:p text:style-name="Standard"><text:span text:style-name="T12"><text:tab/></text:span><text:span text:style-name="T10">in</text:span><text:span text:style-name="T12"> r24, PINB</text:span></text:p>
      <text:p text:style-name="Standard"><text:span text:style-name="T12"><text:tab/></text:span><text:span text:style-name="T10">andi</text:span><text:span text:style-name="T12"> r24, 0x7F</text:span></text:p>
      <text:p text:style-name="Standard"><text:span text:style-name="T12"><text:tab/></text:span><text:span text:style-name="T10">out</text:span><text:span text:style-name="T12"> PORTB, r24</text:span></text:p>
      <text:p text:style-name="P13"/>
      <text:p text:style-name="Standard"><text:span text:style-name="T12"><text:tab/></text:span><text:span text:style-name="T10">ldi</text:span><text:span text:style-name="T12"> r24,low(500)</text:span></text:p>
      <text:p text:style-name="Standard"><text:span text:style-name="T12"><text:tab/></text:span><text:span text:style-name="T10">ldi</text:span><text:span text:style-name="T12"> r25,high(500)</text:span></text:p>
      <text:p text:style-name="Standard"><text:span text:style-name="T12"><text:tab/></text:span><text:span text:style-name="T10">rcall</text:span><text:span text:style-name="T12"> wait_msec</text:span></text:p>
      <text:p text:style-name="Standard"><text:span text:style-name="T12"><text:tab/></text:span></text:p>
      <text:p text:style-name="Standard"><text:span text:style-name="T12"><text:tab/></text:span></text:p>
      <text:p text:style-name="Standard"><text:span text:style-name="T12"><text:tab/></text:span><text:span text:style-name="T10">in</text:span><text:span text:style-name="T12"> r24, PINB</text:span></text:p>
      <text:p text:style-name="Standard"><text:span text:style-name="T12"><text:tab/></text:span><text:span text:style-name="T10">ori</text:span><text:span text:style-name="T12"> r24, 0x80</text:span></text:p>
      <text:p text:style-name="Standard"><text:span text:style-name="T12"><text:tab/></text:span><text:span text:style-name="T10">out</text:span><text:span text:style-name="T12"> PORTB, r24</text:span></text:p>
      <text:p text:style-name="P13"/>
      <text:p text:style-name="Standard"><text:span text:style-name="T12"><text:tab/></text:span><text:span text:style-name="T10">ldi</text:span><text:span text:style-name="T12"> r24,low(500)</text:span></text:p>
      <text:p text:style-name="Standard"><text:span text:style-name="T12"><text:tab/></text:span><text:span text:style-name="T10">ldi</text:span><text:span text:style-name="T12"> r25,high(500)</text:span></text:p>
      <text:p text:style-name="Standard"><text:span text:style-name="T12"><text:tab/></text:span><text:span text:style-name="T10">rcall</text:span><text:span text:style-name="T12"> wait_msec</text:span></text:p>
      <text:p text:style-name="Standard"><text:span text:style-name="T12"><text:tab/></text:span></text:p>
      <text:p text:style-name="Standard"><text:span text:style-name="T12"><text:tab/></text:span></text:p>
      <text:p text:style-name="Standard"><text:span text:style-name="T12"><text:tab/></text:span><text:span text:style-name="T10">in</text:span><text:span text:style-name="T12"> r24, PINB</text:span></text:p>
      <text:p text:style-name="Standard"><text:span text:style-name="T12"><text:tab/></text:span><text:span text:style-name="T10">andi</text:span><text:span text:style-name="T12"> r24, 0x7F</text:span></text:p>
      <text:p text:style-name="Standard"><text:span text:style-name="T12"><text:tab/></text:span><text:span text:style-name="T10">out</text:span><text:span text:style-name="T12"> PORTB, r24</text:span></text:p>
      <text:p text:style-name="P13"/>
      <text:p text:style-name="Standard"><text:span text:style-name="T12"><text:tab/></text:span><text:span text:style-name="T10">ldi</text:span><text:span text:style-name="T12"> r24,low(500)</text:span></text:p>
      <text:p text:style-name="Standard"><text:span text:style-name="T12"><text:tab/></text:span><text:span text:style-name="T10">ldi</text:span><text:span text:style-name="T12"> r25,high(500)</text:span></text:p>
      <text:p text:style-name="Standard"><text:span text:style-name="T12"><text:tab/></text:span><text:span text:style-name="T10">rcall</text:span><text:span text:style-name="T12"> wait_msec</text:span></text:p>
      <text:p text:style-name="Standard"><text:span text:style-name="T12"><text:tab/></text:span></text:p>
      <text:p text:style-name="Standard"><text:span text:style-name="T12"><text:tab/></text:span><text:span text:style-name="T10">ldi</text:span><text:span text:style-name="T12"> lcd_flag, 0x02</text:span></text:p>
      <text:p text:style-name="P13"/>
      <text:p text:style-name="Standard"><text:span text:style-name="T12"><text:tab/></text:span><text:span text:style-name="T10">pop</text:span><text:span text:style-name="T12"> r24</text:span></text:p>
      <text:p text:style-name="Standard"><text:span text:style-name="T12"><text:tab/></text:span><text:span text:style-name="T10">pop</text:span><text:span text:style-name="T12"> r25</text:span></text:p>
      <text:p text:style-name="Standard"><text:span text:style-name="T10">.endm</text:span><text:span text:style-name="T12"><text:tab/></text:span></text:p>
      <text:p text:style-name="Standard"><text:span text:style-name="T12"><text:tab/></text:span></text:p>
      <text:p text:style-name="P13"/>
      <text:p text:style-name="Standard"><text:span text:style-name="T10">.macro</text:span><text:span text:style-name="T12"> GAS_DETECTED</text:span></text:p>
      <text:p text:style-name="P13"/>
      <text:p text:style-name="Standard"><text:span text:style-name="T12"><text:tab/></text:span><text:span text:style-name="T10">push</text:span><text:span text:style-name="T12"> r24</text:span></text:p>
      <text:p text:style-name="P13"/>
      <text:p text:style-name="Standard"><text:span text:style-name="T12"><text:tab/></text:span><text:span text:style-name="T10">cpi</text:span><text:span text:style-name="T12"> lcd_flag, 0x00</text:span></text:p>
      <text:p text:style-name="Standard"><text:span text:style-name="T12"><text:tab/></text:span><text:span text:style-name="T10">breq</text:span><text:span text:style-name="T12"> END_GAS_DETECTED</text:span></text:p>
      <text:p text:style-name="Standard"><text:span text:style-name="T12"><text:tab/></text:span><text:span text:style-name="T10">rcall</text:span><text:span text:style-name="T12"> lcd_init_sim</text:span></text:p>
      <text:p text:style-name="Standard"><text:span text:style-name="T12"><text:tab/></text:span><text:span text:style-name="T10">ldi</text:span><text:span text:style-name="T12"> lcd_flag, 0x00</text:span></text:p>
      <text:p text:style-name="P13"/>
      <text:p text:style-name="Standard"><text:span text:style-name="T12"><text:tab/></text:span><text:span text:style-name="T10">ldi</text:span><text:span text:style-name="T12"> r24,'G'</text:span></text:p>
      <text:p text:style-name="Standard"><text:span text:style-name="T12"><text:tab/></text:span><text:span text:style-name="T10">rcall</text:span><text:span text:style-name="T12"> lcd_data_sim </text:span><text:span text:style-name="T6">; áðïóôïëÞ åíüò byte äåäïìÝíùí óôïí åëåãêôÞ ôçò ïèüíçò lcd</text:span></text:p>
      <text:p text:style-name="Standard"><text:span text:style-name="T12"><text:tab/></text:span><text:span text:style-name="T10">ldi</text:span><text:span text:style-name="T12"> r24,'A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S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 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D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E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T'</text:span></text:p>
      <text:p text:style-name="Standard"><text:soft-page-break/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E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C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T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E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D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!'</text:span></text:p>
      <text:p text:style-name="Standard"><text:span text:style-name="T12"><text:tab/></text:span><text:span text:style-name="T10">rcall</text:span><text:span text:style-name="T12"> lcd_data_sim</text:span></text:p>
      <text:p text:style-name="P13"/>
      <text:p text:style-name="Standard"><text:span text:style-name="T12"><text:tab/>END_GAS_DETECTED:</text:span></text:p>
      <text:p text:style-name="P13"/>
      <text:p text:style-name="Standard"><text:span text:style-name="T12"><text:tab/></text:span><text:span text:style-name="T10">pop</text:span><text:span text:style-name="T12"> r24</text:span></text:p>
      <text:p text:style-name="Standard"><text:span text:style-name="T10">.endm</text:span></text:p>
      <text:p text:style-name="P13"/>
      <text:p text:style-name="Standard"><text:span text:style-name="T10">.macro</text:span><text:span text:style-name="T12"> CLEAR</text:span></text:p>
      <text:p text:style-name="Standard"><text:span text:style-name="T12"><text:tab/></text:span><text:span text:style-name="T10">push</text:span><text:span text:style-name="T12"> r24</text:span></text:p>
      <text:p text:style-name="P13"/>
      <text:p text:style-name="Standard"><text:span text:style-name="T12"><text:tab/></text:span><text:span text:style-name="T10">cpi</text:span><text:span text:style-name="T12"> lcd_flag, 0x01</text:span></text:p>
      <text:p text:style-name="Standard"><text:span text:style-name="T12"><text:tab/></text:span><text:span text:style-name="T10">breq</text:span><text:span text:style-name="T12"> END_CLEAR</text:span></text:p>
      <text:p text:style-name="Standard"><text:span text:style-name="T12"><text:tab/></text:span><text:span text:style-name="T10">rcall</text:span><text:span text:style-name="T12"> lcd_init_sim</text:span></text:p>
      <text:p text:style-name="Standard"><text:span text:style-name="T12"><text:tab/></text:span><text:span text:style-name="T10">ldi</text:span><text:span text:style-name="T12"> lcd_flag, 0x01</text:span></text:p>
      <text:p text:style-name="P13"/>
      <text:p text:style-name="Standard"><text:span text:style-name="T12"><text:tab/></text:span><text:span text:style-name="T10">ldi</text:span><text:span text:style-name="T12"> r24,'C'</text:span></text:p>
      <text:p text:style-name="Standard"><text:span text:style-name="T12"><text:tab/></text:span><text:span text:style-name="T10">rcall</text:span><text:span text:style-name="T12"> lcd_data_sim </text:span><text:span text:style-name="T6">; áðïóôïëÞ åíüò byte äåäïìÝíùí óôïí åëåãêôÞ ôçò ïèüíçò lcd</text:span></text:p>
      <text:p text:style-name="Standard"><text:span text:style-name="T12"><text:tab/></text:span><text:span text:style-name="T10">ldi</text:span><text:span text:style-name="T12"> r24,'L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E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A'</text:span></text:p>
      <text:p text:style-name="Standard"><text:span text:style-name="T12"><text:tab/></text:span><text:span text:style-name="T10">rcall</text:span><text:span text:style-name="T12"> lcd_data_sim</text:span></text:p>
      <text:p text:style-name="Standard"><text:span text:style-name="T12"><text:tab/></text:span><text:span text:style-name="T10">ldi</text:span><text:span text:style-name="T12"> r24,'R'</text:span></text:p>
      <text:p text:style-name="Standard"><text:span text:style-name="T12"><text:tab/></text:span><text:span text:style-name="T10">rcall</text:span><text:span text:style-name="T12"> lcd_data_sim</text:span></text:p>
      <text:p text:style-name="P13"/>
      <text:p text:style-name="Standard"><text:span text:style-name="T12"><text:tab/>END_CLEAR:</text:span></text:p>
      <text:p text:style-name="P13"/>
      <text:p text:style-name="Standard"><text:span text:style-name="T12"><text:tab/></text:span><text:span text:style-name="T10">pop</text:span><text:span text:style-name="T12"> r24</text:span></text:p>
      <text:p text:style-name="Standard"><text:span text:style-name="T10">.endm</text:span></text:p>
      <text:p text:style-name="P13"/>
      <text:p text:style-name="Standard"><text:span text:style-name="T10">.macro</text:span><text:span text:style-name="T12"> TIMER1_INIT</text:span></text:p>
      <text:p text:style-name="Standard"><text:span text:style-name="T12"><text:tab/></text:span><text:span text:style-name="T10">push</text:span><text:span text:style-name="T12"> r24</text:span></text:p>
      <text:p text:style-name="P13"/>
      <text:p text:style-name="Standard"><text:span text:style-name="T12"><text:tab/></text:span><text:span text:style-name="T10">ldi</text:span><text:span text:style-name="T12"> r24 ,(1&lt;&lt;TOIE1) </text:span><text:span text:style-name="T6">; åíåñãïðïßçóç äéáêïðÞò õðåñ÷åßëéóçò ôïõ ìåôñçôÞ TCNT1</text:span></text:p>
      <text:p text:style-name="Standard"><text:span text:style-name="T12"><text:tab/></text:span><text:span text:style-name="T10">out</text:span><text:span text:style-name="T12"> TIMSK ,r24 </text:span><text:span text:style-name="T6">; ãéá ôïí timer1</text:span></text:p>
      <text:p text:style-name="Standard"><text:span text:style-name="T12"><text:tab/></text:span><text:span text:style-name="T10">ldi</text:span><text:span text:style-name="T12"> r24 ,(1&lt;&lt;CS12) | (0&lt;&lt;CS11) | (1&lt;&lt;CS10) </text:span><text:span text:style-name="T6">; CK/1024</text:span></text:p>
      <text:p text:style-name="Standard"><text:span text:style-name="T12"><text:tab/></text:span><text:span text:style-name="T10">out</text:span><text:span text:style-name="T12"> TCCR1B ,r24 </text:span></text:p>
      <text:p text:style-name="Standard"><text:span text:style-name="T12"><text:tab/></text:span><text:span text:style-name="T10">ldi</text:span><text:span text:style-name="T12"> r24,0xFC </text:span><text:span text:style-name="T6">; áñ÷éêïðïßçóç ôïõ TCNT1</text:span></text:p>
      <text:p text:style-name="Standard"><text:span text:style-name="T12"><text:tab/></text:span><text:span text:style-name="T10">out</text:span><text:span text:style-name="T12"> TCNT1H ,r24 </text:span><text:span text:style-name="T6">; ãéá õðåñ÷åßëéóç ìåôÜ áðü 5 sec</text:span></text:p>
      <text:p text:style-name="Standard"><text:span text:style-name="T12"><text:tab/></text:span><text:span text:style-name="T10">ldi</text:span><text:span text:style-name="T12"> r24 ,0xF3</text:span></text:p>
      <text:p text:style-name="Standard"><text:span text:style-name="T12"><text:tab/></text:span><text:span text:style-name="T10">out</text:span><text:span text:style-name="T12"> TCNT1L ,r24</text:span></text:p>
      <text:p text:style-name="Standard"><text:span text:style-name="T12"><text:tab/></text:span><text:span text:style-name="T10">clr</text:span><text:span text:style-name="T12"> r24</text:span></text:p>
      <text:p text:style-name="Standard"><text:span text:style-name="T12"><text:tab/></text:span></text:p>
      <text:p text:style-name="Standard"><text:span text:style-name="T12"><text:tab/></text:span><text:span text:style-name="T10">pop</text:span><text:span text:style-name="T12"> r24</text:span></text:p>
      <text:p text:style-name="Standard"><text:span text:style-name="T10">.endm</text:span></text:p>
      <text:p text:style-name="P13"/>
      <text:p text:style-name="Standard"><text:span text:style-name="T10">.macro</text:span><text:span text:style-name="T12"> ADC_INIT</text:span></text:p>
      <text:p text:style-name="Standard"><text:soft-page-break/><text:span text:style-name="T12"><text:tab/></text:span><text:span text:style-name="T10">push</text:span><text:span text:style-name="T12"> r24</text:span></text:p>
      <text:p text:style-name="P13"/>
      <text:p text:style-name="Standard"><text:span text:style-name="T12"><text:tab/></text:span><text:span text:style-name="T10">ldi</text:span><text:span text:style-name="T12"> r24, 0x40</text:span></text:p>
      <text:p text:style-name="Standard"><text:span text:style-name="T12"><text:tab/></text:span><text:span text:style-name="T10">out</text:span><text:span text:style-name="T12"> ADMUX, r24</text:span></text:p>
      <text:p text:style-name="Standard"><text:span text:style-name="T12"><text:tab/></text:span><text:span text:style-name="T10">ldi</text:span><text:span text:style-name="T12"> r24, (1&lt;&lt;ADEN)|(1&lt;&lt;ADIE)|(1&lt;&lt;ADPS2)|(1&lt;&lt;ADPS1)|(1&lt;&lt;ADPS0)</text:span></text:p>
      <text:p text:style-name="Standard"><text:span text:style-name="T12"><text:tab/></text:span><text:span text:style-name="T10">out</text:span><text:span text:style-name="T12"> ADCSRA, r24</text:span></text:p>
      <text:p text:style-name="Standard"><text:span text:style-name="T12"><text:tab/></text:span><text:span text:style-name="T10">clr</text:span><text:span text:style-name="T12"> r24</text:span></text:p>
      <text:p text:style-name="P13"/>
      <text:p text:style-name="Standard"><text:span text:style-name="T12"><text:tab/></text:span><text:span text:style-name="T10">pop</text:span><text:span text:style-name="T12"> r24</text:span></text:p>
      <text:p text:style-name="Standard"><text:span text:style-name="T10">.endm</text:span></text:p>
      <text:p text:style-name="P13"/>
      <text:p text:style-name="P13"/>
      <text:p text:style-name="P13"/>
      <text:p text:style-name="Standard"><text:span text:style-name="T10">.org</text:span><text:span text:style-name="T12"> 0x00</text:span></text:p>
      <text:p text:style-name="Standard"><text:span text:style-name="T10">rjmp</text:span><text:span text:style-name="T12"> start</text:span></text:p>
      <text:p text:style-name="Standard"><text:span text:style-name="T10">.org</text:span><text:span text:style-name="T12"> 0x10</text:span></text:p>
      <text:p text:style-name="Standard"><text:span text:style-name="T10">rjmp</text:span><text:span text:style-name="T12"> TIMER1_INTERRUPT</text:span></text:p>
      <text:p text:style-name="Standard"><text:span text:style-name="T10">.org</text:span><text:span text:style-name="T12"> 0x1C</text:span></text:p>
      <text:p text:style-name="Standard"><text:span text:style-name="T10">rjmp</text:span><text:span text:style-name="T12"> ADC_INTERRUPT</text:span></text:p>
      <text:p text:style-name="P13"/>
      <text:p text:style-name="P13"/>
      <text:p text:style-name="Standard"><text:span text:style-name="T6">; Replace with your application code</text:span></text:p>
      <text:p text:style-name="Standard"><text:span text:style-name="T12">start:</text:span></text:p>
      <text:p text:style-name="Standard"><text:span text:style-name="T12"><text:tab/></text:span><text:span text:style-name="T10">ldi</text:span><text:span text:style-name="T12"> r24, low(RAMEND)</text:span></text:p>
      <text:p text:style-name="Standard"><text:span text:style-name="T12"><text:tab/><text:tab/></text:span><text:span text:style-name="T10">out</text:span><text:span text:style-name="T12"> SPL, r24</text:span></text:p>
      <text:p text:style-name="P13"/>
      <text:p text:style-name="Standard"><text:span text:style-name="T12"><text:tab/></text:span><text:span text:style-name="T10">ldi</text:span><text:span text:style-name="T12"> r24, high(RAMEND)</text:span></text:p>
      <text:p text:style-name="Standard"><text:span text:style-name="T12"><text:tab/><text:tab/></text:span><text:span text:style-name="T10">out</text:span><text:span text:style-name="T12"> SPH, r24</text:span></text:p>
      <text:p text:style-name="P13"/>
      <text:p text:style-name="Standard"><text:span text:style-name="T12"><text:s text:c="4"/></text:span></text:p>
      <text:p text:style-name="Standard"><text:span text:style-name="T12"><text:tab/></text:span><text:span text:style-name="T10">ser</text:span><text:span text:style-name="T12"> r24 </text:span><text:span text:style-name="T6">; r24 = FF</text:span></text:p>
      <text:p text:style-name="Standard"><text:span text:style-name="T12"><text:tab/></text:span><text:span text:style-name="T10">out</text:span><text:span text:style-name="T12"> DDRB, r24 </text:span><text:span text:style-name="T6">; initialize <text:s/>port b </text:span></text:p>
      <text:p text:style-name="Standard"><text:span text:style-name="T12"><text:tab/></text:span><text:span text:style-name="T10">out</text:span><text:span text:style-name="T12"> DDRD, r24 </text:span><text:span text:style-name="T6">; and d for output</text:span></text:p>
      <text:p text:style-name="P13"/>
      <text:p text:style-name="P13"/>
      <text:p text:style-name="Standard"><text:span text:style-name="T12"><text:tab/></text:span><text:span text:style-name="T10">clr</text:span><text:span text:style-name="T12"> r24</text:span></text:p>
      <text:p text:style-name="Standard"><text:span text:style-name="T12"><text:tab/></text:span><text:span text:style-name="T10">ldi</text:span><text:span text:style-name="T12"> r24, (1 &lt;&lt; PC7) | (1 &lt;&lt; PC6) | (1 &lt;&lt; PC5) | (1 &lt;&lt; PC4) </text:span><text:span text:style-name="T6">; èÝôåé ùò åîüäïõò ôá 4 MSB</text:span></text:p>
      <text:p text:style-name="Standard"><text:span text:style-name="T12"><text:tab/></text:span><text:span text:style-name="T10">out</text:span><text:span text:style-name="T12"> DDRC, r24 </text:span><text:span text:style-name="T6">; ôçò èýñáò PORTC</text:span></text:p>
      <text:p text:style-name="P13"/>
      <text:p text:style-name="Standard"><text:span text:style-name="T12"><text:tab/></text:span><text:span text:style-name="T10">ldi</text:span><text:span text:style-name="T12"> lcd_flag, 0x02</text:span></text:p>
      <text:p text:style-name="P13"/>
      <text:p text:style-name="Standard"><text:span text:style-name="T12"><text:tab/>ADC_INIT</text:span></text:p>
      <text:p text:style-name="Standard"><text:span text:style-name="T12"><text:tab/>TIMER1_INIT</text:span></text:p>
      <text:p text:style-name="P13"/>
      <text:p text:style-name="Standard"><text:span text:style-name="T12"><text:tab/></text:span></text:p>
      <text:p text:style-name="Standard"><text:span text:style-name="T12"><text:s/><text:tab/> </text:span></text:p>
      <text:p text:style-name="Standard"><text:span text:style-name="T12"><text:tab/></text:span><text:span text:style-name="T10">sei</text:span></text:p>
      <text:p text:style-name="P13"/>
      <text:p text:style-name="Standard"><text:span text:style-name="T12"><text:tab/></text:span><text:span text:style-name="T10">clr</text:span><text:span text:style-name="T12"> on_off</text:span></text:p>
      <text:p text:style-name="P13"/>
      <text:p text:style-name="Standard"><text:span text:style-name="T12"><text:tab/></text:span><text:span text:style-name="T10">rcall</text:span><text:span text:style-name="T12"> lcd_init_sim</text:span></text:p>
      <text:p text:style-name="P13"/>
      <text:p text:style-name="Standard"><text:span text:style-name="T12">PROGRAM:</text:span></text:p>
      <text:p text:style-name="P13"/>
      <text:p text:style-name="Standard"><text:span text:style-name="T12"><text:tab/></text:span><text:span text:style-name="T10">clr</text:span><text:span text:style-name="T12"> r24</text:span></text:p>
      <text:p text:style-name="Standard"><text:span text:style-name="T12"><text:tab/></text:span><text:span text:style-name="T10">clr</text:span><text:span text:style-name="T12"> r25</text:span></text:p>
      <text:p text:style-name="P13"/>
      <text:p text:style-name="P13"/>
      <text:p text:style-name="Standard"><text:span text:style-name="T12"><text:tab/></text:span></text:p>
      <text:p text:style-name="Standard"><text:span text:style-name="T12"><text:tab/></text:span></text:p>
      <text:p text:style-name="Standard"><text:soft-page-break/><text:span text:style-name="T12"><text:tab/>LOOP:</text:span></text:p>
      <text:p text:style-name="Standard"><text:span text:style-name="T12"><text:tab/></text:span><text:span text:style-name="T10">rcall</text:span><text:span text:style-name="T12"> scan_keypad_rising_edge_sim</text:span></text:p>
      <text:p text:style-name="P13"/>
      <text:p text:style-name="Standard"><text:span text:style-name="T12"><text:tab/>CHECK_IF_ZERO </text:span><text:span text:style-name="T6">;check if r25 == 0 &amp; r24 == 0</text:span></text:p>
      <text:p text:style-name="Standard"><text:span text:style-name="T12"><text:tab/></text:span><text:span text:style-name="T10">cpi</text:span><text:span text:style-name="T12"> GPreg1,0x01</text:span></text:p>
      <text:p text:style-name="Standard"><text:span text:style-name="T12"><text:tab/></text:span><text:span text:style-name="T10">breq</text:span><text:span text:style-name="T12"> LOOP</text:span></text:p>
      <text:p text:style-name="P13"/>
      <text:p text:style-name="Standard"><text:span text:style-name="T12"><text:tab/></text:span></text:p>
      <text:p text:style-name="Standard"><text:span text:style-name="T12"><text:tab/></text:span><text:span text:style-name="T10">rcall</text:span><text:span text:style-name="T12"> keypad_to_ascii_sim</text:span></text:p>
      <text:p text:style-name="Standard"><text:span text:style-name="T12"><text:tab/></text:span></text:p>
      <text:p text:style-name="P13"/>
      <text:p text:style-name="Standard"><text:span text:style-name="T12"><text:tab/>CHECK_FOR_VALID_r24 '2'</text:span></text:p>
      <text:p text:style-name="Standard"><text:span text:style-name="T12"><text:tab/></text:span><text:span text:style-name="T10">sbrs</text:span><text:span text:style-name="T12"> GPreg2, 0</text:span></text:p>
      <text:p text:style-name="Standard"><text:span text:style-name="T12"><text:tab/></text:span><text:span text:style-name="T10">rjmp</text:span><text:span text:style-name="T12"> ABORT</text:span></text:p>
      <text:p text:style-name="Standard"><text:span text:style-name="T12"><text:tab/></text:span></text:p>
      <text:p text:style-name="P13"/>
      <text:p text:style-name="P13"/>
      <text:p text:style-name="Standard"><text:span text:style-name="T12"><text:tab/>LOOP1:</text:span></text:p>
      <text:p text:style-name="Standard"><text:span text:style-name="T12"><text:tab/></text:span><text:span text:style-name="T10">rcall</text:span><text:span text:style-name="T12"> scan_keypad_rising_edge_sim</text:span></text:p>
      <text:p text:style-name="P13"/>
      <text:p text:style-name="Standard"><text:span text:style-name="T12"><text:tab/>CHECK_IF_ZERO </text:span><text:span text:style-name="T6">;check if r25 == 0 &amp; r24 == 0</text:span></text:p>
      <text:p text:style-name="Standard"><text:span text:style-name="T12"><text:tab/></text:span><text:span text:style-name="T10">cpi</text:span><text:span text:style-name="T12"> GPreg1,0x01</text:span></text:p>
      <text:p text:style-name="Standard"><text:span text:style-name="T12"><text:tab/></text:span><text:span text:style-name="T10">breq</text:span><text:span text:style-name="T12"> LOOP1</text:span></text:p>
      <text:p text:style-name="P13"/>
      <text:p text:style-name="Standard"><text:span text:style-name="T12"><text:tab/></text:span><text:span text:style-name="T10">movw</text:span><text:span text:style-name="T12"> r26,r24 </text:span><text:span text:style-name="T6">;temporary regs for result</text:span></text:p>
      <text:p text:style-name="Standard"><text:span text:style-name="T12"><text:tab/></text:span><text:span text:style-name="T10">rcall</text:span><text:span text:style-name="T12"> keypad_to_ascii_sim</text:span></text:p>
      <text:p text:style-name="P13"/>
      <text:p text:style-name="Standard"><text:span text:style-name="T12"><text:tab/>CHECK_FOR_VALID_r24 '1'</text:span></text:p>
      <text:p text:style-name="Standard"><text:span text:style-name="T12"><text:tab/></text:span><text:span text:style-name="T10">cpi</text:span><text:span text:style-name="T12"> GPreg2,0x00</text:span></text:p>
      <text:p text:style-name="Standard"><text:span text:style-name="T12"><text:tab/></text:span><text:span text:style-name="T10">breq</text:span><text:span text:style-name="T12"> ABORT</text:span></text:p>
      <text:p text:style-name="P13"/>
      <text:p text:style-name="Standard"><text:span text:style-name="T12"><text:tab/>WELCOME_USER</text:span></text:p>
      <text:p text:style-name="P13"/>
      <text:p text:style-name="Standard"><text:span text:style-name="T12"><text:tab/></text:span><text:span text:style-name="T10">rjmp</text:span><text:span text:style-name="T12"> PROGRAM</text:span></text:p>
      <text:p text:style-name="P13"/>
      <text:p text:style-name="Standard"><text:span text:style-name="T12"><text:tab/>ABORT:</text:span></text:p>
      <text:p text:style-name="P13"/>
      <text:p text:style-name="Standard"><text:span text:style-name="T12"><text:tab/>WRONG_PASSWORD</text:span></text:p>
      <text:p text:style-name="Standard"><text:span text:style-name="T12"><text:tab/></text:span></text:p>
      <text:p text:style-name="Standard"><text:span text:style-name="T12"><text:tab/></text:span><text:span text:style-name="T10">rjmp</text:span><text:span text:style-name="T12"> PROGRAM</text:span></text:p>
      <text:p text:style-name="P13"/>
      <text:p text:style-name="P13"/>
      <text:p text:style-name="Standard"><text:span text:style-name="T12"><text:tab/>ADC_INTERRUPT:</text:span></text:p>
      <text:p text:style-name="Standard"><text:span text:style-name="T12"><text:tab/></text:span><text:span text:style-name="T10">push</text:span><text:span text:style-name="T12"> r26</text:span></text:p>
      <text:p text:style-name="Standard"><text:span text:style-name="T12"><text:tab/></text:span><text:span text:style-name="T10">push</text:span><text:span text:style-name="T12"> r25</text:span></text:p>
      <text:p text:style-name="Standard"><text:span text:style-name="T12"><text:tab/></text:span><text:span text:style-name="T10">push</text:span><text:span text:style-name="T12"> r24</text:span></text:p>
      <text:p text:style-name="Standard"><text:span text:style-name="T12"><text:tab/></text:span><text:span text:style-name="T10">push</text:span><text:span text:style-name="T12"> r23</text:span></text:p>
      <text:p text:style-name="Standard"><text:span text:style-name="T12"><text:tab/></text:span><text:span text:style-name="T10">push</text:span><text:span text:style-name="T12"> r22</text:span></text:p>
      <text:p text:style-name="Standard"><text:span text:style-name="T12"><text:tab/></text:span><text:span text:style-name="T10">in</text:span><text:span text:style-name="T12"> r25, ADCL</text:span></text:p>
      <text:p text:style-name="Standard"><text:span text:style-name="T12"><text:tab/></text:span><text:span text:style-name="T10">in</text:span><text:span text:style-name="T12"> r26, ADCH</text:span></text:p>
      <text:p text:style-name="Standard"><text:span text:style-name="T12"><text:tab/></text:span><text:span text:style-name="T10">andi</text:span><text:span text:style-name="T12"> r26, 0x03</text:span></text:p>
      <text:p text:style-name="Standard"><text:span text:style-name="T12"><text:tab/></text:span><text:span text:style-name="T10">cpi</text:span><text:span text:style-name="T12"> r26, 0x03</text:span></text:p>
      <text:p text:style-name="Standard"><text:span text:style-name="T12"><text:tab/></text:span><text:span text:style-name="T10">breq</text:span><text:span text:style-name="T12"> seven_leds_on_off</text:span></text:p>
      <text:p text:style-name="Standard"><text:span text:style-name="T12"><text:tab/></text:span><text:span text:style-name="T10">cpi</text:span><text:span text:style-name="T12"> r26, 0x02</text:span></text:p>
      <text:p text:style-name="Standard"><text:span text:style-name="T12"><text:tab/></text:span><text:span text:style-name="T10">breq</text:span><text:span text:style-name="T12"> six_leds_on_off</text:span></text:p>
      <text:p text:style-name="Standard"><text:span text:style-name="T12"><text:tab/></text:span><text:span text:style-name="T10">cpi</text:span><text:span text:style-name="T12"> r26, 0x01</text:span></text:p>
      <text:p text:style-name="Standard"><text:span text:style-name="T12"><text:tab/></text:span><text:span text:style-name="T10">breq</text:span><text:span text:style-name="T12"> five_leds_on_off</text:span></text:p>
      <text:p text:style-name="Standard"><text:span text:style-name="T12"><text:tab/></text:span><text:span text:style-name="T10">cpi</text:span><text:span text:style-name="T12"> r25, 0xCE</text:span></text:p>
      <text:p text:style-name="Standard"><text:span text:style-name="T12"><text:tab/></text:span><text:span text:style-name="T10">brsh</text:span><text:span text:style-name="T12"> four_leds_on_off</text:span></text:p>
      <text:p text:style-name="Standard"><text:span text:style-name="T12"><text:tab/></text:span><text:span text:style-name="T10">cpi</text:span><text:span text:style-name="T12"> r25, 0x7E</text:span></text:p>
      <text:p text:style-name="Standard"><text:soft-page-break/><text:span text:style-name="T12"><text:tab/></text:span><text:span text:style-name="T10">brsh</text:span><text:span text:style-name="T12"> three_leds_on</text:span></text:p>
      <text:p text:style-name="Standard"><text:span text:style-name="T12"><text:tab/></text:span><text:span text:style-name="T10">cpi</text:span><text:span text:style-name="T12"> r25, 0x49</text:span></text:p>
      <text:p text:style-name="Standard"><text:span text:style-name="T12"><text:tab/></text:span><text:span text:style-name="T10">brsh</text:span><text:span text:style-name="T12"> two_leds_on</text:span></text:p>
      <text:p text:style-name="P13"/>
      <text:p text:style-name="Standard"><text:span text:style-name="T12"><text:tab/>one_led_on:</text:span></text:p>
      <text:p text:style-name="Standard"><text:span text:style-name="T12"><text:tab/>CLEAR</text:span></text:p>
      <text:p text:style-name="Standard"><text:span text:style-name="T12"><text:tab/></text:span><text:span text:style-name="T10">ldi</text:span><text:span text:style-name="T12"> level, 0x01</text:span></text:p>
      <text:p text:style-name="Standard"><text:span text:style-name="T12"><text:tab/></text:span><text:span text:style-name="T10">in</text:span><text:span text:style-name="T12"> r22, PINB</text:span></text:p>
      <text:p text:style-name="Standard"><text:span text:style-name="T12"><text:tab/></text:span><text:span text:style-name="T10">andi</text:span><text:span text:style-name="T12"> r22, 0x80</text:span></text:p>
      <text:p text:style-name="Standard"><text:span text:style-name="T12"><text:tab/></text:span><text:span text:style-name="T10">ori</text:span><text:span text:style-name="T12"> r22, 0x01</text:span></text:p>
      <text:p text:style-name="Standard"><text:span text:style-name="T12"><text:tab/></text:span><text:span text:style-name="T10">out</text:span><text:span text:style-name="T12"> PORTB, r22</text:span></text:p>
      <text:p text:style-name="Standard"><text:span text:style-name="T12"><text:tab/></text:span><text:span text:style-name="T10">rjmp</text:span><text:span text:style-name="T12"> END_ADC</text:span></text:p>
      <text:p text:style-name="P13"/>
      <text:p text:style-name="Standard"><text:span text:style-name="T12"><text:tab/>six_leds_on_off:</text:span></text:p>
      <text:p text:style-name="Standard"><text:span text:style-name="T12"><text:tab/></text:span><text:span text:style-name="T10">rjmp</text:span><text:span text:style-name="T12"> six_leds_on_off1</text:span></text:p>
      <text:p text:style-name="P13"/>
      <text:p text:style-name="Standard"><text:span text:style-name="T12"><text:tab/>five_leds_on_off:</text:span></text:p>
      <text:p text:style-name="Standard"><text:span text:style-name="T12"><text:tab/></text:span><text:span text:style-name="T10">rjmp</text:span><text:span text:style-name="T12"> five_leds_on_off1</text:span></text:p>
      <text:p text:style-name="P13"/>
      <text:p text:style-name="Standard"><text:span text:style-name="T12"><text:tab/>four_leds_on_off:</text:span></text:p>
      <text:p text:style-name="Standard"><text:span text:style-name="T12"><text:tab/></text:span><text:span text:style-name="T10">rjmp</text:span><text:span text:style-name="T12"> four_leds_on_off1</text:span></text:p>
      <text:p text:style-name="P13"/>
      <text:p text:style-name="Standard"><text:span text:style-name="T12"><text:tab/>three_leds_on:</text:span></text:p>
      <text:p text:style-name="Standard"><text:span text:style-name="T12"><text:tab/></text:span><text:span text:style-name="T10">rjmp</text:span><text:span text:style-name="T12"> three_leds_on1</text:span></text:p>
      <text:p text:style-name="P13"/>
      <text:p text:style-name="Standard"><text:span text:style-name="T12"><text:tab/>two_leds_on:</text:span></text:p>
      <text:p text:style-name="Standard"><text:span text:style-name="T12"><text:tab/></text:span><text:span text:style-name="T10">rjmp</text:span><text:span text:style-name="T12"> two_leds_on1</text:span></text:p>
      <text:p text:style-name="P13"/>
      <text:p text:style-name="Standard"><text:span text:style-name="T12"><text:tab/>seven_leds_on_off:</text:span></text:p>
      <text:p text:style-name="Standard"><text:span text:style-name="T12"><text:tab/>GAS_DETECTED</text:span></text:p>
      <text:p text:style-name="Standard"><text:span text:style-name="T12"><text:tab/></text:span><text:span text:style-name="T10">ldi</text:span><text:span text:style-name="T12"> level, 0x07</text:span></text:p>
      <text:p text:style-name="Standard"><text:span text:style-name="T12"><text:tab/></text:span><text:span text:style-name="T10">in</text:span><text:span text:style-name="T12"> r22, PINB</text:span></text:p>
      <text:p text:style-name="Standard"><text:span text:style-name="T12"><text:tab/></text:span><text:span text:style-name="T10">andi</text:span><text:span text:style-name="T12"> r22, 0x80</text:span></text:p>
      <text:p text:style-name="Standard"><text:span text:style-name="T12"><text:tab/></text:span><text:span text:style-name="T10">cpi</text:span><text:span text:style-name="T12"> on_off, 0x00</text:span></text:p>
      <text:p text:style-name="Standard"><text:span text:style-name="T12"><text:tab/></text:span><text:span text:style-name="T10">breq</text:span><text:span text:style-name="T12"> write_on_seven</text:span></text:p>
      <text:p text:style-name="Standard"><text:span text:style-name="T12"><text:tab/></text:span><text:span text:style-name="T10">out</text:span><text:span text:style-name="T12"> PORTB, r22</text:span></text:p>
      <text:p text:style-name="Standard"><text:span text:style-name="T12"><text:tab/></text:span><text:span text:style-name="T10">ldi</text:span><text:span text:style-name="T12"> on_off, 0x00</text:span></text:p>
      <text:p text:style-name="Standard"><text:span text:style-name="T12"><text:tab/></text:span><text:span text:style-name="T10">rjmp</text:span><text:span text:style-name="T12"> END_ADC</text:span></text:p>
      <text:p text:style-name="P13"/>
      <text:p text:style-name="Standard"><text:span text:style-name="T12"><text:tab/>write_on_seven:</text:span></text:p>
      <text:p text:style-name="Standard"><text:span text:style-name="T12"><text:tab/></text:span><text:span text:style-name="T10">ori</text:span><text:span text:style-name="T12"> r22, 0x7F</text:span></text:p>
      <text:p text:style-name="Standard"><text:span text:style-name="T12"><text:tab/></text:span><text:span text:style-name="T10">out</text:span><text:span text:style-name="T12"> PORTB, r22</text:span></text:p>
      <text:p text:style-name="Standard"><text:span text:style-name="T12"><text:tab/></text:span><text:span text:style-name="T10">ldi</text:span><text:span text:style-name="T12"> on_off, 0x01</text:span></text:p>
      <text:p text:style-name="Standard"><text:span text:style-name="T12"><text:tab/></text:span><text:span text:style-name="T10">rjmp</text:span><text:span text:style-name="T12"> END_ADC</text:span></text:p>
      <text:p text:style-name="P13"/>
      <text:p text:style-name="P13"/>
      <text:p text:style-name="Standard"><text:span text:style-name="T12"><text:tab/>six_leds_on_off1:</text:span></text:p>
      <text:p text:style-name="Standard"><text:span text:style-name="T12"><text:tab/>GAS_DETECTED</text:span></text:p>
      <text:p text:style-name="Standard"><text:span text:style-name="T12"><text:tab/></text:span><text:span text:style-name="T10">ldi</text:span><text:span text:style-name="T12"> level, 0x06</text:span></text:p>
      <text:p text:style-name="Standard"><text:span text:style-name="T12"><text:tab/></text:span><text:span text:style-name="T10">in</text:span><text:span text:style-name="T12"> r22, PINB</text:span></text:p>
      <text:p text:style-name="Standard"><text:span text:style-name="T12"><text:tab/></text:span><text:span text:style-name="T10">andi</text:span><text:span text:style-name="T12"> r22, 0x80</text:span></text:p>
      <text:p text:style-name="Standard"><text:span text:style-name="T12"><text:tab/></text:span><text:span text:style-name="T10">cpi</text:span><text:span text:style-name="T12"> on_off, 0x00</text:span></text:p>
      <text:p text:style-name="Standard"><text:span text:style-name="T12"><text:tab/></text:span><text:span text:style-name="T10">breq</text:span><text:span text:style-name="T12"> write_on_six</text:span></text:p>
      <text:p text:style-name="Standard"><text:span text:style-name="T12"><text:tab/></text:span><text:span text:style-name="T10">out</text:span><text:span text:style-name="T12"> PORTB, r22</text:span></text:p>
      <text:p text:style-name="Standard"><text:span text:style-name="T12"><text:tab/></text:span><text:span text:style-name="T10">ldi</text:span><text:span text:style-name="T12"> on_off, 0x00</text:span></text:p>
      <text:p text:style-name="Standard"><text:span text:style-name="T12"><text:tab/></text:span><text:span text:style-name="T10">rjmp</text:span><text:span text:style-name="T12"> END_ADC</text:span></text:p>
      <text:p text:style-name="P13"/>
      <text:p text:style-name="Standard"><text:span text:style-name="T12"><text:tab/>write_on_six:</text:span></text:p>
      <text:p text:style-name="Standard"><text:span text:style-name="T12"><text:tab/></text:span><text:span text:style-name="T10">ori</text:span><text:span text:style-name="T12"> r22, 0x3F</text:span></text:p>
      <text:p text:style-name="Standard"><text:span text:style-name="T12"><text:tab/></text:span><text:span text:style-name="T10">out</text:span><text:span text:style-name="T12"> PORTB, r22</text:span></text:p>
      <text:p text:style-name="Standard"><text:soft-page-break/><text:span text:style-name="T12"><text:tab/></text:span><text:span text:style-name="T10">ldi</text:span><text:span text:style-name="T12"> on_off, 0x01</text:span></text:p>
      <text:p text:style-name="Standard"><text:span text:style-name="T12"><text:tab/></text:span><text:span text:style-name="T10">rjmp</text:span><text:span text:style-name="T12"> END_ADC</text:span></text:p>
      <text:p text:style-name="P13"/>
      <text:p text:style-name="P13"/>
      <text:p text:style-name="Standard"><text:span text:style-name="T12"><text:tab/>five_leds_on_off1:</text:span></text:p>
      <text:p text:style-name="Standard"><text:span text:style-name="T12"><text:tab/>GAS_DETECTED</text:span></text:p>
      <text:p text:style-name="Standard"><text:span text:style-name="T12"><text:tab/></text:span><text:span text:style-name="T10">ldi</text:span><text:span text:style-name="T12"> level, 0x05</text:span></text:p>
      <text:p text:style-name="Standard"><text:span text:style-name="T12"><text:tab/></text:span><text:span text:style-name="T10">in</text:span><text:span text:style-name="T12"> r22, PINB</text:span></text:p>
      <text:p text:style-name="Standard"><text:span text:style-name="T12"><text:tab/></text:span><text:span text:style-name="T10">andi</text:span><text:span text:style-name="T12"> r22, 0x80</text:span></text:p>
      <text:p text:style-name="Standard"><text:span text:style-name="T12"><text:tab/></text:span><text:span text:style-name="T10">cpi</text:span><text:span text:style-name="T12"> on_off, 0x00</text:span></text:p>
      <text:p text:style-name="Standard"><text:span text:style-name="T12"><text:tab/></text:span><text:span text:style-name="T10">breq</text:span><text:span text:style-name="T12"> write_on_five</text:span></text:p>
      <text:p text:style-name="Standard"><text:span text:style-name="T12"><text:tab/></text:span><text:span text:style-name="T10">out</text:span><text:span text:style-name="T12"> PORTB, r22</text:span></text:p>
      <text:p text:style-name="Standard"><text:span text:style-name="T12"><text:tab/></text:span><text:span text:style-name="T10">ldi</text:span><text:span text:style-name="T12"> on_off, 0x00</text:span></text:p>
      <text:p text:style-name="Standard"><text:span text:style-name="T12"><text:tab/></text:span><text:span text:style-name="T10">rjmp</text:span><text:span text:style-name="T12"> END_ADC</text:span></text:p>
      <text:p text:style-name="P13"/>
      <text:p text:style-name="Standard"><text:span text:style-name="T12"><text:tab/>write_on_five:</text:span></text:p>
      <text:p text:style-name="Standard"><text:span text:style-name="T12"><text:tab/></text:span><text:span text:style-name="T10">ori</text:span><text:span text:style-name="T12"> r22, 0x1F</text:span></text:p>
      <text:p text:style-name="Standard"><text:span text:style-name="T12"><text:tab/></text:span><text:span text:style-name="T10">out</text:span><text:span text:style-name="T12"> PORTB, r22</text:span></text:p>
      <text:p text:style-name="Standard"><text:span text:style-name="T12"><text:tab/></text:span><text:span text:style-name="T10">ldi</text:span><text:span text:style-name="T12"> on_off, 0x01</text:span></text:p>
      <text:p text:style-name="Standard"><text:span text:style-name="T12"><text:tab/></text:span><text:span text:style-name="T10">rjmp</text:span><text:span text:style-name="T12"> END_ADC</text:span></text:p>
      <text:p text:style-name="P13"/>
      <text:p text:style-name="Standard"><text:span text:style-name="T12"><text:tab/>four_leds_on_off1:</text:span></text:p>
      <text:p text:style-name="Standard"><text:span text:style-name="T12"><text:tab/>GAS_DETECTED</text:span></text:p>
      <text:p text:style-name="Standard"><text:span text:style-name="T12"><text:tab/></text:span><text:span text:style-name="T10">ldi</text:span><text:span text:style-name="T12"> level, 0x04</text:span></text:p>
      <text:p text:style-name="Standard"><text:span text:style-name="T12"><text:tab/></text:span><text:span text:style-name="T10">in</text:span><text:span text:style-name="T12"> r22, PINB</text:span></text:p>
      <text:p text:style-name="Standard"><text:span text:style-name="T12"><text:tab/></text:span><text:span text:style-name="T10">andi</text:span><text:span text:style-name="T12"> r22, 0x80</text:span></text:p>
      <text:p text:style-name="Standard"><text:span text:style-name="T12"><text:tab/></text:span><text:span text:style-name="T10">cpi</text:span><text:span text:style-name="T12"> on_off, 0x00</text:span></text:p>
      <text:p text:style-name="Standard"><text:span text:style-name="T12"><text:tab/></text:span><text:span text:style-name="T10">breq</text:span><text:span text:style-name="T12"> write_on_four</text:span></text:p>
      <text:p text:style-name="Standard"><text:span text:style-name="T12"><text:tab/></text:span><text:span text:style-name="T10">out</text:span><text:span text:style-name="T12"> PORTB, r22</text:span></text:p>
      <text:p text:style-name="Standard"><text:span text:style-name="T12"><text:tab/></text:span><text:span text:style-name="T10">ldi</text:span><text:span text:style-name="T12"> on_off, 0x00</text:span></text:p>
      <text:p text:style-name="Standard"><text:span text:style-name="T12"><text:tab/></text:span><text:span text:style-name="T10">rjmp</text:span><text:span text:style-name="T12"> END_ADC</text:span></text:p>
      <text:p text:style-name="P13"/>
      <text:p text:style-name="Standard"><text:span text:style-name="T12"><text:tab/>write_on_four:</text:span></text:p>
      <text:p text:style-name="Standard"><text:span text:style-name="T12"><text:tab/></text:span><text:span text:style-name="T10">ori</text:span><text:span text:style-name="T12"> r22, 0x0F</text:span></text:p>
      <text:p text:style-name="Standard"><text:span text:style-name="T12"><text:tab/></text:span><text:span text:style-name="T10">out</text:span><text:span text:style-name="T12"> PORTB, r22</text:span></text:p>
      <text:p text:style-name="Standard"><text:span text:style-name="T12"><text:tab/></text:span><text:span text:style-name="T10">ldi</text:span><text:span text:style-name="T12"> on_off, 0x01</text:span></text:p>
      <text:p text:style-name="Standard"><text:span text:style-name="T12"><text:tab/></text:span><text:span text:style-name="T10">rjmp</text:span><text:span text:style-name="T12"> END_ADC</text:span></text:p>
      <text:p text:style-name="P13"/>
      <text:p text:style-name="P13"/>
      <text:p text:style-name="Standard"><text:span text:style-name="T12"><text:tab/>three_leds_on1:</text:span></text:p>
      <text:p text:style-name="Standard"><text:span text:style-name="T12"><text:tab/>CLEAR</text:span></text:p>
      <text:p text:style-name="Standard"><text:span text:style-name="T12"><text:tab/></text:span><text:span text:style-name="T10">ldi</text:span><text:span text:style-name="T12"> level, 0x03</text:span></text:p>
      <text:p text:style-name="Standard"><text:span text:style-name="T12"><text:tab/></text:span><text:span text:style-name="T10">in</text:span><text:span text:style-name="T12"> r22, PINB</text:span></text:p>
      <text:p text:style-name="Standard"><text:span text:style-name="T12"><text:tab/></text:span><text:span text:style-name="T10">andi</text:span><text:span text:style-name="T12"> r22, 0x80</text:span></text:p>
      <text:p text:style-name="Standard"><text:span text:style-name="T12"><text:tab/></text:span><text:span text:style-name="T10">ori</text:span><text:span text:style-name="T12"> r22, 0x07</text:span></text:p>
      <text:p text:style-name="Standard"><text:span text:style-name="T12"><text:tab/></text:span><text:span text:style-name="T10">out</text:span><text:span text:style-name="T12"> PORTB, r22</text:span></text:p>
      <text:p text:style-name="Standard"><text:span text:style-name="T12"><text:tab/></text:span><text:span text:style-name="T10">rjmp</text:span><text:span text:style-name="T12"> END_ADC</text:span></text:p>
      <text:p text:style-name="P13"/>
      <text:p text:style-name="P13"/>
      <text:p text:style-name="Standard"><text:span text:style-name="T12"><text:tab/>two_leds_on1:</text:span></text:p>
      <text:p text:style-name="Standard"><text:span text:style-name="T12"><text:tab/>CLEAR</text:span></text:p>
      <text:p text:style-name="Standard"><text:span text:style-name="T12"><text:tab/></text:span><text:span text:style-name="T10">ldi</text:span><text:span text:style-name="T12"> level, 0x02</text:span></text:p>
      <text:p text:style-name="Standard"><text:span text:style-name="T12"><text:tab/></text:span><text:span text:style-name="T10">in</text:span><text:span text:style-name="T12"> r22, PINB</text:span></text:p>
      <text:p text:style-name="Standard"><text:span text:style-name="T12"><text:tab/></text:span><text:span text:style-name="T10">andi</text:span><text:span text:style-name="T12"> r22, 0x80</text:span></text:p>
      <text:p text:style-name="Standard"><text:span text:style-name="T12"><text:tab/></text:span><text:span text:style-name="T10">ori</text:span><text:span text:style-name="T12"> r22, 0x03</text:span></text:p>
      <text:p text:style-name="Standard"><text:span text:style-name="T12"><text:tab/></text:span><text:span text:style-name="T10">out</text:span><text:span text:style-name="T12"> PORTB, r22</text:span></text:p>
      <text:p text:style-name="P13"/>
      <text:p text:style-name="Standard"><text:span text:style-name="T12"><text:tab/>END_ADC:</text:span></text:p>
      <text:p text:style-name="Standard"><text:span text:style-name="T12"><text:tab/></text:span><text:span text:style-name="T10">pop</text:span><text:span text:style-name="T12"> r22</text:span></text:p>
      <text:p text:style-name="Standard"><text:span text:style-name="T12"><text:tab/></text:span><text:span text:style-name="T10">pop</text:span><text:span text:style-name="T12"> r23</text:span></text:p>
      <text:p text:style-name="Standard"><text:soft-page-break/><text:span text:style-name="T12"><text:tab/></text:span><text:span text:style-name="T10">pop</text:span><text:span text:style-name="T12"> r24</text:span></text:p>
      <text:p text:style-name="Standard"><text:span text:style-name="T12"><text:tab/></text:span><text:span text:style-name="T10">pop</text:span><text:span text:style-name="T12"> r25</text:span></text:p>
      <text:p text:style-name="Standard"><text:span text:style-name="T12"><text:tab/></text:span><text:span text:style-name="T10">pop</text:span><text:span text:style-name="T12"> r26</text:span></text:p>
      <text:p text:style-name="P13"/>
      <text:p text:style-name="Standard"><text:span text:style-name="T12"><text:tab/></text:span><text:span text:style-name="T10">reti</text:span></text:p>
      <text:p text:style-name="P13"/>
      <text:p text:style-name="P13"/>
      <text:p text:style-name="Standard"><text:span text:style-name="T12"><text:tab/>TIMER1_INTERRUPT:</text:span></text:p>
      <text:p text:style-name="Standard"><text:span text:style-name="T12"><text:tab/></text:span><text:span text:style-name="T10">push</text:span><text:span text:style-name="T12"> r26</text:span></text:p>
      <text:p text:style-name="Standard"><text:span text:style-name="T12"><text:tab/></text:span><text:span text:style-name="T10">push</text:span><text:span text:style-name="T12"> r25</text:span></text:p>
      <text:p text:style-name="Standard"><text:span text:style-name="T12"><text:tab/></text:span><text:span text:style-name="T10">push</text:span><text:span text:style-name="T12"> r24</text:span></text:p>
      <text:p text:style-name="P13"/>
      <text:p text:style-name="Standard"><text:span text:style-name="T12"><text:tab/></text:span><text:span text:style-name="T10">in</text:span><text:span text:style-name="T12"> r26, ADCSRA</text:span></text:p>
      <text:p text:style-name="Standard"><text:span text:style-name="T12"><text:tab/></text:span><text:span text:style-name="T10">ldi</text:span><text:span text:style-name="T12"> r25, (1 &lt;&lt; ADSC)</text:span></text:p>
      <text:p text:style-name="Standard"><text:span text:style-name="T12"><text:tab/></text:span><text:span text:style-name="T10">or</text:span><text:span text:style-name="T12"> r26, r25</text:span></text:p>
      <text:p text:style-name="Standard"><text:span text:style-name="T12"><text:tab/></text:span><text:span text:style-name="T10">out</text:span><text:span text:style-name="T12"> ADCSRA, r26</text:span></text:p>
      <text:p text:style-name="Standard"><text:span text:style-name="T12"><text:tab/></text:span><text:span text:style-name="T10">ldi</text:span><text:span text:style-name="T12"> r24,0xFC </text:span><text:span text:style-name="T6">; áñ÷éêïðïßçóç ôïõ TCNT1</text:span></text:p>
      <text:p text:style-name="Standard"><text:span text:style-name="T12"><text:tab/></text:span><text:span text:style-name="T10">out</text:span><text:span text:style-name="T12"> TCNT1H ,r24 </text:span><text:span text:style-name="T6">; ãéá õðåñ÷åßëéóç ìåôÜ áðü 5 sec</text:span></text:p>
      <text:p text:style-name="Standard"><text:span text:style-name="T12"><text:tab/></text:span><text:span text:style-name="T10">ldi</text:span><text:span text:style-name="T12"> r24 ,0xF3</text:span></text:p>
      <text:p text:style-name="Standard"><text:span text:style-name="T12"><text:tab/></text:span><text:span text:style-name="T10">out</text:span><text:span text:style-name="T12"> TCNT1L ,r24</text:span></text:p>
      <text:p text:style-name="Standard"><text:span text:style-name="T12"><text:tab/></text:span></text:p>
      <text:p text:style-name="Standard"><text:span text:style-name="T12"><text:tab/></text:span><text:span text:style-name="T10">pop</text:span><text:span text:style-name="T12"> r24</text:span></text:p>
      <text:p text:style-name="Standard"><text:span text:style-name="T12"><text:tab/></text:span><text:span text:style-name="T10">pop</text:span><text:span text:style-name="T12"> r25</text:span></text:p>
      <text:p text:style-name="Standard"><text:span text:style-name="T12"><text:tab/></text:span><text:span text:style-name="T10">pop</text:span><text:span text:style-name="T12"> r26</text:span></text:p>
      <text:p text:style-name="P13"/>
      <text:p text:style-name="Standard"><text:span text:style-name="T12"><text:tab/></text:span><text:span text:style-name="T10">reti</text:span></text:p>
      <text:p text:style-name="P13"/>
      <text:p text:style-name="P13"/>
      <text:p text:style-name="Standard"><text:span text:style-name="T12"><text:tab/>scan_row_sim:</text:span></text:p>
      <text:p text:style-name="Standard"><text:span text:style-name="T12"><text:tab/></text:span><text:span text:style-name="T10">out</text:span><text:span text:style-name="T12"> PORTC, r25 </text:span><text:span text:style-name="T6">; ç áíôßóôïé÷ç ãñáììÞ ôßèåôáé óôï ëïãéêü ‘1’</text:span></text:p>
      <text:p text:style-name="Standard"><text:span text:style-name="T12"><text:tab/></text:span><text:span text:style-name="T10">push</text:span><text:span text:style-name="T12"> r24 </text:span><text:span text:style-name="T6">; ôìÞìá êþäéêá ðïõ ðñïóôßèåôáé ãéá ôç óùóôÞ</text:span></text:p>
      <text:p text:style-name="Standard"><text:span text:style-name="T12"><text:tab/></text:span><text:span text:style-name="T10">push</text:span><text:span text:style-name="T12"> r25 </text:span><text:span text:style-name="T6">; ëåéôïõñãßá ôïõ ðñïãñáììáôïò áðïìáêñõóìÝíçò</text:span></text:p>
      <text:p text:style-name="Standard"><text:span text:style-name="T12"><text:tab/></text:span><text:span text:style-name="T10">ldi</text:span><text:span text:style-name="T12"> r24,low(500) </text:span><text:span text:style-name="T6">; ðñüóâáóçò</text:span></text:p>
      <text:p text:style-name="Standard"><text:span text:style-name="T12"><text:tab/></text:span><text:span text:style-name="T10">ldi</text:span><text:span text:style-name="T12"> r25,high(500)</text:span></text:p>
      <text:p text:style-name="Standard"><text:span text:style-name="T12"><text:tab/></text:span><text:span text:style-name="T10">rcall</text:span><text:span text:style-name="T12"> wait_usec</text:span></text:p>
      <text:p text:style-name="Standard"><text:span text:style-name="T12"><text:tab/></text:span><text:span text:style-name="T10">pop</text:span><text:span text:style-name="T12"> r25</text:span></text:p>
      <text:p text:style-name="Standard"><text:span text:style-name="T12"><text:tab/></text:span><text:span text:style-name="T10">pop</text:span><text:span text:style-name="T12"> r24 </text:span><text:span text:style-name="T6">; ôÝëïò ôìÞìá êþäéêá</text:span></text:p>
      <text:p text:style-name="Standard"><text:span text:style-name="T12"><text:tab/></text:span><text:span text:style-name="T10">nop</text:span></text:p>
      <text:p text:style-name="Standard"><text:span text:style-name="T12"><text:tab/></text:span><text:span text:style-name="T10">nop</text:span><text:span text:style-name="T12"> </text:span><text:span text:style-name="T6">; êáèõóôÝñçóç ãéá íá ðñïëÜâåé íá ãßíåé ç áëëáãÞ êáôÜóôáóçò</text:span></text:p>
      <text:p text:style-name="Standard"><text:span text:style-name="T12"><text:tab/></text:span><text:span text:style-name="T10">in</text:span><text:span text:style-name="T12"> r24, PINC </text:span><text:span text:style-name="T6">; åðéóôñÝöïõí ïé èÝóåéò (óôÞëåò) ôùí äéáêïðôþí ðïõ åßíáé ðéåóìÝíïé</text:span></text:p>
      <text:p text:style-name="Standard"><text:span text:style-name="T12"><text:tab/></text:span><text:span text:style-name="T10">andi</text:span><text:span text:style-name="T12"> r24 ,0x0f </text:span><text:span text:style-name="T6">; áðïìïíþíïíôáé ôá 4 LSB üðïõ ôá ‘1’ äåß÷íïõí ðïõ åßíáé ðáôçìÝíïé</text:span></text:p>
      <text:p text:style-name="Standard"><text:span text:style-name="T12"><text:tab/></text:span><text:span text:style-name="T10">ret</text:span><text:span text:style-name="T12"> </text:span><text:span text:style-name="T6">; ïé äéáêüðôåò</text:span></text:p>
      <text:p text:style-name="P13"/>
      <text:p text:style-name="Standard"><text:span text:style-name="T12"><text:tab/>scan_keypad_sim:</text:span></text:p>
      <text:p text:style-name="Standard"><text:span text:style-name="T12"><text:tab/></text:span><text:span text:style-name="T10">push</text:span><text:span text:style-name="T12"> r26 </text:span><text:span text:style-name="T6">; áðïèÞêåõóå ôïõò êáôá÷ùñçôÝò r27:r26 ãéáôé ôïõò</text:span></text:p>
      <text:p text:style-name="Standard"><text:span text:style-name="T12"><text:tab/></text:span><text:span text:style-name="T10">push</text:span><text:span text:style-name="T12"> r27 </text:span><text:span text:style-name="T6">; áëëÜæïõìå ìÝóá óôçí ñïõôßíá</text:span></text:p>
      <text:p text:style-name="Standard"><text:span text:style-name="T12"><text:tab/></text:span><text:span text:style-name="T10">ldi</text:span><text:span text:style-name="T12"> r25 , 0x10 </text:span><text:span text:style-name="T6">; Ýëåãîå ôçí ðñþôç ãñáììÞ ôïõ ðëçêôñïëïãßïõ (PC4: 1 2 3 A)</text:span></text:p>
      <text:p text:style-name="Standard"><text:span text:style-name="T12"><text:tab/></text:span><text:span text:style-name="T10">rcall</text:span><text:span text:style-name="T12"> scan_row_sim</text:span></text:p>
      <text:p text:style-name="Standard"><text:span text:style-name="T12"><text:tab/></text:span><text:span text:style-name="T10">swap</text:span><text:span text:style-name="T12"> r24 </text:span><text:span text:style-name="T6">; áðïèÞêåõóå ôï áðïôÝëåóìá</text:span></text:p>
      <text:p text:style-name="Standard"><text:span text:style-name="T12"><text:tab/></text:span><text:span text:style-name="T10">mov</text:span><text:span text:style-name="T12"> r27, r24 </text:span><text:span text:style-name="T6">; óôá 4 msb ôïõ r27</text:span></text:p>
      <text:p text:style-name="Standard"><text:span text:style-name="T12"><text:tab/></text:span><text:span text:style-name="T10">ldi</text:span><text:span text:style-name="T12"> r25 ,0x20 </text:span><text:span text:style-name="T6">; Ýëåãîå ôç äåýôåñç ãñáììÞ ôïõ ðëçêôñïëïãßïõ (PC5: 4 5 6 B)</text:span></text:p>
      <text:p text:style-name="Standard"><text:span text:style-name="T12"><text:tab/></text:span><text:span text:style-name="T10">rcall</text:span><text:span text:style-name="T12"> scan_row_sim</text:span></text:p>
      <text:p text:style-name="Standard"><text:span text:style-name="T12"><text:tab/></text:span><text:span text:style-name="T10">add</text:span><text:span text:style-name="T12"> r27, r24 </text:span><text:span text:style-name="T6">; áðïèÞêåõóå ôï áðïôÝëåóìá óôá 4 lsb ôïõ r27</text:span></text:p>
      <text:p text:style-name="Standard"><text:span text:style-name="T12"><text:tab/></text:span><text:span text:style-name="T10">ldi</text:span><text:span text:style-name="T12"> r25 , 0x40 </text:span><text:span text:style-name="T6">; Ýëåãîå ôçí ôñßôç ãñáììÞ ôïõ ðëçêôñïëïãßïõ (PC6: 7 8 9 C)</text:span></text:p>
      <text:p text:style-name="Standard"><text:span text:style-name="T12"><text:tab/></text:span><text:span text:style-name="T10">rcall</text:span><text:span text:style-name="T12"> scan_row_sim</text:span></text:p>
      <text:p text:style-name="Standard"><text:span text:style-name="T12"><text:tab/></text:span><text:span text:style-name="T10">swap</text:span><text:span text:style-name="T12"> r24 </text:span><text:span text:style-name="T6">; áðïèÞêåõóå ôï áðïôÝëåóìá</text:span></text:p>
      <text:p text:style-name="Standard"><text:span text:style-name="T12"><text:tab/></text:span><text:span text:style-name="T10">mov</text:span><text:span text:style-name="T12"> r26, r24 </text:span><text:span text:style-name="T6">; óôá 4 msb ôïõ r26</text:span></text:p>
      <text:p text:style-name="Standard"><text:span text:style-name="T12"><text:tab/></text:span><text:span text:style-name="T10">ldi</text:span><text:span text:style-name="T12"> r25 ,0x80 </text:span><text:span text:style-name="T6">; Ýëåãîå ôçí ôÝôáñôç ãñáììÞ ôïõ ðëçêôñïëïãßïõ (PC7: * 0 # D)</text:span></text:p>
      <text:p text:style-name="Standard"><text:span text:style-name="T12"><text:tab/></text:span><text:span text:style-name="T10">rcall</text:span><text:span text:style-name="T12"> scan_row_sim</text:span></text:p>
      <text:p text:style-name="Standard"><text:span text:style-name="T12"><text:tab/></text:span><text:span text:style-name="T10">add</text:span><text:span text:style-name="T12"> r26, r24 </text:span><text:span text:style-name="T6">; áðïèÞêåõóå ôï áðïôÝëåóìá óôá 4 lsb ôïõ r26</text:span></text:p>
      <text:p text:style-name="Standard"><text:soft-page-break/><text:span text:style-name="T12"><text:tab/></text:span><text:span text:style-name="T10">movw</text:span><text:span text:style-name="T12"> r24, r26 </text:span><text:span text:style-name="T6">; ìåôÝöåñå ôï áðïôÝëåóìá óôïõò êáôá÷ùñçôÝò r25:r24</text:span></text:p>
      <text:p text:style-name="Standard"><text:span text:style-name="T12"><text:tab/></text:span><text:span text:style-name="T10">clr</text:span><text:span text:style-name="T12"> r26 </text:span><text:span text:style-name="T6">; ðñïóôÝèçêå ãéá ôçí áðïìáêñõóìÝíç ðñüóâáóç</text:span></text:p>
      <text:p text:style-name="Standard"><text:span text:style-name="T12"><text:tab/></text:span><text:span text:style-name="T10">out</text:span><text:span text:style-name="T12"> PORTC,r26 </text:span><text:span text:style-name="T6">; ðñïóôÝèçêå ãéá ôçí áðïìáêñõóìÝíç ðñüóâáóç</text:span></text:p>
      <text:p text:style-name="Standard"><text:span text:style-name="T12"><text:tab/></text:span><text:span text:style-name="T10">pop</text:span><text:span text:style-name="T12"> r27 </text:span><text:span text:style-name="T6">; åðáíÜöåñå ôïõò êáôá÷ùñçôÝò r27:r26</text:span></text:p>
      <text:p text:style-name="Standard"><text:span text:style-name="T12"><text:tab/></text:span><text:span text:style-name="T10">pop</text:span><text:span text:style-name="T12"> r26</text:span></text:p>
      <text:p text:style-name="Standard"><text:span text:style-name="T12"><text:tab/></text:span><text:span text:style-name="T10">ret</text:span></text:p>
      <text:p text:style-name="P13"/>
      <text:p text:style-name="Standard"><text:span text:style-name="T12"><text:tab/>scan_keypad_rising_edge_sim:</text:span></text:p>
      <text:p text:style-name="Standard"><text:span text:style-name="T12"><text:tab/></text:span><text:span text:style-name="T10">push</text:span><text:span text:style-name="T12"> r22 </text:span><text:span text:style-name="T6">; áðïèÞêåõóå ôïõò êáôá÷ùñçôÝò r23:r22 êáé ôïõò</text:span></text:p>
      <text:p text:style-name="Standard"><text:span text:style-name="T12"><text:tab/></text:span><text:span text:style-name="T10">push</text:span><text:span text:style-name="T12"> r23 </text:span><text:span text:style-name="T6">; r26:r27 ãéáôé ôïõò áëëÜæïõìå ìÝóá óôçí ñïõôßíá</text:span></text:p>
      <text:p text:style-name="Standard"><text:span text:style-name="T12"><text:tab/></text:span><text:span text:style-name="T10">push</text:span><text:span text:style-name="T12"> r26</text:span></text:p>
      <text:p text:style-name="Standard"><text:span text:style-name="T12"><text:tab/></text:span><text:span text:style-name="T10">push</text:span><text:span text:style-name="T12"> r27</text:span></text:p>
      <text:p text:style-name="Standard"><text:span text:style-name="T12"><text:tab/></text:span><text:span text:style-name="T10">rcall</text:span><text:span text:style-name="T12"> scan_keypad_sim </text:span><text:span text:style-name="T6">; Ýëåãîå ôï ðëçêôñïëüãéï ãéá ðéåóìÝíïõò äéáêüðôåò</text:span></text:p>
      <text:p text:style-name="Standard"><text:span text:style-name="T12"><text:tab/></text:span><text:span text:style-name="T10">push</text:span><text:span text:style-name="T12"> r24 </text:span><text:span text:style-name="T6">; êáé áðïèÞêåõóå ôï áðïôÝëåóìá</text:span></text:p>
      <text:p text:style-name="Standard"><text:span text:style-name="T12"><text:tab/></text:span><text:span text:style-name="T10">push</text:span><text:span text:style-name="T12"> r25</text:span></text:p>
      <text:p text:style-name="Standard"><text:span text:style-name="T12"><text:tab/></text:span><text:span text:style-name="T10">ldi</text:span><text:span text:style-name="T12"> r24 ,15 </text:span><text:span text:style-name="T6">; êáèõóôÝñçóå 15 ms (ôõðéêÝò ôéìÝò 10-20 msec ðïõ êáèïñßæåôáé áðü ôïí</text:span></text:p>
      <text:p text:style-name="Standard"><text:span text:style-name="T12"><text:tab/></text:span><text:span text:style-name="T10">ldi</text:span><text:span text:style-name="T12"> r25 ,0 </text:span><text:span text:style-name="T6">; êáôáóêåõáóôÞ ôïõ ðëçêôñïëïãßïõ – ÷ñïíïäéÜñêåéá óðéíèçñéóìþí)</text:span></text:p>
      <text:p text:style-name="Standard"><text:span text:style-name="T12"><text:tab/></text:span><text:span text:style-name="T10">rcall</text:span><text:span text:style-name="T12"> wait_msec</text:span></text:p>
      <text:p text:style-name="Standard"><text:span text:style-name="T12"><text:tab/></text:span><text:span text:style-name="T10">rcall</text:span><text:span text:style-name="T12"> scan_keypad_sim </text:span><text:span text:style-name="T6">; Ýëåãîå ôï ðëçêôñïëüãéï îáíÜ êáé áðüññéøå</text:span></text:p>
      <text:p text:style-name="Standard"><text:span text:style-name="T12"><text:tab/></text:span><text:span text:style-name="T10">pop</text:span><text:span text:style-name="T12"> r23 </text:span><text:span text:style-name="T6">; üóá ðëÞêôñá åìöáíßæïõí óðéíèçñéóìü</text:span></text:p>
      <text:p text:style-name="Standard"><text:span text:style-name="T12"><text:tab/></text:span><text:span text:style-name="T10">pop</text:span><text:span text:style-name="T12"> r22</text:span></text:p>
      <text:p text:style-name="Standard"><text:span text:style-name="T12"><text:tab/></text:span><text:span text:style-name="T10">and</text:span><text:span text:style-name="T12"> r24 ,r22</text:span></text:p>
      <text:p text:style-name="Standard"><text:span text:style-name="T12"><text:tab/></text:span><text:span text:style-name="T10">and</text:span><text:span text:style-name="T12"> r25 ,r23</text:span></text:p>
      <text:p text:style-name="Standard"><text:span text:style-name="T12"><text:tab/></text:span><text:span text:style-name="T10">ldi</text:span><text:span text:style-name="T12"> r26 ,low(_tmp_) </text:span><text:span text:style-name="T6">; öüñôùóå ôçí êáôÜóôáóç ôùí äéáêïðôþí óôçí</text:span></text:p>
      <text:p text:style-name="Standard"><text:span text:style-name="T12"><text:tab/></text:span><text:span text:style-name="T10">ldi</text:span><text:span text:style-name="T12"> r27 ,high(_tmp_) </text:span><text:span text:style-name="T6">; ðñïçãïýìåíç êëÞóç ôçò ñïõôßíáò óôïõò r27:r26</text:span></text:p>
      <text:p text:style-name="Standard"><text:span text:style-name="T12"><text:tab/></text:span><text:span text:style-name="T10">ld</text:span><text:span text:style-name="T12"> r23 ,X+</text:span></text:p>
      <text:p text:style-name="Standard"><text:span text:style-name="T12"><text:tab/></text:span><text:span text:style-name="T10">ld</text:span><text:span text:style-name="T12"> r22 ,X</text:span></text:p>
      <text:p text:style-name="Standard"><text:span text:style-name="T12"><text:tab/></text:span><text:span text:style-name="T10">st</text:span><text:span text:style-name="T12"> X ,r24 </text:span><text:span text:style-name="T6">; áðïèÞêåõóå óôç RAM ôç íÝá êáôÜóôáóç</text:span></text:p>
      <text:p text:style-name="Standard"><text:span text:style-name="T12"><text:tab/></text:span><text:span text:style-name="T10">st</text:span><text:span text:style-name="T12"> -X ,r25 </text:span><text:span text:style-name="T6">; ôùí äéáêïðôþí</text:span></text:p>
      <text:p text:style-name="Standard"><text:span text:style-name="T12"><text:tab/></text:span><text:span text:style-name="T10">com</text:span><text:span text:style-name="T12"> r23</text:span></text:p>
      <text:p text:style-name="Standard"><text:span text:style-name="T12"><text:tab/></text:span><text:span text:style-name="T10">com</text:span><text:span text:style-name="T12"> r22 </text:span><text:span text:style-name="T6">; âñåò ôïõò äéáêüðôåò ðïõ Ý÷ïõí «ìüëéò» ðáôçèåß</text:span></text:p>
      <text:p text:style-name="Standard"><text:span text:style-name="T12"><text:tab/></text:span><text:span text:style-name="T10">and</text:span><text:span text:style-name="T12"> r24 ,r22</text:span></text:p>
      <text:p text:style-name="Standard"><text:span text:style-name="T12"><text:tab/></text:span><text:span text:style-name="T10">and</text:span><text:span text:style-name="T12"> r25 ,r23</text:span></text:p>
      <text:p text:style-name="Standard"><text:span text:style-name="T12"><text:tab/></text:span><text:span text:style-name="T10">pop</text:span><text:span text:style-name="T12"> r27 </text:span><text:span text:style-name="T6">; åðáíÜöåñå ôïõò êáôá÷ùñçôÝò r27:r26</text:span></text:p>
      <text:p text:style-name="Standard"><text:span text:style-name="T12"><text:tab/></text:span><text:span text:style-name="T10">pop</text:span><text:span text:style-name="T12"> r26 </text:span><text:span text:style-name="T6">; êáé r23:r22</text:span></text:p>
      <text:p text:style-name="Standard"><text:span text:style-name="T12"><text:tab/></text:span><text:span text:style-name="T10">pop</text:span><text:span text:style-name="T12"> r23</text:span></text:p>
      <text:p text:style-name="Standard"><text:span text:style-name="T12"><text:tab/></text:span><text:span text:style-name="T10">pop</text:span><text:span text:style-name="T12"> r22</text:span></text:p>
      <text:p text:style-name="Standard"><text:span text:style-name="T12"><text:tab/></text:span><text:span text:style-name="T10">ret</text:span><text:span text:style-name="T12"> </text:span></text:p>
      <text:p text:style-name="P13"/>
      <text:p text:style-name="Standard"><text:span text:style-name="T12"><text:tab/>keypad_to_ascii_sim:</text:span></text:p>
      <text:p text:style-name="Standard"><text:span text:style-name="T12"><text:tab/></text:span><text:span text:style-name="T10">push</text:span><text:span text:style-name="T12"> r26 </text:span><text:span text:style-name="T6">; áðïèÞêåõóå ôïõò êáôá÷ùñçôÝò r27:r26 ãéáôé ôïõò</text:span></text:p>
      <text:p text:style-name="Standard"><text:span text:style-name="T12"><text:tab/></text:span><text:span text:style-name="T10">push</text:span><text:span text:style-name="T12"> r27 </text:span><text:span text:style-name="T6">; áëëÜæïõìå ìÝóá óôç ñïõôßíá</text:span></text:p>
      <text:p text:style-name="Standard"><text:span text:style-name="T12"><text:tab/></text:span><text:span text:style-name="T10">movw</text:span><text:span text:style-name="T12"> r26 ,r24 </text:span><text:span text:style-name="T6">; ëïãéêü ‘1’ óôéò èÝóåéò ôïõ êáôá÷ùñçôÞ r26 äçëþíïõí</text:span></text:p>
      <text:p text:style-name="Standard"><text:span text:style-name="T12"><text:tab/></text:span><text:span text:style-name="T6">; ôá ðáñáêÜôù óýìâïëá êáé áñéèìïýò</text:span></text:p>
      <text:p text:style-name="Standard"><text:span text:style-name="T12"><text:tab/></text:span><text:span text:style-name="T10">ldi</text:span><text:span text:style-name="T12"> r24 ,'*'</text:span></text:p>
      <text:p text:style-name="Standard"><text:span text:style-name="T12"><text:tab/></text:span><text:span text:style-name="T6">; r26</text:span></text:p>
      <text:p text:style-name="Standard"><text:span text:style-name="T12"><text:tab/></text:span><text:span text:style-name="T6">;C 9 8 7 D # 0 *</text:span></text:p>
      <text:p text:style-name="Standard"><text:span text:style-name="T12"><text:tab/></text:span><text:span text:style-name="T10">sbrc</text:span><text:span text:style-name="T12"> r26 ,0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0'</text:span></text:p>
      <text:p text:style-name="Standard"><text:span text:style-name="T12"><text:tab/></text:span><text:span text:style-name="T10">sbrc</text:span><text:span text:style-name="T12"> r26 ,1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#'</text:span></text:p>
      <text:p text:style-name="Standard"><text:span text:style-name="T12"><text:tab/></text:span><text:span text:style-name="T10">sbrc</text:span><text:span text:style-name="T12"> r26 ,2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D'</text:span></text:p>
      <text:p text:style-name="Standard"><text:span text:style-name="T12"><text:tab/></text:span><text:span text:style-name="T10">sbrc</text:span><text:span text:style-name="T12"> r26 ,3 </text:span><text:span text:style-name="T6">; áí äåí åßíáé ‘1’ðáñáêÜìðôåé ôçí ret, áëëéþò (áí åßíáé ‘1’)</text:span></text:p>
      <text:p text:style-name="Standard"><text:span text:style-name="T12"><text:tab/></text:span><text:span text:style-name="T10">rjmp</text:span><text:span text:style-name="T12"> return_ascii </text:span><text:span text:style-name="T6">; åðéóôñÝöåé ìå ôïí êáôá÷ùñçôÞ r24 ôçí ASCII ôéìÞ ôïõ D.</text:span></text:p>
      <text:p text:style-name="Standard"><text:span text:style-name="T12"><text:tab/></text:span><text:span text:style-name="T10">ldi</text:span><text:span text:style-name="T12"> r24 ,'7'</text:span></text:p>
      <text:p text:style-name="Standard"><text:span text:style-name="T12"><text:tab/></text:span><text:span text:style-name="T10">sbrc</text:span><text:span text:style-name="T12"> r26 ,4</text:span></text:p>
      <text:p text:style-name="Standard"><text:soft-page-break/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8'</text:span></text:p>
      <text:p text:style-name="Standard"><text:span text:style-name="T12"><text:tab/></text:span><text:span text:style-name="T10">sbrc</text:span><text:span text:style-name="T12"> r26 ,5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9'</text:span></text:p>
      <text:p text:style-name="Standard"><text:span text:style-name="T12"><text:tab/></text:span><text:span text:style-name="T10">sbrc</text:span><text:span text:style-name="T12"> r26 ,6</text:span></text:p>
      <text:p text:style-name="Standard"><text:span text:style-name="T12"><text:tab/></text:span><text:span text:style-name="T10">rjmp</text:span><text:span text:style-name="T12"> return_ascii </text:span><text:span text:style-name="T6">;</text:span></text:p>
      <text:p text:style-name="Standard"><text:span text:style-name="T12"><text:tab/></text:span><text:span text:style-name="T10">ldi</text:span><text:span text:style-name="T12"> r24 ,'C'</text:span></text:p>
      <text:p text:style-name="Standard"><text:span text:style-name="T12"><text:tab/></text:span><text:span text:style-name="T10">sbrc</text:span><text:span text:style-name="T12"> r26 ,7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4' </text:span><text:span text:style-name="T6">; ëïãéêü ‘1’ óôéò èÝóåéò ôïõ êáôá÷ùñçôÞ r27 äçëþíïõí</text:span></text:p>
      <text:p text:style-name="Standard"><text:span text:style-name="T12"><text:tab/></text:span><text:span text:style-name="T10">sbrc</text:span><text:span text:style-name="T12"> r27 ,0 </text:span><text:span text:style-name="T6">; ôá ðáñáêÜôù óýìâïëá êáé áñéèìïýò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5'</text:span></text:p>
      <text:p text:style-name="Standard"><text:span text:style-name="T12"><text:tab/></text:span><text:span text:style-name="T6">;r27</text:span></text:p>
      <text:p text:style-name="Standard"><text:span text:style-name="T12"><text:tab/></text:span><text:span text:style-name="T6">;Á 3 2 1 B 6 5 4</text:span></text:p>
      <text:p text:style-name="Standard"><text:span text:style-name="T12"><text:tab/></text:span><text:span text:style-name="T10">sbrc</text:span><text:span text:style-name="T12"> r27 ,1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6'</text:span></text:p>
      <text:p text:style-name="Standard"><text:span text:style-name="T12"><text:tab/></text:span><text:span text:style-name="T10">sbrc</text:span><text:span text:style-name="T12"> r27 ,2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B'</text:span></text:p>
      <text:p text:style-name="Standard"><text:span text:style-name="T12"><text:tab/></text:span><text:span text:style-name="T10">sbrc</text:span><text:span text:style-name="T12"> r27 ,3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1'</text:span></text:p>
      <text:p text:style-name="Standard"><text:span text:style-name="T12"><text:tab/></text:span><text:span text:style-name="T10">sbrc</text:span><text:span text:style-name="T12"> r27 ,4</text:span></text:p>
      <text:p text:style-name="Standard"><text:span text:style-name="T12"><text:tab/></text:span><text:span text:style-name="T10">rjmp</text:span><text:span text:style-name="T12"> return_ascii </text:span><text:span text:style-name="T6">;</text:span></text:p>
      <text:p text:style-name="Standard"><text:span text:style-name="T12"><text:tab/></text:span><text:span text:style-name="T10">ldi</text:span><text:span text:style-name="T12"> r24 ,'2'</text:span></text:p>
      <text:p text:style-name="Standard"><text:span text:style-name="T12"><text:tab/></text:span><text:span text:style-name="T10">sbrc</text:span><text:span text:style-name="T12"> r27 ,5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3' </text:span></text:p>
      <text:p text:style-name="Standard"><text:span text:style-name="T12"><text:tab/></text:span><text:span text:style-name="T10">sbrc</text:span><text:span text:style-name="T12"> r27 ,6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ldi</text:span><text:span text:style-name="T12"> r24 ,'A'</text:span></text:p>
      <text:p text:style-name="Standard"><text:span text:style-name="T12"><text:tab/></text:span><text:span text:style-name="T10">sbrc</text:span><text:span text:style-name="T12"> r27 ,7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</text:span><text:span text:style-name="T10">clr</text:span><text:span text:style-name="T12"> r24</text:span></text:p>
      <text:p text:style-name="Standard"><text:span text:style-name="T12"><text:tab/></text:span><text:span text:style-name="T10">rjmp</text:span><text:span text:style-name="T12"> return_ascii</text:span></text:p>
      <text:p text:style-name="Standard"><text:span text:style-name="T12"><text:tab/>return_ascii:</text:span></text:p>
      <text:p text:style-name="Standard"><text:span text:style-name="T12"><text:tab/></text:span><text:span text:style-name="T10">pop</text:span><text:span text:style-name="T12"> r27 </text:span><text:span text:style-name="T6">; åðáíÜöåñå ôïõò êáôá÷ùñçôÝò r27:r26</text:span></text:p>
      <text:p text:style-name="Standard"><text:span text:style-name="T12"><text:tab/></text:span><text:span text:style-name="T10">pop</text:span><text:span text:style-name="T12"> r26</text:span></text:p>
      <text:p text:style-name="Standard"><text:span text:style-name="T12"><text:tab/></text:span><text:span text:style-name="T10">ret</text:span><text:span text:style-name="T12"> </text:span></text:p>
      <text:p text:style-name="P13"/>
      <text:p text:style-name="Standard"><text:span text:style-name="T12"><text:tab/>write_2_nibbles_sim:</text:span></text:p>
      <text:p text:style-name="Standard"><text:span text:style-name="T12"><text:tab/></text:span><text:span text:style-name="T10">push</text:span><text:span text:style-name="T12"> r24 </text:span><text:span text:style-name="T6">; ôìÞìá êþäéêá ðïõ ðñïóôßèåôáé ãéá ôç óùóôÞ</text:span></text:p>
      <text:p text:style-name="Standard"><text:span text:style-name="T12"><text:tab/></text:span><text:span text:style-name="T10">push</text:span><text:span text:style-name="T12"> r25 </text:span><text:span text:style-name="T6">; ëåéôïõñãßá ôïõ ðñïãñáììáôïò áðïìáêñõóìÝíçò</text:span></text:p>
      <text:p text:style-name="Standard"><text:span text:style-name="T12"><text:tab/></text:span><text:span text:style-name="T10">ldi</text:span><text:span text:style-name="T12"> r24 ,low(6000) </text:span><text:span text:style-name="T6">; ðñüóâáóçò</text:span></text:p>
      <text:p text:style-name="Standard"><text:span text:style-name="T12"><text:tab/></text:span><text:span text:style-name="T10">ldi</text:span><text:span text:style-name="T12"> r25 ,high(6000)</text:span></text:p>
      <text:p text:style-name="Standard"><text:span text:style-name="T12"><text:tab/></text:span><text:span text:style-name="T10">rcall</text:span><text:span text:style-name="T12"> wait_usec</text:span></text:p>
      <text:p text:style-name="Standard"><text:span text:style-name="T12"><text:tab/></text:span><text:span text:style-name="T10">pop</text:span><text:span text:style-name="T12"> r25</text:span></text:p>
      <text:p text:style-name="Standard"><text:span text:style-name="T12"><text:tab/></text:span><text:span text:style-name="T10">pop</text:span><text:span text:style-name="T12"> r24 </text:span><text:span text:style-name="T6">; ôÝëïò ôìÞìá êþäéêá</text:span></text:p>
      <text:p text:style-name="Standard"><text:span text:style-name="T12"><text:tab/></text:span><text:span text:style-name="T10">push</text:span><text:span text:style-name="T12"> r24 </text:span><text:span text:style-name="T6">; óôÝëíåé ôá 4 MSB</text:span></text:p>
      <text:p text:style-name="Standard"><text:span text:style-name="T12"><text:tab/></text:span><text:span text:style-name="T10">in</text:span><text:span text:style-name="T12"> r25, PIND </text:span><text:span text:style-name="T6">; äéáâÜæïíôáé ôá 4 LSB êáé ôá îáíáóôÝëíïõìå</text:span></text:p>
      <text:p text:style-name="Standard"><text:span text:style-name="T12"><text:tab/></text:span><text:span text:style-name="T10">andi</text:span><text:span text:style-name="T12"> r25, 0x0f </text:span><text:span text:style-name="T6">; ãéá íá ìçí ÷áëÜóïõìå ôçí üðïéá ðñïçãïýìåíç êáôÜóôáóç</text:span></text:p>
      <text:p text:style-name="Standard"><text:span text:style-name="T12"><text:tab/></text:span><text:span text:style-name="T10">andi</text:span><text:span text:style-name="T12"> r24, 0xf0 </text:span><text:span text:style-name="T6">; áðïìïíþíïíôáé ôá 4 MSB êáé</text:span></text:p>
      <text:p text:style-name="Standard"><text:span text:style-name="T12"><text:tab/></text:span><text:span text:style-name="T10">add</text:span><text:span text:style-name="T12"> r24, r25 </text:span><text:span text:style-name="T6">; óõíäõÜæïíôáé ìå ôá ðñïûðÜñ÷ïíôá 4 LSB</text:span></text:p>
      <text:p text:style-name="Standard"><text:span text:style-name="T12"><text:tab/></text:span><text:span text:style-name="T10">out</text:span><text:span text:style-name="T12"> PORTD, r24 </text:span><text:span text:style-name="T6">; êáé äßíïíôáé óôçí Ýîïäï</text:span></text:p>
      <text:p text:style-name="Standard"><text:span text:style-name="T12"><text:tab/></text:span><text:span text:style-name="T10">sbi</text:span><text:span text:style-name="T12"> PORTD, PD3 </text:span><text:span text:style-name="T6">; äçìéïõñãåßôáé ðáëìüò Enable óôïí áêñïäÝêôç PD3</text:span></text:p>
      <text:p text:style-name="Standard"><text:span text:style-name="T12"><text:tab/></text:span><text:span text:style-name="T10">cbi</text:span><text:span text:style-name="T12"> PORTD, PD3 </text:span><text:span text:style-name="T6">; PD3=1 êáé ìåôÜ PD3=0</text:span></text:p>
      <text:p text:style-name="Standard"><text:span text:style-name="T12"><text:tab/></text:span><text:span text:style-name="T10">push</text:span><text:span text:style-name="T12"> r24 </text:span><text:span text:style-name="T6">; ôìÞìá êþäéêá ðïõ ðñïóôßèåôáé ãéá ôç óùóôÞ</text:span></text:p>
      <text:p text:style-name="Standard"><text:soft-page-break/><text:span text:style-name="T12"><text:tab/></text:span><text:span text:style-name="T10">push</text:span><text:span text:style-name="T12"> r25 </text:span><text:span text:style-name="T6">; ëåéôïõñãßá ôïõ ðñïãñáììáôïò áðïìáêñõóìÝíçò</text:span></text:p>
      <text:p text:style-name="Standard"><text:span text:style-name="T12"><text:tab/></text:span><text:span text:style-name="T10">ldi</text:span><text:span text:style-name="T12"> r24 ,low(6000) </text:span><text:span text:style-name="T6">; ðñüóâáóçò</text:span></text:p>
      <text:p text:style-name="Standard"><text:span text:style-name="T12"><text:tab/></text:span><text:span text:style-name="T10">ldi</text:span><text:span text:style-name="T12"> r25 ,high(6000)</text:span></text:p>
      <text:p text:style-name="Standard"><text:span text:style-name="T12"><text:tab/></text:span><text:span text:style-name="T10">rcall</text:span><text:span text:style-name="T12"> wait_usec</text:span></text:p>
      <text:p text:style-name="Standard"><text:span text:style-name="T12"><text:tab/></text:span><text:span text:style-name="T10">pop</text:span><text:span text:style-name="T12"> r25</text:span></text:p>
      <text:p text:style-name="Standard"><text:span text:style-name="T12"><text:tab/></text:span><text:span text:style-name="T10">pop</text:span><text:span text:style-name="T12"> r24 </text:span><text:span text:style-name="T6">; ôÝëïò ôìÞìá êþäéêá</text:span></text:p>
      <text:p text:style-name="Standard"><text:span text:style-name="T12"><text:tab/></text:span><text:span text:style-name="T10">pop</text:span><text:span text:style-name="T12"> r24 </text:span><text:span text:style-name="T6">; óôÝëíåé ôá 4 LSB. ÁíáêôÜôáé ôï byte.</text:span></text:p>
      <text:p text:style-name="Standard"><text:span text:style-name="T12"><text:tab/></text:span><text:span text:style-name="T10">swap</text:span><text:span text:style-name="T12"> r24 </text:span><text:span text:style-name="T6">; åíáëëÜóóïíôáé ôá 4 MSB ìå ôá 4 LSB</text:span></text:p>
      <text:p text:style-name="Standard"><text:span text:style-name="T12"><text:tab/></text:span><text:span text:style-name="T10">andi</text:span><text:span text:style-name="T12"> r24 ,0xf0 </text:span><text:span text:style-name="T6">; ðïõ ìå ôçí óåéñÜ ôïõò áðïóôÝëëïíôáé</text:span></text:p>
      <text:p text:style-name="Standard"><text:span text:style-name="T12"><text:tab/></text:span><text:span text:style-name="T10">add</text:span><text:span text:style-name="T12"> r24, r25</text:span></text:p>
      <text:p text:style-name="Standard"><text:span text:style-name="T12"><text:tab/></text:span><text:span text:style-name="T10">out</text:span><text:span text:style-name="T12"> PORTD, r24</text:span></text:p>
      <text:p text:style-name="Standard"><text:span text:style-name="T12"><text:tab/></text:span><text:span text:style-name="T10">sbi</text:span><text:span text:style-name="T12"> PORTD, PD3 </text:span><text:span text:style-name="T6">; ÍÝïò ðáëìüò Enable</text:span></text:p>
      <text:p text:style-name="Standard"><text:span text:style-name="T12"><text:tab/></text:span><text:span text:style-name="T10">cbi</text:span><text:span text:style-name="T12"> PORTD, PD3</text:span></text:p>
      <text:p text:style-name="Standard"><text:span text:style-name="T12"><text:tab/></text:span><text:span text:style-name="T10">ret</text:span></text:p>
      <text:p text:style-name="P13"/>
      <text:p text:style-name="Standard"><text:span text:style-name="T12"><text:tab/>lcd_data_sim:</text:span></text:p>
      <text:p text:style-name="Standard"><text:span text:style-name="T12"><text:tab/></text:span><text:span text:style-name="T10">push</text:span><text:span text:style-name="T12"> r24</text:span></text:p>
      <text:p text:style-name="Standard"><text:span text:style-name="T12"><text:tab/></text:span><text:span text:style-name="T10">push</text:span><text:span text:style-name="T12"> r25</text:span></text:p>
      <text:p text:style-name="Standard"><text:span text:style-name="T12"><text:tab/></text:span><text:span text:style-name="T10">sbi</text:span><text:span text:style-name="T12"> PORTD,PD2</text:span></text:p>
      <text:p text:style-name="Standard"><text:span text:style-name="T12"><text:tab/></text:span><text:span text:style-name="T10">rcall</text:span><text:span text:style-name="T12"> write_2_nibbles_sim</text:span></text:p>
      <text:p text:style-name="Standard"><text:span text:style-name="T12"><text:tab/></text:span><text:span text:style-name="T10">ldi</text:span><text:span text:style-name="T12"> r24,43</text:span></text:p>
      <text:p text:style-name="Standard"><text:span text:style-name="T12"><text:tab/></text:span><text:span text:style-name="T10">ldi</text:span><text:span text:style-name="T12"> r25,0</text:span></text:p>
      <text:p text:style-name="Standard"><text:span text:style-name="T12"><text:tab/></text:span><text:span text:style-name="T10">rcall</text:span><text:span text:style-name="T12"> wait_usec</text:span></text:p>
      <text:p text:style-name="Standard"><text:span text:style-name="T12"><text:tab/></text:span><text:span text:style-name="T10">pop</text:span><text:span text:style-name="T12"> r25</text:span></text:p>
      <text:p text:style-name="Standard"><text:span text:style-name="T12"><text:tab/></text:span><text:span text:style-name="T10">pop</text:span><text:span text:style-name="T12"> r24</text:span></text:p>
      <text:p text:style-name="Standard"><text:span text:style-name="T12"><text:tab/></text:span><text:span text:style-name="T10">ret</text:span></text:p>
      <text:p text:style-name="P13"/>
      <text:p text:style-name="Standard"><text:span text:style-name="T12"><text:tab/>lcd_command_sim:</text:span></text:p>
      <text:p text:style-name="Standard"><text:span text:style-name="T12"><text:tab/></text:span><text:span text:style-name="T10">push</text:span><text:span text:style-name="T12"> r24 </text:span><text:span text:style-name="T6">; áðïèÞêåõóå ôïõò êáôá÷ùñçôÝò r25:r24 ãéáôß ôïõò</text:span></text:p>
      <text:p text:style-name="Standard"><text:span text:style-name="T12"><text:tab/></text:span><text:span text:style-name="T10">push</text:span><text:span text:style-name="T12"> r25 </text:span><text:span text:style-name="T6">; áëëÜæïõìå ìÝóá óôç ñïõôßíá</text:span></text:p>
      <text:p text:style-name="Standard"><text:span text:style-name="T12"><text:tab/></text:span><text:span text:style-name="T10">cbi</text:span><text:span text:style-name="T12"> PORTD, PD2 </text:span><text:span text:style-name="T6">; åðéëïãÞ ôïõ êáôá÷ùñçôÞ åíôïëþí (PD2=0)</text:span></text:p>
      <text:p text:style-name="Standard"><text:span text:style-name="T12"><text:tab/></text:span><text:span text:style-name="T10">rcall</text:span><text:span text:style-name="T12"> write_2_nibbles_sim </text:span><text:span text:style-name="T6">; áðïóôïëÞ ôçò åíôïëÞò êáé áíáìïíÞ 39ìsec</text:span></text:p>
      <text:p text:style-name="Standard"><text:span text:style-name="T12"><text:tab/></text:span><text:span text:style-name="T10">ldi</text:span><text:span text:style-name="T12"> r24, 39 </text:span><text:span text:style-name="T6">; ãéá ôçí ïëïêëÞñùóç ôçò åêôÝëåóçò ôçò áðü ôïí åëåãêôÞ ôçò lcd.</text:span></text:p>
      <text:p text:style-name="Standard"><text:span text:style-name="T12"><text:tab/></text:span><text:span text:style-name="T10">ldi</text:span><text:span text:style-name="T12"> r25, 0 </text:span><text:span text:style-name="T6">; ÓÇÌ.: õðÜñ÷ïõí äýï åíôïëÝò, ïé clear display êáé return home,</text:span></text:p>
      <text:p text:style-name="Standard"><text:span text:style-name="T12"><text:tab/></text:span><text:span text:style-name="T10">rcall</text:span><text:span text:style-name="T12"> wait_usec </text:span><text:span text:style-name="T6">; ðïõ áðáéôïýí óçìáíôéêÜ ìåãáëýôåñï ÷ñïíéêü äéÜóôçìá.</text:span></text:p>
      <text:p text:style-name="Standard"><text:span text:style-name="T12"><text:tab/></text:span><text:span text:style-name="T10">pop</text:span><text:span text:style-name="T12"> r25 </text:span><text:span text:style-name="T6">; åðáíÜöåñå ôïõò êáôá÷ùñçôÝò r25:r24</text:span></text:p>
      <text:p text:style-name="Standard"><text:span text:style-name="T12"><text:tab/></text:span><text:span text:style-name="T10">pop</text:span><text:span text:style-name="T12"> r24</text:span></text:p>
      <text:p text:style-name="Standard"><text:span text:style-name="T12"><text:tab/></text:span><text:span text:style-name="T10">ret</text:span><text:span text:style-name="T12"> </text:span></text:p>
      <text:p text:style-name="P13"/>
      <text:p text:style-name="Standard"><text:span text:style-name="T12"><text:tab/>lcd_init_sim:</text:span></text:p>
      <text:p text:style-name="Standard"><text:span text:style-name="T12"><text:tab/></text:span><text:span text:style-name="T10">push</text:span><text:span text:style-name="T12"> r24 </text:span><text:span text:style-name="T6">; áðïèÞêåõóå ôïõò êáôá÷ùñçôÝò r25:r24 ãéáôß ôïõò</text:span></text:p>
      <text:p text:style-name="Standard"><text:span text:style-name="T12"><text:tab/></text:span><text:span text:style-name="T10">push</text:span><text:span text:style-name="T12"> r25 </text:span><text:span text:style-name="T6">; áëëÜæïõìå ìÝóá óôç ñïõôßíá</text:span></text:p>
      <text:p text:style-name="P13"/>
      <text:p text:style-name="Standard"><text:span text:style-name="T12"><text:tab/></text:span><text:span text:style-name="T10">ldi</text:span><text:span text:style-name="T12"> r24, 40 </text:span><text:span text:style-name="T6">; ¼ôáí ï åëåãêôÞò ôçò lcd ôñïöïäïôåßôáé ìå</text:span></text:p>
      <text:p text:style-name="Standard"><text:span text:style-name="T12"><text:tab/></text:span><text:span text:style-name="T10">ldi</text:span><text:span text:style-name="T12"> r25, 0 </text:span><text:span text:style-name="T6">; ñåýìá åêôåëåß ôçí äéêÞ ôïõ áñ÷éêïðïßçóç.</text:span></text:p>
      <text:p text:style-name="Standard"><text:span text:style-name="T12"><text:tab/></text:span><text:span text:style-name="T10">rcall</text:span><text:span text:style-name="T12"> wait_msec </text:span><text:span text:style-name="T6">; ÁíáìïíÞ 40 msec ìÝ÷ñé áõôÞ íá ïëïêëçñùèåß.</text:span></text:p>
      <text:p text:style-name="Standard"><text:span text:style-name="T12"><text:tab/></text:span><text:span text:style-name="T10">ldi</text:span><text:span text:style-name="T12"> r24, 0x30 </text:span><text:span text:style-name="T6">; åíôïëÞ ìåôÜâáóçò óå 8 bit mode</text:span></text:p>
      <text:p text:style-name="Standard"><text:span text:style-name="T12"><text:tab/></text:span><text:span text:style-name="T10">out</text:span><text:span text:style-name="T12"> PORTD, r24 </text:span><text:span text:style-name="T6">; åðåéäÞ äåí ìðïñïýìå íá åßìáóôå âÝâáéïé</text:span></text:p>
      <text:p text:style-name="Standard"><text:span text:style-name="T12"><text:tab/></text:span><text:span text:style-name="T10">sbi</text:span><text:span text:style-name="T12"> PORTD, PD3 </text:span><text:span text:style-name="T6">; ãéá ôç äéáìüñöùóç åéóüäïõ ôïõ åëåãêôÞ</text:span></text:p>
      <text:p text:style-name="Standard"><text:span text:style-name="T12"><text:tab/></text:span><text:span text:style-name="T10">cbi</text:span><text:span text:style-name="T12"> PORTD, PD3 </text:span><text:span text:style-name="T6">; ôçò ïèüíçò, ç åíôïëÞ áðïóôÝëëåôáé äýï öïñÝò</text:span></text:p>
      <text:p text:style-name="Standard"><text:span text:style-name="T12"><text:tab/></text:span><text:span text:style-name="T10">ldi</text:span><text:span text:style-name="T12"> r24, 39</text:span></text:p>
      <text:p text:style-name="Standard"><text:span text:style-name="T12"><text:tab/></text:span><text:span text:style-name="T10">ldi</text:span><text:span text:style-name="T12"> r25, 0 </text:span><text:span text:style-name="T6">; åÜí ï åëåãêôÞò ôçò ïèüíçò âñßóêåôáé óå 8-bit mode</text:span></text:p>
      <text:p text:style-name="Standard"><text:span text:style-name="T12"><text:tab/></text:span><text:span text:style-name="T10">rcall</text:span><text:span text:style-name="T12"> wait_usec </text:span><text:span text:style-name="T6">; äåí èá óõìâåß ôßðïôá, áëëÜ áí ï åëåãêôÞò Ý÷åé äéáìüñöùóç</text:span></text:p>
      <text:p text:style-name="Standard"><text:span text:style-name="T12"><text:tab/></text:span><text:span text:style-name="T6">; åéóüäïõ 4 bit èá ìåôáâåß óå äéáìüñöùóç 8 bit</text:span></text:p>
      <text:p text:style-name="Standard"><text:span text:style-name="T12"><text:tab/></text:span><text:span text:style-name="T10">push</text:span><text:span text:style-name="T12"> r24 </text:span><text:span text:style-name="T6">; ôìÞìá êþäéêá ðïõ ðñïóôßèåôáé ãéá ôç óùóôÞ</text:span></text:p>
      <text:p text:style-name="Standard"><text:span text:style-name="T12"><text:tab/></text:span><text:span text:style-name="T10">push</text:span><text:span text:style-name="T12"> r25 </text:span><text:span text:style-name="T6">; ëåéôïõñãßá ôïõ ðñïãñáììáôïò áðïìáêñõóìÝíçò</text:span></text:p>
      <text:p text:style-name="Standard"><text:span text:style-name="T12"><text:tab/></text:span><text:span text:style-name="T10">ldi</text:span><text:span text:style-name="T12"> r24,low(1000) </text:span><text:span text:style-name="T6">; ðñüóâáóçò</text:span></text:p>
      <text:p text:style-name="Standard"><text:span text:style-name="T12"><text:tab/></text:span><text:span text:style-name="T10">ldi</text:span><text:span text:style-name="T12"> r25,high(1000)</text:span></text:p>
      <text:p text:style-name="Standard"><text:span text:style-name="T12"><text:tab/></text:span><text:span text:style-name="T10">rcall</text:span><text:span text:style-name="T12"> wait_usec</text:span></text:p>
      <text:p text:style-name="Standard"><text:span text:style-name="T12"><text:tab/></text:span><text:span text:style-name="T10">pop</text:span><text:span text:style-name="T12"> r25</text:span></text:p>
      <text:p text:style-name="Standard"><text:soft-page-break/><text:span text:style-name="T12"><text:tab/></text:span><text:span text:style-name="T10">pop</text:span><text:span text:style-name="T12"> r24 </text:span><text:span text:style-name="T6">; ôÝëïò ôìÞìá êþäéêá</text:span></text:p>
      <text:p text:style-name="Standard"><text:span text:style-name="T12"><text:tab/></text:span><text:span text:style-name="T10">ldi</text:span><text:span text:style-name="T12"> r24, 0x30</text:span></text:p>
      <text:p text:style-name="Standard"><text:span text:style-name="T12"><text:tab/></text:span><text:span text:style-name="T10">out</text:span><text:span text:style-name="T12"> PORTD, r24</text:span></text:p>
      <text:p text:style-name="Standard"><text:span text:style-name="T12"><text:tab/></text:span><text:span text:style-name="T10">sbi</text:span><text:span text:style-name="T12"> PORTD, PD3</text:span></text:p>
      <text:p text:style-name="Standard"><text:span text:style-name="T12"><text:tab/></text:span><text:span text:style-name="T10">cbi</text:span><text:span text:style-name="T12"> PORTD, PD3</text:span></text:p>
      <text:p text:style-name="Standard"><text:span text:style-name="T12"><text:tab/></text:span><text:span text:style-name="T10">ldi</text:span><text:span text:style-name="T12"> r24,39</text:span></text:p>
      <text:p text:style-name="Standard"><text:span text:style-name="T12"><text:tab/></text:span><text:span text:style-name="T10">ldi</text:span><text:span text:style-name="T12"> r25,0</text:span></text:p>
      <text:p text:style-name="Standard"><text:span text:style-name="T12"><text:tab/></text:span><text:span text:style-name="T10">rcall</text:span><text:span text:style-name="T12"> wait_usec </text:span></text:p>
      <text:p text:style-name="Standard"><text:span text:style-name="T12"><text:tab/></text:span><text:span text:style-name="T10">push</text:span><text:span text:style-name="T12"> r24 </text:span><text:span text:style-name="T6">; ôìÞìá êþäéêá ðïõ ðñïóôßèåôáé ãéá ôç óùóôÞ</text:span></text:p>
      <text:p text:style-name="Standard"><text:span text:style-name="T12"><text:tab/></text:span><text:span text:style-name="T10">push</text:span><text:span text:style-name="T12"> r25 </text:span><text:span text:style-name="T6">; ëåéôïõñãßá ôïõ ðñïãñáììáôïò áðïìáêñõóìÝíçò</text:span></text:p>
      <text:p text:style-name="Standard"><text:span text:style-name="T12"><text:tab/></text:span><text:span text:style-name="T10">ldi</text:span><text:span text:style-name="T12"> r24 ,low(1000) </text:span><text:span text:style-name="T6">; ðñüóâáóçò</text:span></text:p>
      <text:p text:style-name="Standard"><text:span text:style-name="T12"><text:tab/></text:span><text:span text:style-name="T10">ldi</text:span><text:span text:style-name="T12"> r25 ,high(1000)</text:span></text:p>
      <text:p text:style-name="Standard"><text:span text:style-name="T12"><text:tab/></text:span><text:span text:style-name="T10">rcall</text:span><text:span text:style-name="T12"> wait_usec</text:span></text:p>
      <text:p text:style-name="Standard"><text:span text:style-name="T12"><text:tab/></text:span><text:span text:style-name="T10">pop</text:span><text:span text:style-name="T12"> r25</text:span></text:p>
      <text:p text:style-name="Standard"><text:span text:style-name="T12"><text:tab/></text:span><text:span text:style-name="T10">pop</text:span><text:span text:style-name="T12"> r24 </text:span><text:span text:style-name="T6">; ôÝëïò ôìÞìá êþäéêá</text:span></text:p>
      <text:p text:style-name="Standard"><text:span text:style-name="T12"><text:tab/></text:span><text:span text:style-name="T10">ldi</text:span><text:span text:style-name="T12"> r24,0x20 </text:span><text:span text:style-name="T6">; áëëáãÞ óå 4-bit mode</text:span></text:p>
      <text:p text:style-name="Standard"><text:span text:style-name="T12"><text:tab/></text:span><text:span text:style-name="T10">out</text:span><text:span text:style-name="T12"> PORTD, r24</text:span></text:p>
      <text:p text:style-name="Standard"><text:span text:style-name="T12"><text:tab/></text:span><text:span text:style-name="T10">sbi</text:span><text:span text:style-name="T12"> PORTD, PD3</text:span></text:p>
      <text:p text:style-name="Standard"><text:span text:style-name="T12"><text:tab/></text:span><text:span text:style-name="T10">cbi</text:span><text:span text:style-name="T12"> PORTD, PD3</text:span></text:p>
      <text:p text:style-name="Standard"><text:span text:style-name="T12"><text:tab/></text:span><text:span text:style-name="T10">ldi</text:span><text:span text:style-name="T12"> r24,39</text:span></text:p>
      <text:p text:style-name="Standard"><text:span text:style-name="T12"><text:tab/></text:span><text:span text:style-name="T10">ldi</text:span><text:span text:style-name="T12"> r25,0</text:span></text:p>
      <text:p text:style-name="Standard"><text:span text:style-name="T12"><text:tab/></text:span><text:span text:style-name="T10">rcall</text:span><text:span text:style-name="T12"> wait_usec</text:span></text:p>
      <text:p text:style-name="Standard"><text:span text:style-name="T12"><text:tab/></text:span><text:span text:style-name="T10">push</text:span><text:span text:style-name="T12"> r24 </text:span><text:span text:style-name="T6">; ôìÞìá êþäéêá ðïõ ðñïóôßèåôáé ãéá ôç óùóôÞ</text:span></text:p>
      <text:p text:style-name="Standard"><text:span text:style-name="T12"><text:tab/></text:span><text:span text:style-name="T10">push</text:span><text:span text:style-name="T12"> r25 </text:span><text:span text:style-name="T6">; ëåéôïõñãßá ôïõ ðñïãñáììáôïò áðïìáêñõóìÝíçò</text:span></text:p>
      <text:p text:style-name="Standard"><text:span text:style-name="T12"><text:tab/></text:span><text:span text:style-name="T10">ldi</text:span><text:span text:style-name="T12"> r24 ,low(1000) </text:span><text:span text:style-name="T6">; ðñüóâáóçò</text:span></text:p>
      <text:p text:style-name="Standard"><text:span text:style-name="T12"><text:tab/></text:span><text:span text:style-name="T10">ldi</text:span><text:span text:style-name="T12"> r25 ,high(1000)</text:span></text:p>
      <text:p text:style-name="Standard"><text:span text:style-name="T12"><text:tab/></text:span><text:span text:style-name="T10">rcall</text:span><text:span text:style-name="T12"> wait_usec</text:span></text:p>
      <text:p text:style-name="Standard"><text:span text:style-name="T12"><text:tab/></text:span><text:span text:style-name="T10">pop</text:span><text:span text:style-name="T12"> r25</text:span></text:p>
      <text:p text:style-name="Standard"><text:span text:style-name="T12"><text:tab/></text:span><text:span text:style-name="T10">pop</text:span><text:span text:style-name="T12"> r24 </text:span><text:span text:style-name="T6">; ôÝëïò ôìÞìá êþäéêá</text:span></text:p>
      <text:p text:style-name="Standard"><text:span text:style-name="T12"><text:tab/></text:span><text:span text:style-name="T10">ldi</text:span><text:span text:style-name="T12"> r24,0x28 </text:span><text:span text:style-name="T6">; åðéëïãÞ ÷áñáêôÞñùí ìåãÝèïõò 5x8 êïõêßäùí</text:span></text:p>
      <text:p text:style-name="Standard"><text:span text:style-name="T12"><text:tab/></text:span><text:span text:style-name="T10">rcall</text:span><text:span text:style-name="T12"> lcd_command_sim </text:span><text:span text:style-name="T6">; êáé åìöÜíéóç äýï ãñáììþí óôçí ïèüíç</text:span></text:p>
      <text:p text:style-name="Standard"><text:span text:style-name="T12"><text:tab/></text:span><text:span text:style-name="T10">ldi</text:span><text:span text:style-name="T12"> r24,0x0c </text:span><text:span text:style-name="T6">; åíåñãïðïßçóç ôçò ïèüíçò, áðüêñõøç ôïõ êÝñóïñá</text:span></text:p>
      <text:p text:style-name="Standard"><text:span text:style-name="T12"><text:tab/></text:span><text:span text:style-name="T10">rcall</text:span><text:span text:style-name="T12"> lcd_command_sim</text:span></text:p>
      <text:p text:style-name="Standard"><text:span text:style-name="T12"><text:tab/></text:span><text:span text:style-name="T10">ldi</text:span><text:span text:style-name="T12"> r24,0x01 </text:span><text:span text:style-name="T6">; êáèáñéóìüò ôçò ïèüíçò</text:span></text:p>
      <text:p text:style-name="Standard"><text:span text:style-name="T12"><text:tab/></text:span><text:span text:style-name="T10">rcall</text:span><text:span text:style-name="T12"> lcd_command_sim</text:span></text:p>
      <text:p text:style-name="Standard"><text:span text:style-name="T12"><text:tab/></text:span><text:span text:style-name="T10">ldi</text:span><text:span text:style-name="T12"> r24, low(1530)</text:span></text:p>
      <text:p text:style-name="Standard"><text:span text:style-name="T12"><text:tab/></text:span><text:span text:style-name="T10">ldi</text:span><text:span text:style-name="T12"> r25, high(1530)</text:span></text:p>
      <text:p text:style-name="Standard"><text:span text:style-name="T12"><text:tab/></text:span><text:span text:style-name="T10">rcall</text:span><text:span text:style-name="T12"> wait_usec</text:span></text:p>
      <text:p text:style-name="Standard"><text:span text:style-name="T12"><text:tab/></text:span><text:span text:style-name="T10">ldi</text:span><text:span text:style-name="T12"> r24 ,0x06 </text:span><text:span text:style-name="T6">; åíåñãïðïßçóç áõôüìáôçò áýîçóçò êáôÜ 1 ôçò äéåýèõíóçò</text:span></text:p>
      <text:p text:style-name="Standard"><text:span text:style-name="T12"><text:tab/></text:span><text:span text:style-name="T10">rcall</text:span><text:span text:style-name="T12"> lcd_command_sim </text:span><text:span text:style-name="T6">; ðïõ åßíáé áðïèçêåõìÝíç óôïí ìåôñçôÞ äéåõèýíóåùí êáé</text:span></text:p>
      <text:p text:style-name="Standard"><text:span text:style-name="T12"><text:tab/></text:span><text:span text:style-name="T6">; áðåíåñãïðïßçóç ôçò ïëßóèçóçò ïëüêëçñçò ôçò ïèüíçò</text:span></text:p>
      <text:p text:style-name="Standard"><text:span text:style-name="T12"><text:tab/></text:span><text:span text:style-name="T10">pop</text:span><text:span text:style-name="T12"> r25 </text:span><text:span text:style-name="T6">; åðáíÜöåñå ôïõò êáôá÷ùñçôÝò r25:r24</text:span></text:p>
      <text:p text:style-name="Standard"><text:span text:style-name="T12"><text:tab/></text:span><text:span text:style-name="T10">pop</text:span><text:span text:style-name="T12"> r24</text:span></text:p>
      <text:p text:style-name="Standard"><text:span text:style-name="T12"><text:tab/></text:span><text:span text:style-name="T10">ret</text:span></text:p>
      <text:p text:style-name="Standard"><text:span text:style-name="T12"><text:tab/>wait_msec:</text:span></text:p>
      <text:p text:style-name="Standard"><text:span text:style-name="T12"><text:tab/></text:span><text:span text:style-name="T10">push</text:span><text:span text:style-name="T12"> r24<text:tab/><text:tab/><text:tab/><text:tab/></text:span><text:span text:style-name="T6">; 2 êýêëïé (0.250 ìsec)</text:span></text:p>
      <text:p text:style-name="Standard"><text:span text:style-name="T12"><text:tab/></text:span><text:span text:style-name="T10">push</text:span><text:span text:style-name="T12"> r25<text:tab/><text:tab/><text:tab/><text:tab/></text:span><text:span text:style-name="T6">; 2 êýêëïé</text:span></text:p>
      <text:p text:style-name="Standard"><text:span text:style-name="T12"><text:tab/></text:span><text:span text:style-name="T10">ldi</text:span><text:span text:style-name="T12"> r24 , low(998)<text:tab/><text:tab/></text:span><text:span text:style-name="T6">; öüñôùóå ôïí êáôá÷. r25:r24 ìå 998 (1 êýêëïò - 0.125 ìsec)</text:span></text:p>
      <text:p text:style-name="Standard"><text:span text:style-name="T12"><text:tab/></text:span><text:span text:style-name="T10">ldi</text:span><text:span text:style-name="T12"> r25 , high(998)<text:tab/><text:tab/></text:span><text:span text:style-name="T6">; 1 êýêëïò (0.125 ìsec)</text:span></text:p>
      <text:p text:style-name="Standard"><text:span text:style-name="T12"><text:tab/></text:span><text:span text:style-name="T10">rcall</text:span><text:span text:style-name="T12"> wait_usec<text:tab/><text:tab/><text:tab/></text:span><text:span text:style-name="T6">; 3 êýêëïé (0.375 ìsec), ðñïêáëåß óõíïëéêÜ êáèõóôÝñçóç 998.375 ìsec</text:span></text:p>
      <text:p text:style-name="Standard"><text:span text:style-name="T12"><text:tab/></text:span><text:span text:style-name="T10">pop</text:span><text:span text:style-name="T12"> r25<text:tab/><text:tab/><text:tab/><text:tab/><text:tab/></text:span><text:span text:style-name="T6">; 2 êýêëïé (0.250 ìsec)</text:span></text:p>
      <text:p text:style-name="Standard"><text:span text:style-name="T12"><text:tab/></text:span><text:span text:style-name="T10">pop</text:span><text:span text:style-name="T12"> r24<text:tab/><text:tab/><text:tab/><text:tab/><text:tab/></text:span><text:span text:style-name="T6">; 2 êýêëïé</text:span></text:p>
      <text:p text:style-name="Standard"><text:span text:style-name="T12"><text:tab/></text:span><text:span text:style-name="T10">sbiw</text:span><text:span text:style-name="T12"> r24 , 1<text:tab/><text:tab/><text:tab/></text:span><text:span text:style-name="T6">; 2 êýêëïé</text:span></text:p>
      <text:p text:style-name="Standard"><text:span text:style-name="T12"><text:tab/></text:span><text:span text:style-name="T10">brne</text:span><text:span text:style-name="T12"> wait_msec<text:tab/><text:tab/><text:tab/></text:span><text:span text:style-name="T6">; 1 Þ 2 êýêëïé (0.125 Þ 0.250 ìsec)</text:span></text:p>
      <text:p text:style-name="Standard"><text:span text:style-name="T12"><text:tab/></text:span><text:span text:style-name="T10">ret</text:span><text:span text:style-name="T12"><text:tab/><text:tab/><text:tab/><text:tab/><text:tab/><text:tab/></text:span><text:span text:style-name="T6">; 4 êýêëïé (0.500 ìsec)</text:span></text:p>
      <text:p text:style-name="P13"/>
      <text:p text:style-name="Standard"><text:span text:style-name="T12"><text:tab/>wait_usec:</text:span></text:p>
      <text:p text:style-name="Standard"><text:span text:style-name="T12"><text:tab/></text:span><text:span text:style-name="T10">sbiw</text:span><text:span text:style-name="T12"> r24 ,1<text:tab/><text:tab/><text:tab/></text:span><text:span text:style-name="T6">; 2 êýêëïé (0.250 ìsec)</text:span></text:p>
      <text:p text:style-name="Standard"><text:span text:style-name="T12"><text:tab/></text:span><text:span text:style-name="T10">nop</text:span><text:span text:style-name="T12"><text:tab/><text:tab/><text:tab/><text:tab/><text:tab/></text:span><text:span text:style-name="T6">; 1 êýêëïò (0.125 ìsec)</text:span></text:p>
      <text:p text:style-name="Standard"><text:soft-page-break/><text:span text:style-name="T12"><text:tab/></text:span><text:span text:style-name="T10">nop</text:span><text:span text:style-name="T12"><text:tab/><text:tab/><text:tab/><text:tab/><text:tab/></text:span><text:span text:style-name="T6">; 1 êýêëïò (0.125 ìsec)</text:span></text:p>
      <text:p text:style-name="Standard"><text:span text:style-name="T12"><text:tab/></text:span><text:span text:style-name="T10">nop</text:span><text:span text:style-name="T12"><text:tab/><text:tab/><text:tab/><text:tab/><text:tab/></text:span><text:span text:style-name="T6">; 1 êýêëïò (0.125 ìsec)</text:span></text:p>
      <text:p text:style-name="Standard"><text:span text:style-name="T12"><text:tab/></text:span><text:span text:style-name="T10">nop</text:span><text:span text:style-name="T12"><text:tab/><text:tab/><text:tab/><text:tab/><text:tab/></text:span><text:span text:style-name="T6">; 1 êýêëïò (0.125 ìsec)</text:span></text:p>
      <text:p text:style-name="Standard"><text:span text:style-name="T12"><text:tab/></text:span><text:span text:style-name="T10">brne</text:span><text:span text:style-name="T12"> wait_usec<text:tab/><text:tab/></text:span><text:span text:style-name="T6">; 1 Þ 2 êýêëïé (0.125 Þ 0.250 ìsec)</text:span></text:p>
      <text:p text:style-name="Standard"><text:span text:style-name="T12"><text:tab/></text:span><text:span text:style-name="T10">ret</text:span><text:span text:style-name="T12"><text:tab/><text:tab/><text:tab/><text:tab/><text:tab/></text:span><text:span text:style-name="T6">; 4 êýêëïé (0.500 ìsec)</text:span></text:p>
      <text:p text:style-name="P13"/>
      <text:p text:style-name="P13"/>
      <text:p text:style-name="P11"><text:span text:style-name="T12"><text:tab/></text:span></text:p>
      <text:p text:style-name="P15">Άσκηση 2</text:p>
      <text:p text:style-name="P6"/>
      <text:p text:style-name="P2"/>
      <text:p text:style-name="P16"><text:span text:style-name="T18"><text:s/></text:span><text:span text:style-name="T6">/*</text:span></text:p>
      <text:p text:style-name="Standard"><text:span text:style-name="T6"><text:s/>* Avr3Ask2.c</text:span></text:p>
      <text:p text:style-name="Standard"><text:span text:style-name="T6"><text:s/>*</text:span></text:p>
      <text:p text:style-name="Standard"><text:span text:style-name="T6"><text:s/>* Created: 12/12/2021 10:02:18 PM</text:span></text:p>
      <text:p text:style-name="Standard"><text:span text:style-name="T6"><text:s/>* Author : thodpap</text:span></text:p>
      <text:p text:style-name="Standard"><text:span text:style-name="T6"><text:s/>*/</text:span><text:span text:style-name="T8"> </text:span></text:p>
      <text:p text:style-name="P13"/>
      <text:p text:style-name="Standard"><text:span text:style-name="T10">#define</text:span><text:span text:style-name="T8"> </text:span><text:span text:style-name="T16">F_CPU</text:span><text:span text:style-name="T7"> </text:span><text:span text:style-name="T11">8000000</text:span><text:span text:style-name="T7"><text:tab/><text:tab/><text:tab/></text:span><text:span text:style-name="T5">// FREQUENCY OF ATMEGA16</text:span></text:p>
      <text:p text:style-name="Standard"><text:span text:style-name="T9">#include</text:span><text:span text:style-name="T7"> </text:span><text:span text:style-name="T11">&lt;avr/io.h&gt;</text:span></text:p>
      <text:p text:style-name="Standard"><text:span text:style-name="T9">#include</text:span><text:span text:style-name="T7"> </text:span><text:span text:style-name="T11">&lt;util/delay.h&gt;</text:span></text:p>
      <text:p text:style-name="Standard"><text:span text:style-name="T9">#include</text:span><text:span text:style-name="T7"> </text:span><text:span text:style-name="T11">&lt;avr/interrupt.h&gt;</text:span></text:p>
      <text:p text:style-name="P14"/>
      <text:p text:style-name="Standard"><text:span text:style-name="T5">/* Functions Declarations */</text:span></text:p>
      <text:p text:style-name="Standard"><text:span text:style-name="T9">static</text:span><text:span text:style-name="T7"> </text:span><text:span text:style-name="T9">void</text:span><text:span text:style-name="T7"> </text:span><text:span text:style-name="T14">SUCCESS</text:span><text:span text:style-name="T11">();</text:span></text:p>
      <text:p text:style-name="Standard"><text:span text:style-name="T9">static</text:span><text:span text:style-name="T7"> </text:span><text:span text:style-name="T9">void</text:span><text:span text:style-name="T7"> </text:span><text:span text:style-name="T14">BLINK_FAIL</text:span><text:span text:style-name="T11">();</text:span></text:p>
      <text:p text:style-name="P14"/>
      <text:p text:style-name="Standard"><text:span text:style-name="T9">static</text:span><text:span text:style-name="T7"> </text:span><text:span text:style-name="T9">unsigned</text:span><text:span text:style-name="T7"> </text:span><text:span text:style-name="T9">char</text:span><text:span text:style-name="T7"> </text:span><text:span text:style-name="T14">scan_row</text:span><text:span text:style-name="T11">(</text:span><text:span text:style-name="T9">int</text:span><text:span text:style-name="T7"> </text:span><text:span text:style-name="T13">i</text:span><text:span text:style-name="T11">);</text:span></text:p>
      <text:p text:style-name="Standard"><text:span text:style-name="T9">static</text:span><text:span text:style-name="T7"> </text:span><text:span text:style-name="T9">unsigned</text:span><text:span text:style-name="T7"> </text:span><text:span text:style-name="T9">char</text:span><text:span text:style-name="T7"> </text:span><text:span text:style-name="T14">swap</text:span><text:span text:style-name="T11">(</text:span><text:span text:style-name="T9">unsigned</text:span><text:span text:style-name="T7"> </text:span><text:span text:style-name="T9">char</text:span><text:span text:style-name="T7"> </text:span><text:span text:style-name="T13">x</text:span><text:span text:style-name="T11">);</text:span></text:p>
      <text:p text:style-name="Standard"><text:span text:style-name="T9">static</text:span><text:span text:style-name="T7"> </text:span><text:span text:style-name="T9">void</text:span><text:span text:style-name="T7"> </text:span><text:span text:style-name="T14">scan_keypad</text:span><text:span text:style-name="T11">();</text:span></text:p>
      <text:p text:style-name="Standard"><text:span text:style-name="T9">static</text:span><text:span text:style-name="T7"> </text:span><text:span text:style-name="T9">int</text:span><text:span text:style-name="T7"> </text:span><text:span text:style-name="T14">scan_keypad_rising_edge</text:span><text:span text:style-name="T11">();</text:span></text:p>
      <text:p text:style-name="Standard"><text:span text:style-name="T9">static</text:span><text:span text:style-name="T7"> </text:span><text:span text:style-name="T9">unsigned</text:span><text:span text:style-name="T7"> </text:span><text:span text:style-name="T9">char</text:span><text:span text:style-name="T7"> </text:span><text:span text:style-name="T14">keypad_to_ascii</text:span><text:span text:style-name="T11">();</text:span></text:p>
      <text:p text:style-name="Standard"><text:span text:style-name="T9">static</text:span><text:span text:style-name="T7"> </text:span><text:span text:style-name="T9">unsigned</text:span><text:span text:style-name="T7"> </text:span><text:span text:style-name="T9">char</text:span><text:span text:style-name="T7"> </text:span><text:span text:style-name="T14">calculate_LED</text:span><text:span text:style-name="T11">(</text:span><text:span text:style-name="T9">void</text:span><text:span text:style-name="T11">);</text:span></text:p>
      <text:p text:style-name="Standard"><text:span text:style-name="T9">static</text:span><text:span text:style-name="T7"> </text:span><text:span text:style-name="T9">int</text:span><text:span text:style-name="T7"> </text:span><text:span text:style-name="T14">calculate_cx</text:span><text:span text:style-name="T7"> </text:span><text:span text:style-name="T11">();</text:span></text:p>
      <text:p text:style-name="Standard"><text:span text:style-name="T9">void</text:span><text:span text:style-name="T7"> </text:span><text:span text:style-name="T14">ADC_init</text:span><text:span text:style-name="T11">(</text:span><text:span text:style-name="T9">void</text:span><text:span text:style-name="T11">);</text:span></text:p>
      <text:p text:style-name="P14"/>
      <text:p text:style-name="Standard"><text:span text:style-name="T5">/* Global Variables */</text:span></text:p>
      <text:p text:style-name="Standard"><text:span text:style-name="T9">unsigned</text:span><text:span text:style-name="T7"> </text:span><text:span text:style-name="T9">char</text:span><text:span text:style-name="T7"> </text:span><text:span text:style-name="T13">mem</text:span><text:span text:style-name="T11">[2],</text:span><text:span text:style-name="T7"> </text:span><text:span text:style-name="T13">key_reg</text:span><text:span text:style-name="T11">[2];</text:span></text:p>
      <text:p text:style-name="Standard"><text:span text:style-name="T9">unsigned</text:span><text:span text:style-name="T7"> </text:span><text:span text:style-name="T9">char</text:span><text:span text:style-name="T7"> </text:span><text:span text:style-name="T13">first</text:span><text:span text:style-name="T11">,</text:span><text:span text:style-name="T7"> </text:span><text:span text:style-name="T13">second</text:span><text:span text:style-name="T11">;</text:span><text:span text:style-name="T7"> </text:span><text:span text:style-name="T5">// first: First key and second: Second Key; </text:span></text:p>
      <text:p text:style-name="Standard"><text:span text:style-name="T9">static</text:span><text:span text:style-name="T7"> </text:span><text:span text:style-name="T9">int</text:span><text:span text:style-name="T7"> </text:span><text:span text:style-name="T13">Cx</text:span><text:span text:style-name="T7"> </text:span><text:span text:style-name="T11">=</text:span><text:span text:style-name="T7"> </text:span><text:span text:style-name="T11">0;</text:span><text:span text:style-name="T7"> </text:span><text:span text:style-name="T5">// CO concentration in ppm</text:span></text:p>
      <text:p text:style-name="Standard"><text:span text:style-name="T9">static</text:span><text:span text:style-name="T7"> </text:span><text:span text:style-name="T9">unsigned</text:span><text:span text:style-name="T7"> </text:span><text:span text:style-name="T9">char</text:span><text:span text:style-name="T7"> </text:span><text:span text:style-name="T13">leds</text:span><text:span text:style-name="T7"> </text:span><text:span text:style-name="T11">=</text:span><text:span text:style-name="T7"> </text:span><text:span text:style-name="T11">0x00,</text:span><text:span text:style-name="T7"> </text:span><text:span text:style-name="T13">flag_MSB</text:span><text:span text:style-name="T7"> </text:span><text:span text:style-name="T11">=</text:span><text:span text:style-name="T7"> </text:span><text:span text:style-name="T11">0x00,</text:span><text:span text:style-name="T7"> </text:span><text:span text:style-name="T13">blink_flag</text:span><text:span text:style-name="T7"> </text:span><text:span text:style-name="T11">=</text:span><text:span text:style-name="T7"> </text:span><text:span text:style-name="T11">0,</text:span><text:span text:style-name="T7"> </text:span><text:span text:style-name="T13">success_flag</text:span><text:span text:style-name="T7"> </text:span><text:span text:style-name="T11">=</text:span><text:span text:style-name="T7"> </text:span><text:span text:style-name="T11">0;</text:span></text:p>
      <text:p text:style-name="Standard"><text:span text:style-name="T9">int</text:span><text:span text:style-name="T7"> </text:span><text:span text:style-name="T13">count</text:span><text:span text:style-name="T7"> </text:span><text:span text:style-name="T11">=</text:span><text:span text:style-name="T7"> </text:span><text:span text:style-name="T11">0;</text:span></text:p>
      <text:p text:style-name="P14"/>
      <text:p text:style-name="P14"/>
      <text:p text:style-name="Standard"><text:span text:style-name="T17">ISR</text:span><text:span text:style-name="T11">(ADC_vect)</text:span><text:span text:style-name="T7"> </text:span><text:span text:style-name="T11">{</text:span><text:span text:style-name="T7"> </text:span><text:span text:style-name="T5">// ADC Interrupt routine</text:span></text:p>
      <text:p text:style-name="Standard"><text:span text:style-name="T7"><text:tab/></text:span><text:span text:style-name="T13">Cx</text:span><text:span text:style-name="T7"> </text:span><text:span text:style-name="T11">=</text:span><text:span text:style-name="T7"> </text:span><text:span text:style-name="T14">calculate_cx</text:span><text:span text:style-name="T11">();</text:span></text:p>
      <text:p text:style-name="Standard"><text:span text:style-name="T7"><text:tab/></text:span><text:span text:style-name="T13">leds</text:span><text:span text:style-name="T7"> </text:span><text:span text:style-name="T11">=</text:span><text:span text:style-name="T7"> </text:span><text:span text:style-name="T14">calculate_LED</text:span><text:span text:style-name="T11">();</text:span></text:p>
      <text:p text:style-name="Standard"><text:span text:style-name="T7"><text:tab/></text:span></text:p>
      <text:p text:style-name="Standard"><text:span text:style-name="T7"><text:tab/></text:span><text:span text:style-name="T11">PORTB</text:span><text:span text:style-name="T7"> </text:span><text:span text:style-name="T11">=</text:span><text:span text:style-name="T7"> </text:span><text:span text:style-name="T13">flag_MSB</text:span><text:span text:style-name="T7"> </text:span><text:span text:style-name="T11">&lt;&lt;</text:span><text:span text:style-name="T7"> </text:span><text:span text:style-name="T11">7;</text:span><text:span text:style-name="T7"> </text:span><text:span text:style-name="T5">// LEDS Off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Cx</text:span><text:span text:style-name="T7"> </text:span><text:span text:style-name="T11">&gt;</text:span><text:span text:style-name="T7"> </text:span><text:span text:style-name="T11">70</text:span><text:span text:style-name="T7"> </text:span><text:span text:style-name="T11">&amp;&amp;</text:span><text:span text:style-name="T7"> </text:span><text:span text:style-name="T13">blink_flag</text:span><text:span text:style-name="T11">)</text:span></text:p>
      <text:p text:style-name="Standard"><text:span text:style-name="T7"><text:tab/><text:tab/></text:span><text:span text:style-name="T11">PORTB</text:span><text:span text:style-name="T7"> </text:span><text:span text:style-name="T11">|=</text:span><text:span text:style-name="T7"> </text:span><text:span text:style-name="T13">leds</text:span><text:span text:style-name="T11">;</text:span></text:p>
      <text:p text:style-name="Standard"><text:span text:style-name="T7"><text:tab/></text:span><text:span text:style-name="T9">else</text:span><text:span text:style-name="T7"> </text:span><text:span text:style-name="T9">if</text:span><text:span text:style-name="T7"> </text:span><text:span text:style-name="T11">(</text:span><text:span text:style-name="T13">Cx</text:span><text:span text:style-name="T7"> </text:span><text:span text:style-name="T11">&lt;=</text:span><text:span text:style-name="T7"> </text:span><text:span text:style-name="T11">70){</text:span></text:p>
      <text:p text:style-name="Standard"><text:span text:style-name="T7"><text:tab/><text:tab/></text:span><text:span text:style-name="T11">PORTB</text:span><text:span text:style-name="T7"> </text:span><text:span text:style-name="T11">|=</text:span><text:span text:style-name="T7"> </text:span><text:span text:style-name="T13">leds</text:span><text:span text:style-name="T11">;</text:span></text:p>
      <text:p text:style-name="Standard"><text:span text:style-name="T7"><text:tab/></text:span><text:span text:style-name="T11">}</text:span></text:p>
      <text:p text:style-name="Standard"><text:span text:style-name="T11">}</text:span></text:p>
      <text:p text:style-name="P14"/>
      <text:p text:style-name="Standard"><text:span text:style-name="T17">ISR</text:span><text:span text:style-name="T11">(TIMER1_OVF_vect)</text:span><text:span text:style-name="T7"> </text:span><text:span text:style-name="T11">{</text:span></text:p>
      <text:p text:style-name="Standard"><text:span text:style-name="T7"><text:tab/></text:span><text:span text:style-name="T11">ADCSRA</text:span><text:span text:style-name="T7"> </text:span><text:span text:style-name="T11">|=</text:span><text:span text:style-name="T7"> </text:span><text:span text:style-name="T11">(1&lt;&lt;ADSC);</text:span><text:span text:style-name="T7"> <text:s text:c="9"/></text:span><text:span text:style-name="T5">// Start the next conversion</text:span></text:p>
      <text:p text:style-name="Standard"><text:span text:style-name="T7"><text:tab/></text:span><text:span text:style-name="T11">TCNT1</text:span><text:span text:style-name="T7"> </text:span><text:span text:style-name="T11">=</text:span><text:span text:style-name="T7"> </text:span><text:span text:style-name="T11">64755;</text:span><text:span text:style-name="T7"><text:tab/><text:tab/><text:tab/><text:tab/><text:tab/><text:tab/></text:span><text:span text:style-name="T5">//Timer set to overflow in 100 msec</text:span></text:p>
      <text:p text:style-name="Standard"><text:span text:style-name="T7"><text:tab/></text:span><text:span text:style-name="T11">TCCR1B</text:span><text:span text:style-name="T7"> </text:span><text:span text:style-name="T11">=</text:span><text:span text:style-name="T7"> </text:span><text:span text:style-name="T11">(1&lt;&lt;CS12)</text:span><text:span text:style-name="T7"> </text:span><text:span text:style-name="T11">|</text:span><text:span text:style-name="T7"> </text:span><text:span text:style-name="T11">(0&lt;&lt;CS11)</text:span><text:span text:style-name="T7"> </text:span><text:span text:style-name="T11">|</text:span><text:span text:style-name="T7"> </text:span><text:span text:style-name="T11">(1&lt;&lt;CS10);</text:span><text:span text:style-name="T7"> </text:span><text:span text:style-name="T5">// Start again.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count</text:span><text:span text:style-name="T7"> </text:span><text:span text:style-name="T11">==</text:span><text:span text:style-name="T7"> </text:span><text:span text:style-name="T11">2)</text:span><text:span text:style-name="T7"> </text:span><text:span text:style-name="T5">// Here we change the flag for the alarm (Blink_flag) every 2 Timer Interrupts</text:span></text:p>
      <text:p text:style-name="Standard"><text:span text:style-name="T7"><text:tab/></text:span><text:span text:style-name="T11">{</text:span></text:p>
      <text:p text:style-name="Standard"><text:span text:style-name="T7"><text:tab/><text:tab/></text:span><text:span text:style-name="T13">blink_flag</text:span><text:span text:style-name="T7"> </text:span><text:span text:style-name="T11">=</text:span><text:span text:style-name="T7"> </text:span><text:span text:style-name="T11">!</text:span><text:span text:style-name="T13">blink_flag</text:span><text:span text:style-name="T11">;</text:span></text:p>
      <text:p text:style-name="Standard"><text:span text:style-name="T7"><text:tab/><text:tab/></text:span><text:span text:style-name="T9">if</text:span><text:span text:style-name="T7"> </text:span><text:span text:style-name="T11">(</text:span><text:span text:style-name="T13">success_flag</text:span><text:span text:style-name="T7"> </text:span><text:span text:style-name="T11">==</text:span><text:span text:style-name="T7"> </text:span><text:span text:style-name="T11">1)</text:span></text:p>
      <text:p text:style-name="Standard"><text:soft-page-break/><text:span text:style-name="T7"><text:tab/><text:tab/></text:span><text:span text:style-name="T13">blink_flag</text:span><text:span text:style-name="T7"> </text:span><text:span text:style-name="T11">=</text:span><text:span text:style-name="T7"> </text:span><text:span text:style-name="T11">1;</text:span><text:span text:style-name="T7"> </text:span><text:span text:style-name="T5">// HUGE_flag Turns ON only when we are in SUCCESS Mode (Correct password Typed) So we by pass Blink_flag to carry leds ON.</text:span></text:p>
      <text:p text:style-name="Standard"><text:span text:style-name="T7"><text:tab/><text:tab/></text:span><text:span text:style-name="T13">count</text:span><text:span text:style-name="T7"> </text:span><text:span text:style-name="T11">=</text:span><text:span text:style-name="T7"> </text:span><text:span text:style-name="T11">0;</text:span></text:p>
      <text:p text:style-name="Standard"><text:span text:style-name="T7"><text:tab/></text:span><text:span text:style-name="T11">}</text:span></text:p>
      <text:p text:style-name="Standard"><text:span text:style-name="T7"><text:tab/></text:span><text:span text:style-name="T11">++</text:span><text:span text:style-name="T13">count</text:span><text:span text:style-name="T11">;</text:span></text:p>
      <text:p text:style-name="Standard"><text:span text:style-name="T11">}</text:span></text:p>
      <text:p text:style-name="P14"/>
      <text:p text:style-name="P14"/>
      <text:p text:style-name="Standard"><text:span text:style-name="T9">int</text:span><text:span text:style-name="T7"> </text:span><text:span text:style-name="T14">main</text:span><text:span text:style-name="T11">(</text:span><text:span text:style-name="T9">void</text:span><text:span text:style-name="T11">)</text:span></text:p>
      <text:p text:style-name="Standard"><text:span text:style-name="T11">{</text:span></text:p>
      <text:p text:style-name="Standard"><text:span text:style-name="T7"><text:s text:c="4"/></text:span><text:span text:style-name="T11">DDRB</text:span><text:span text:style-name="T7"> </text:span><text:span text:style-name="T11">=</text:span><text:span text:style-name="T7"> </text:span><text:span text:style-name="T11">0xFF;</text:span><text:span text:style-name="T7"> <text:s text:c="7"/></text:span><text:span text:style-name="T5">// PORTB =&gt; OUTPUT</text:span></text:p>
      <text:p text:style-name="Standard"><text:span text:style-name="T7"><text:s text:c="4"/></text:span><text:span text:style-name="T11">DDRC</text:span><text:span text:style-name="T7"> </text:span><text:span text:style-name="T11">=</text:span><text:span text:style-name="T7"> </text:span><text:span text:style-name="T11">0xF0;</text:span><text:span text:style-name="T7"> <text:s text:c="7"/></text:span><text:span text:style-name="T5">// KEYPAD: PORTC[7:4] =&gt; OUTPUT, PORTC[3:0] =&gt; INPUT</text:span></text:p>
      <text:p text:style-name="Standard"><text:span text:style-name="T7"><text:s text:c="4"/></text:span></text:p>
      <text:p text:style-name="Standard"><text:span text:style-name="T7"><text:tab/></text:span><text:span text:style-name="T14">ADC_init</text:span><text:span text:style-name="T11">();</text:span></text:p>
      <text:p text:style-name="Standard"><text:span text:style-name="T7"><text:tab/></text:span></text:p>
      <text:p text:style-name="Standard"><text:span text:style-name="T7"><text:tab/></text:span><text:span text:style-name="T11">TIMSK</text:span><text:span text:style-name="T7"> </text:span><text:span text:style-name="T11">=</text:span><text:span text:style-name="T7"> </text:span><text:span text:style-name="T11">(1</text:span><text:span text:style-name="T7"> </text:span><text:span text:style-name="T11">&lt;&lt;</text:span><text:span text:style-name="T7"> </text:span><text:span text:style-name="T11">TOIE1);</text:span><text:span text:style-name="T7"> </text:span><text:span text:style-name="T5">//Timer1 ,interrupt enable</text:span></text:p>
      <text:p text:style-name="Standard"><text:span text:style-name="T7"><text:tab/></text:span><text:span text:style-name="T11">TCCR1B</text:span><text:span text:style-name="T7"> </text:span><text:span text:style-name="T11">=</text:span><text:span text:style-name="T7"> </text:span><text:span text:style-name="T11">(1&lt;&lt;CS12)</text:span><text:span text:style-name="T7"> </text:span><text:span text:style-name="T11">|</text:span><text:span text:style-name="T7"> </text:span><text:span text:style-name="T11">(0&lt;&lt;CS11)</text:span><text:span text:style-name="T7"> </text:span><text:span text:style-name="T11">|</text:span><text:span text:style-name="T7"> </text:span><text:span text:style-name="T11">(1&lt;&lt;CS10);</text:span><text:span text:style-name="T7"><text:tab/></text:span><text:span text:style-name="T5">//frequency of Timer1 8MHz/1024</text:span></text:p>
      <text:p text:style-name="Standard"><text:span text:style-name="T7"><text:tab/></text:span><text:span text:style-name="T11">TCNT1</text:span><text:span text:style-name="T7"> </text:span><text:span text:style-name="T11">=</text:span><text:span text:style-name="T7"> </text:span><text:span text:style-name="T11">64755;</text:span><text:span text:style-name="T7"><text:tab/><text:tab/></text:span><text:span text:style-name="T5">//Timer set to overflow in 100 msec</text:span></text:p>
      <text:p text:style-name="P14"/>
      <text:p text:style-name="Standard"><text:span text:style-name="T7"><text:tab/></text:span><text:span text:style-name="T9">asm</text:span><text:span text:style-name="T11">(</text:span><text:span text:style-name="T7">"sei"</text:span><text:span text:style-name="T11">);</text:span><text:span text:style-name="T7"><text:tab/><text:tab/><text:tab/><text:tab/></text:span><text:span text:style-name="T5">// enable interupts</text:span></text:p>
      <text:p text:style-name="Standard"><text:span text:style-name="T7"><text:tab/></text:span></text:p>
      <text:p text:style-name="Standard"><text:span text:style-name="T7"><text:s text:c="4"/></text:span><text:span text:style-name="T9">while</text:span><text:span text:style-name="T7"> </text:span><text:span text:style-name="T11">(1)</text:span><text:span text:style-name="T7"> </text:span><text:span text:style-name="T11">{</text:span><text:span text:style-name="T7"> <text:tab/> <text:s text:c="3"/></text:span></text:p>
      <text:p text:style-name="Standard"><text:span text:style-name="T7"><text:tab/> <text:s text:c="3"/></text:span><text:span text:style-name="T13">mem</text:span><text:span text:style-name="T11">[0]</text:span><text:span text:style-name="T7"> </text:span><text:span text:style-name="T11">=</text:span><text:span text:style-name="T7"> </text:span><text:span text:style-name="T11">0;</text:span><text:span text:style-name="T7"> <text:s text:c="3"/></text:span><text:span text:style-name="T5">// INITIALIZE RAM</text:span></text:p>
      <text:p text:style-name="Standard"><text:span text:style-name="T7"><text:tab/> <text:s text:c="3"/></text:span><text:span text:style-name="T13">mem</text:span><text:span text:style-name="T11">[1]</text:span><text:span text:style-name="T7"> </text:span><text:span text:style-name="T11">=</text:span><text:span text:style-name="T7"> </text:span><text:span text:style-name="T11">0;</text:span></text:p>
      <text:p text:style-name="Standard"><text:span text:style-name="T7"><text:tab/> <text:s text:c="3"/></text:span><text:span text:style-name="T11">PORTB</text:span><text:span text:style-name="T7"> </text:span><text:span text:style-name="T11">=</text:span><text:span text:style-name="T7"> </text:span><text:span text:style-name="T11">0;</text:span><text:span text:style-name="T7"> </text:span></text:p>
      <text:p text:style-name="Standard"><text:span text:style-name="T7"><text:tab/> <text:s text:c="3"/></text:span></text:p>
      <text:p text:style-name="Standard"><text:span text:style-name="T7"><text:tab/> <text:s text:c="3"/></text:span><text:span text:style-name="T9">while</text:span><text:span text:style-name="T7"> </text:span><text:span text:style-name="T11">(!</text:span><text:span text:style-name="T14">scan_keypad_rising_edge</text:span><text:span text:style-name="T11">())</text:span><text:span text:style-name="T7"> </text:span><text:span text:style-name="T11">{}</text:span></text:p>
      <text:p text:style-name="Standard"><text:span text:style-name="T7"><text:tab/><text:tab/></text:span><text:span text:style-name="T13">first</text:span><text:span text:style-name="T7"> </text:span><text:span text:style-name="T11">=</text:span><text:span text:style-name="T7"> </text:span><text:span text:style-name="T14">keypad_to_ascii</text:span><text:span text:style-name="T11">();</text:span><text:span text:style-name="T7"> <text:s/></text:span></text:p>
      <text:p text:style-name="Standard"><text:span text:style-name="T7"><text:tab/><text:tab/></text:span></text:p>
      <text:p text:style-name="Standard"><text:span text:style-name="T7"><text:tab/> <text:s text:c="3"/></text:span><text:span text:style-name="T5">// GET SECOND DIGIT</text:span></text:p>
      <text:p text:style-name="Standard"><text:span text:style-name="T7"><text:tab/><text:tab/></text:span><text:span text:style-name="T9">while</text:span><text:span text:style-name="T11">(!</text:span><text:span text:style-name="T14">scan_keypad_rising_edge</text:span><text:span text:style-name="T11">()){}</text:span></text:p>
      <text:p text:style-name="Standard"><text:span text:style-name="T7"><text:tab/><text:tab/></text:span><text:span text:style-name="T13">second</text:span><text:span text:style-name="T7"> </text:span><text:span text:style-name="T11">=</text:span><text:span text:style-name="T7"> </text:span><text:span text:style-name="T14">keypad_to_ascii</text:span><text:span text:style-name="T11">();</text:span></text:p>
      <text:p text:style-name="Standard"><text:span text:style-name="T7"><text:tab/><text:tab/></text:span></text:p>
      <text:p text:style-name="Standard"><text:span text:style-name="T7"><text:tab/><text:tab/></text:span><text:span text:style-name="T9">if</text:span><text:span text:style-name="T7"> </text:span><text:span text:style-name="T11">(</text:span><text:span text:style-name="T13">first</text:span><text:span text:style-name="T7"> </text:span><text:span text:style-name="T11">==</text:span><text:span text:style-name="T7"> </text:span><text:span text:style-name="T11">'2'</text:span><text:span text:style-name="T7"> </text:span><text:span text:style-name="T11">&amp;&amp;</text:span><text:span text:style-name="T7"> </text:span><text:span text:style-name="T13">second</text:span><text:span text:style-name="T7"> </text:span><text:span text:style-name="T11">==</text:span><text:span text:style-name="T7"> </text:span><text:span text:style-name="T11">'1')</text:span><text:span text:style-name="T7"> </text:span><text:span text:style-name="T11">{</text:span></text:p>
      <text:p text:style-name="Standard"><text:span text:style-name="T7"><text:tab/><text:tab/><text:tab/></text:span><text:span text:style-name="T14">SUCCESS</text:span><text:span text:style-name="T11">();</text:span></text:p>
      <text:p text:style-name="Standard"><text:span text:style-name="T7"><text:tab/><text:tab/></text:span><text:span text:style-name="T11">}</text:span><text:span text:style-name="T7"> </text:span><text:span text:style-name="T9">else</text:span><text:span text:style-name="T7"> </text:span><text:span text:style-name="T11">{</text:span></text:p>
      <text:p text:style-name="Standard"><text:span text:style-name="T7"><text:tab/><text:tab/><text:tab/></text:span><text:span text:style-name="T14">BLINK_FAIL</text:span><text:span text:style-name="T11">();</text:span></text:p>
      <text:p text:style-name="Standard"><text:span text:style-name="T7"><text:tab/><text:tab/></text:span><text:span text:style-name="T11">}</text:span></text:p>
      <text:p text:style-name="Standard"><text:span text:style-name="T7"><text:s text:c="4"/></text:span><text:span text:style-name="T11">}</text:span></text:p>
      <text:p text:style-name="Standard"><text:span text:style-name="T11">}</text:span></text:p>
      <text:p text:style-name="P14"/>
      <text:p text:style-name="Standard"><text:span text:style-name="T9">void</text:span><text:span text:style-name="T7"> </text:span><text:span text:style-name="T14">SUCCESS</text:span><text:span text:style-name="T11">()</text:span><text:span text:style-name="T7"> </text:span><text:span text:style-name="T11">{</text:span></text:p>
      <text:p text:style-name="Standard"><text:span text:style-name="T7"><text:tab/></text:span><text:span text:style-name="T13">success_flag</text:span><text:span text:style-name="T7"> </text:span><text:span text:style-name="T11">=</text:span><text:span text:style-name="T7"> </text:span><text:span text:style-name="T11">1;</text:span></text:p>
      <text:p text:style-name="Standard"><text:span text:style-name="T7"><text:tab/></text:span><text:span text:style-name="T13">flag_MSB</text:span><text:span text:style-name="T7"> </text:span><text:span text:style-name="T11">=</text:span><text:span text:style-name="T7"> </text:span><text:span text:style-name="T11">1;</text:span></text:p>
      <text:p text:style-name="Standard"><text:span text:style-name="T7"><text:tab/></text:span><text:span text:style-name="T11">PORTB</text:span><text:span text:style-name="T7"> </text:span><text:span text:style-name="T11">=</text:span><text:span text:style-name="T7"> </text:span><text:span text:style-name="T11">0x80</text:span><text:span text:style-name="T7"> </text:span><text:span text:style-name="T11">|</text:span><text:span text:style-name="T7"> </text:span><text:span text:style-name="T13">leds</text:span><text:span text:style-name="T11">;</text:span></text:p>
      <text:p text:style-name="Standard"><text:span text:style-name="T7"><text:tab/></text:span><text:span text:style-name="T15">_delay_ms</text:span><text:span text:style-name="T11">(4000);</text:span></text:p>
      <text:p text:style-name="Standard"><text:span text:style-name="T7"><text:tab/></text:span><text:span text:style-name="T11">PORTB</text:span><text:span text:style-name="T7"> </text:span><text:span text:style-name="T11">=</text:span><text:span text:style-name="T7"> </text:span><text:span text:style-name="T11">0x00</text:span><text:span text:style-name="T7"> </text:span><text:span text:style-name="T11">|</text:span><text:span text:style-name="T7"> </text:span><text:span text:style-name="T13">leds</text:span><text:span text:style-name="T11">;</text:span></text:p>
      <text:p text:style-name="Standard"><text:span text:style-name="T7"><text:tab/></text:span><text:span text:style-name="T13">flag_MSB</text:span><text:span text:style-name="T7"> </text:span><text:span text:style-name="T11">=</text:span><text:span text:style-name="T7"> </text:span><text:span text:style-name="T11">0;</text:span></text:p>
      <text:p text:style-name="Standard"><text:span text:style-name="T7"><text:tab/></text:span><text:span text:style-name="T13">success_flag</text:span><text:span text:style-name="T7"> </text:span><text:span text:style-name="T11">=</text:span><text:span text:style-name="T7"> </text:span><text:span text:style-name="T11">0;</text:span></text:p>
      <text:p text:style-name="Standard"><text:span text:style-name="T11">}</text:span></text:p>
      <text:p text:style-name="P14"/>
      <text:p text:style-name="Standard"><text:span text:style-name="T9">void</text:span><text:span text:style-name="T7"> </text:span><text:span text:style-name="T14">BLINK_FAIL</text:span><text:span text:style-name="T11">()</text:span><text:span text:style-name="T7"> </text:span><text:span text:style-name="T11">{</text:span></text:p>
      <text:p text:style-name="Standard"><text:span text:style-name="T7"><text:tab/></text:span><text:span text:style-name="T9">for</text:span><text:span text:style-name="T7"> </text:span><text:span text:style-name="T11">(</text:span><text:span text:style-name="T9">int</text:span><text:span text:style-name="T7"> </text:span><text:span text:style-name="T13">i</text:span><text:span text:style-name="T7"> </text:span><text:span text:style-name="T11">=</text:span><text:span text:style-name="T7"> </text:span><text:span text:style-name="T11">0;</text:span><text:span text:style-name="T7"> </text:span><text:span text:style-name="T13">i</text:span><text:span text:style-name="T7"> </text:span><text:span text:style-name="T11">&lt;</text:span><text:span text:style-name="T7"> </text:span><text:span text:style-name="T11">4;</text:span><text:span text:style-name="T7"> </text:span><text:span text:style-name="T11">++</text:span><text:span text:style-name="T13">i</text:span><text:span text:style-name="T11">)</text:span><text:span text:style-name="T7"> </text:span><text:span text:style-name="T11">{</text:span></text:p>
      <text:p text:style-name="Standard"><text:span text:style-name="T7"><text:tab/><text:tab/></text:span><text:span text:style-name="T13">flag_MSB</text:span><text:span text:style-name="T7"> </text:span><text:span text:style-name="T11">=</text:span><text:span text:style-name="T7"> </text:span><text:span text:style-name="T11">1;</text:span></text:p>
      <text:p text:style-name="Standard"><text:span text:style-name="T7"><text:tab/><text:tab/></text:span><text:span text:style-name="T11">PORTB</text:span><text:span text:style-name="T7"> </text:span><text:span text:style-name="T11">=</text:span><text:span text:style-name="T7"> </text:span><text:span text:style-name="T11">0x80</text:span><text:span text:style-name="T7"> </text:span><text:span text:style-name="T11">|</text:span><text:span text:style-name="T7"> </text:span><text:span text:style-name="T13">leds</text:span><text:span text:style-name="T11">;</text:span><text:span text:style-name="T7"> </text:span><text:span text:style-name="T5">// 0xff;</text:span></text:p>
      <text:p text:style-name="Standard"><text:span text:style-name="T7"><text:tab/><text:tab/></text:span><text:span text:style-name="T15">_delay_ms</text:span><text:span text:style-name="T11">(500);</text:span></text:p>
      <text:p text:style-name="Standard"><text:span text:style-name="T7"><text:tab/><text:tab/></text:span></text:p>
      <text:p text:style-name="Standard"><text:span text:style-name="T7"><text:tab/><text:tab/></text:span><text:span text:style-name="T13">flag_MSB</text:span><text:span text:style-name="T7"> </text:span><text:span text:style-name="T11">=</text:span><text:span text:style-name="T7"> </text:span><text:span text:style-name="T11">0;</text:span></text:p>
      <text:p text:style-name="Standard"><text:span text:style-name="T7"><text:tab/><text:tab/></text:span><text:span text:style-name="T11">PORTB</text:span><text:span text:style-name="T7"> </text:span><text:span text:style-name="T11">=</text:span><text:span text:style-name="T7"> </text:span><text:span text:style-name="T11">0x00</text:span><text:span text:style-name="T7"> </text:span><text:span text:style-name="T11">|</text:span><text:span text:style-name="T7"> </text:span><text:span text:style-name="T13">leds</text:span><text:span text:style-name="T11">;</text:span></text:p>
      <text:p text:style-name="Standard"><text:span text:style-name="T7"><text:tab/><text:tab/></text:span><text:span text:style-name="T15">_delay_ms</text:span><text:span text:style-name="T11">(500);</text:span></text:p>
      <text:p text:style-name="Standard"><text:soft-page-break/><text:span text:style-name="T7"><text:tab/></text:span><text:span text:style-name="T11">}</text:span></text:p>
      <text:p text:style-name="Standard"><text:span text:style-name="T11">}</text:span><text:span text:style-name="T7"> </text:span></text:p>
      <text:p text:style-name="Standard"><text:span text:style-name="T7"><text:s/></text:span></text:p>
      <text:p text:style-name="Standard"><text:span text:style-name="T9">unsigned</text:span><text:span text:style-name="T7"> </text:span><text:span text:style-name="T9">char</text:span><text:span text:style-name="T7"> </text:span><text:span text:style-name="T14">scan_row</text:span><text:span text:style-name="T11">(</text:span><text:span text:style-name="T9">int</text:span><text:span text:style-name="T7"> </text:span><text:span text:style-name="T13">i</text:span><text:span text:style-name="T11">)</text:span><text:span text:style-name="T7"> </text:span><text:span text:style-name="T11">{</text:span><text:span text:style-name="T7"> <text:s text:c="2"/></text:span><text:span text:style-name="T5">// i = 1,2,3,4</text:span></text:p>
      <text:p text:style-name="Standard"><text:span text:style-name="T7"><text:tab/></text:span><text:span text:style-name="T9">unsigned</text:span><text:span text:style-name="T7"> </text:span><text:span text:style-name="T9">char</text:span><text:span text:style-name="T7"> </text:span><text:span text:style-name="T13">a</text:span><text:span text:style-name="T7"> </text:span><text:span text:style-name="T11">=</text:span><text:span text:style-name="T7"> </text:span><text:span text:style-name="T11">(</text:span><text:span text:style-name="T7"> </text:span><text:span text:style-name="T11">1</text:span><text:span text:style-name="T7"> </text:span><text:span text:style-name="T11">&lt;&lt;</text:span><text:span text:style-name="T7"> </text:span><text:span text:style-name="T11">3</text:span><text:span text:style-name="T7"> </text:span><text:span text:style-name="T11">);</text:span><text:span text:style-name="T7"> </text:span><text:span text:style-name="T5">// SKIP 3 LSB</text:span></text:p>
      <text:p text:style-name="Standard"><text:span text:style-name="T7"><text:tab/></text:span><text:span text:style-name="T13">a</text:span><text:span text:style-name="T7"> </text:span><text:span text:style-name="T11">=</text:span><text:span text:style-name="T7"> </text:span><text:span text:style-name="T11">(</text:span><text:span text:style-name="T13">a</text:span><text:span text:style-name="T7"> </text:span><text:span text:style-name="T11">&lt;&lt;</text:span><text:span text:style-name="T7"> </text:span><text:span text:style-name="T13">i</text:span><text:span text:style-name="T11">);</text:span><text:span text:style-name="T7"><text:tab/><text:tab/><text:tab/></text:span><text:span text:style-name="T5">// SELECT ROW ACCORDING TO FUNCTION INPUT i</text:span></text:p>
      <text:p text:style-name="Standard"><text:span text:style-name="T7"><text:tab/></text:span><text:span text:style-name="T11">PORTC</text:span><text:span text:style-name="T7"> </text:span><text:span text:style-name="T11">=</text:span><text:span text:style-name="T7"> </text:span><text:span text:style-name="T13">a</text:span><text:span text:style-name="T11">;</text:span><text:span text:style-name="T7"><text:tab/><text:tab/><text:tab/><text:tab/></text:span><text:span text:style-name="T5">// WE SELECT ROW BY SETTING CORRESPONDING BIT TO 1</text:span></text:p>
      <text:p text:style-name="Standard"><text:span text:style-name="T7"><text:tab/></text:span><text:span text:style-name="T15">_delay_us</text:span><text:span text:style-name="T11">(500);</text:span><text:span text:style-name="T7"><text:tab/><text:tab/><text:tab/></text:span><text:span text:style-name="T5">// DELAY FOR REMOTE USAGE</text:span></text:p>
      <text:p text:style-name="Standard"><text:span text:style-name="T7"><text:tab/></text:span><text:span text:style-name="T9">return</text:span><text:span text:style-name="T7"> </text:span><text:span text:style-name="T11">PINC</text:span><text:span text:style-name="T7"> </text:span><text:span text:style-name="T11">&amp;</text:span><text:span text:style-name="T7"> </text:span><text:span text:style-name="T11">0x0F;</text:span><text:span text:style-name="T7"><text:tab/><text:tab/></text:span><text:span text:style-name="T5">// WE READ THE 4 LSB, '1' INDICATES SWITCH PUSHED</text:span></text:p>
      <text:p text:style-name="Standard"><text:span text:style-name="T11">}</text:span></text:p>
      <text:p text:style-name="P14"/>
      <text:p text:style-name="Standard"><text:span text:style-name="T5">/* FUNCTION TO SWAP LO WITH HO BITS */</text:span></text:p>
      <text:p text:style-name="Standard"><text:span text:style-name="T9">unsigned</text:span><text:span text:style-name="T7"> </text:span><text:span text:style-name="T9">char</text:span><text:span text:style-name="T7"> </text:span><text:span text:style-name="T14">swap</text:span><text:span text:style-name="T11">(</text:span><text:span text:style-name="T9">unsigned</text:span><text:span text:style-name="T7"> </text:span><text:span text:style-name="T9">char</text:span><text:span text:style-name="T7"> </text:span><text:span text:style-name="T13">x</text:span><text:span text:style-name="T11">)</text:span><text:span text:style-name="T7"> </text:span><text:span text:style-name="T11">{</text:span></text:p>
      <text:p text:style-name="Standard"><text:span text:style-name="T7"><text:tab/></text:span><text:span text:style-name="T9">return</text:span><text:span text:style-name="T7"> </text:span><text:span text:style-name="T11">((</text:span><text:span text:style-name="T13">x</text:span><text:span text:style-name="T7"> </text:span><text:span text:style-name="T11">&amp;</text:span><text:span text:style-name="T7"> </text:span><text:span text:style-name="T11">0x0F)</text:span><text:span text:style-name="T7"> </text:span><text:span text:style-name="T11">&lt;&lt;</text:span><text:span text:style-name="T7"> </text:span><text:span text:style-name="T11">4</text:span><text:span text:style-name="T7"> </text:span><text:span text:style-name="T11">|</text:span><text:span text:style-name="T7"> </text:span><text:span text:style-name="T11">(</text:span><text:span text:style-name="T13">x</text:span><text:span text:style-name="T7"> </text:span><text:span text:style-name="T11">&amp;</text:span><text:span text:style-name="T7"> </text:span><text:span text:style-name="T11">0xF0)</text:span><text:span text:style-name="T7"> </text:span><text:span text:style-name="T11">&gt;&gt;</text:span><text:span text:style-name="T7"> </text:span><text:span text:style-name="T11">4);</text:span></text:p>
      <text:p text:style-name="Standard"><text:span text:style-name="T11">}</text:span></text:p>
      <text:p text:style-name="P14"/>
      <text:p text:style-name="Standard"><text:span text:style-name="T5">/* SCAN ROWS(1..4) *DIFFERENT ORDER FROM EXERSISE DOCUMENT*</text:span></text:p>
      <text:p text:style-name="Standard"><text:span text:style-name="T5">* FIRST ROW: PC4-&gt;PC0: 1, <text:s/>PC4-&gt;PC1: 2, <text:s/>PC4-&gt;PC2: 3, PC4-&gt;PC3: A</text:span></text:p>
      <text:p text:style-name="Standard"><text:span text:style-name="T5">* SECOND ROW: PC5-&gt;PC0: 4, <text:s/>PC5-&gt;PC1: 5, <text:s/>PC5-&gt;PC2: 6, PC5-&gt;PC3: B</text:span></text:p>
      <text:p text:style-name="Standard"><text:span text:style-name="T5">* THIRD ROW: PC6-&gt;PC0: 7, <text:s/>PC6-&gt;PC1: 8, <text:s/>PC6-&gt;PC2: 9, PC6-&gt;PC3: C</text:span></text:p>
      <text:p text:style-name="Standard"><text:span text:style-name="T5">* FOURTH ROW: PC7-&gt;PC0: *, <text:s/>PC7-&gt;PC1: 0, <text:s/>PC7-&gt;PC2: #, PC7-&gt;PC3: D</text:span></text:p>
      <text:p text:style-name="Standard"><text:span text:style-name="T5">*/</text:span></text:p>
      <text:p text:style-name="Standard"><text:span text:style-name="T9">void</text:span><text:span text:style-name="T7"> </text:span><text:span text:style-name="T14">scan_keypad</text:span><text:span text:style-name="T11">()</text:span><text:span text:style-name="T7"> </text:span><text:span text:style-name="T11">{</text:span></text:p>
      <text:p text:style-name="Standard"><text:span text:style-name="T7"><text:tab/></text:span><text:span text:style-name="T9">unsigned</text:span><text:span text:style-name="T7"> </text:span><text:span text:style-name="T9">char</text:span><text:span text:style-name="T7"> </text:span><text:span text:style-name="T13">i</text:span><text:span text:style-name="T11">;</text:span></text:p>
      <text:p text:style-name="Standard"><text:span text:style-name="T7"><text:tab/></text:span></text:p>
      <text:p text:style-name="Standard"><text:span text:style-name="T7"><text:tab/></text:span><text:span text:style-name="T5">// check row 1, 0b0001-ROW CORRESPONDING TO PC4</text:span></text:p>
      <text:p text:style-name="Standard"><text:span text:style-name="T7"><text:tab/></text:span><text:span text:style-name="T13">i</text:span><text:span text:style-name="T7"> </text:span><text:span text:style-name="T11">=</text:span><text:span text:style-name="T7"> </text:span><text:span text:style-name="T14">scan_row</text:span><text:span text:style-name="T11">(1);</text:span></text:p>
      <text:p text:style-name="Standard"><text:span text:style-name="T7"><text:tab/></text:span><text:span text:style-name="T13">key_reg</text:span><text:span text:style-name="T11">[1]</text:span><text:span text:style-name="T7"> </text:span><text:span text:style-name="T11">=</text:span><text:span text:style-name="T7"> </text:span><text:span text:style-name="T14">swap</text:span><text:span text:style-name="T11">(</text:span><text:span text:style-name="T13">i</text:span><text:span text:style-name="T11">);</text:span><text:span text:style-name="T7"><text:tab/></text:span><text:span text:style-name="T5">//key_reg[1] = first_row(4 MSB)-0000</text:span></text:p>
      <text:p text:style-name="Standard"><text:span text:style-name="T7"><text:tab/></text:span></text:p>
      <text:p text:style-name="Standard"><text:span text:style-name="T7"><text:tab/></text:span><text:span text:style-name="T5">// check row 2, 0b0010-ROW CORRESPONDING TO PC5</text:span></text:p>
      <text:p text:style-name="Standard"><text:span text:style-name="T7"><text:tab/></text:span><text:span text:style-name="T13">i</text:span><text:span text:style-name="T7"> </text:span><text:span text:style-name="T11">=</text:span><text:span text:style-name="T7"> </text:span><text:span text:style-name="T14">scan_row</text:span><text:span text:style-name="T11">(2);</text:span></text:p>
      <text:p text:style-name="Standard"><text:span text:style-name="T7"><text:tab/></text:span><text:span text:style-name="T13">key_reg</text:span><text:span text:style-name="T11">[1]</text:span><text:span text:style-name="T7"> </text:span><text:span text:style-name="T11">+=</text:span><text:span text:style-name="T7"> </text:span><text:span text:style-name="T13">i</text:span><text:span text:style-name="T11">;</text:span><text:span text:style-name="T7"><text:tab/><text:tab/></text:span><text:span text:style-name="T5">//key_reg[1] = first_row(4 MSB)-second_row(4 LSB)</text:span></text:p>
      <text:p text:style-name="Standard"><text:span text:style-name="T7"><text:tab/></text:span></text:p>
      <text:p text:style-name="Standard"><text:span text:style-name="T7"><text:tab/></text:span><text:span text:style-name="T5">// check row 3, 0b0100-ROW CORRESPONDING TO PC6</text:span></text:p>
      <text:p text:style-name="Standard"><text:span text:style-name="T7"><text:tab/></text:span><text:span text:style-name="T13">i</text:span><text:span text:style-name="T7"> </text:span><text:span text:style-name="T11">=</text:span><text:span text:style-name="T7"> </text:span><text:span text:style-name="T14">scan_row</text:span><text:span text:style-name="T11">(3);</text:span></text:p>
      <text:p text:style-name="Standard"><text:span text:style-name="T7"><text:tab/></text:span><text:span text:style-name="T13">key_reg</text:span><text:span text:style-name="T11">[0]</text:span><text:span text:style-name="T7"> </text:span><text:span text:style-name="T11">=</text:span><text:span text:style-name="T7"> </text:span><text:span text:style-name="T14">swap</text:span><text:span text:style-name="T11">(</text:span><text:span text:style-name="T13">i</text:span><text:span text:style-name="T11">);</text:span><text:span text:style-name="T7"><text:tab/></text:span><text:span text:style-name="T5">//key_reg[0] = third_row(4 MSB) -0000</text:span></text:p>
      <text:p text:style-name="Standard"><text:span text:style-name="T7"><text:tab/></text:span></text:p>
      <text:p text:style-name="Standard"><text:span text:style-name="T7"><text:tab/></text:span><text:span text:style-name="T5">// check row 4, 0b1000-ROW CORRESPONDING TO PC7</text:span></text:p>
      <text:p text:style-name="Standard"><text:span text:style-name="T7"><text:tab/></text:span><text:span text:style-name="T13">i</text:span><text:span text:style-name="T7"> </text:span><text:span text:style-name="T11">=</text:span><text:span text:style-name="T7"> </text:span><text:span text:style-name="T14">scan_row</text:span><text:span text:style-name="T11">(4);</text:span></text:p>
      <text:p text:style-name="Standard"><text:span text:style-name="T7"><text:tab/></text:span><text:span text:style-name="T13">key_reg</text:span><text:span text:style-name="T11">[0]</text:span><text:span text:style-name="T7"> </text:span><text:span text:style-name="T11">+=</text:span><text:span text:style-name="T7"> </text:span><text:span text:style-name="T13">i</text:span><text:span text:style-name="T11">;</text:span><text:span text:style-name="T7"><text:tab/><text:tab/></text:span><text:span text:style-name="T5">//key_reg[0] = third_row(4 MSB)-fourth_row(4 LSB)</text:span></text:p>
      <text:p text:style-name="Standard"><text:span text:style-name="T7"><text:tab/></text:span><text:span text:style-name="T11">PORTC</text:span><text:span text:style-name="T7"> </text:span><text:span text:style-name="T11">=</text:span><text:span text:style-name="T7"> </text:span><text:span text:style-name="T11">0x00;</text:span><text:span text:style-name="T7"><text:tab/><text:tab/><text:tab/></text:span><text:span text:style-name="T5">// added for remote usage</text:span></text:p>
      <text:p text:style-name="Standard"><text:span text:style-name="T11">}</text:span></text:p>
      <text:p text:style-name="P14"/>
      <text:p text:style-name="Standard"><text:span text:style-name="T9">int</text:span><text:span text:style-name="T7"> </text:span><text:span text:style-name="T14">scan_keypad_rising_edge</text:span><text:span text:style-name="T11">()</text:span><text:span text:style-name="T7"> </text:span><text:span text:style-name="T11">{</text:span></text:p>
      <text:p text:style-name="Standard"><text:span text:style-name="T7"><text:tab/></text:span><text:span text:style-name="T5">// CHECK KEYPAD</text:span></text:p>
      <text:p text:style-name="Standard"><text:span text:style-name="T7"><text:tab/></text:span><text:span text:style-name="T14">scan_keypad</text:span><text:span text:style-name="T11">();</text:span><text:span text:style-name="T7"><text:tab/><text:tab/><text:tab/><text:tab/><text:tab/><text:tab/></text:span><text:span text:style-name="T5">// RETURNS RESULTS IN key_reg</text:span></text:p>
      <text:p text:style-name="Standard"><text:span text:style-name="T7"><text:tab/></text:span><text:span text:style-name="T5">// ADD TEMPORARY VARIABLES</text:span></text:p>
      <text:p text:style-name="Standard"><text:span text:style-name="T7"><text:tab/></text:span><text:span text:style-name="T9">unsigned</text:span><text:span text:style-name="T7"> </text:span><text:span text:style-name="T9">char</text:span><text:span text:style-name="T7"> </text:span><text:span text:style-name="T13">tmp_keypad</text:span><text:span text:style-name="T11">[2];</text:span></text:p>
      <text:p text:style-name="Standard"><text:span text:style-name="T7"><text:tab/></text:span><text:span text:style-name="T13">tmp_keypad</text:span><text:span text:style-name="T11">[0]</text:span><text:span text:style-name="T7"> </text:span><text:span text:style-name="T11">=</text:span><text:span text:style-name="T7"> </text:span><text:span text:style-name="T13">key_reg</text:span><text:span text:style-name="T11">[0];</text:span><text:span text:style-name="T7"><text:tab/><text:tab/><text:tab/></text:span><text:span text:style-name="T5">//tmp_keypad HOLD ACQUIRED DATA FROM SCAN_KEYPAD()</text:span></text:p>
      <text:p text:style-name="Standard"><text:span text:style-name="T7"><text:tab/></text:span><text:span text:style-name="T13">tmp_keypad</text:span><text:span text:style-name="T11">[1]</text:span><text:span text:style-name="T7"> </text:span><text:span text:style-name="T11">=</text:span><text:span text:style-name="T7"> </text:span><text:span text:style-name="T13">key_reg</text:span><text:span text:style-name="T11">[1];</text:span></text:p>
      <text:p text:style-name="Standard"><text:span text:style-name="T7"><text:tab/></text:span></text:p>
      <text:p text:style-name="Standard"><text:span text:style-name="T7"><text:tab/></text:span><text:span text:style-name="T15">_delay_ms</text:span><text:span text:style-name="T11">(0x15);</text:span><text:span text:style-name="T7"><text:tab/><text:tab/><text:tab/><text:tab/><text:tab/></text:span><text:span text:style-name="T5">// APOFYGH SPINTHIRISMOU</text:span></text:p>
      <text:p text:style-name="Standard"><text:span text:style-name="T7"><text:tab/></text:span></text:p>
      <text:p text:style-name="Standard"><text:span text:style-name="T7"><text:tab/></text:span></text:p>
      <text:p text:style-name="Standard"><text:span text:style-name="T7"><text:tab/></text:span><text:span text:style-name="T14">scan_keypad</text:span><text:span text:style-name="T11">();</text:span></text:p>
      <text:p text:style-name="Standard"><text:span text:style-name="T7"><text:tab/></text:span><text:span text:style-name="T13">key_reg</text:span><text:span text:style-name="T11">[0]</text:span><text:span text:style-name="T7"> </text:span><text:span text:style-name="T11">&amp;=</text:span><text:span text:style-name="T7"> </text:span><text:span text:style-name="T13">tmp_keypad</text:span><text:span text:style-name="T11">[0];</text:span><text:span text:style-name="T7"><text:tab/><text:tab/></text:span><text:span text:style-name="T5">// APPORIPSE TIS TIMES POU EMFANISAN SPINTHIRISMO</text:span></text:p>
      <text:p text:style-name="Standard"><text:span text:style-name="T7"><text:tab/></text:span><text:span text:style-name="T13">key_reg</text:span><text:span text:style-name="T11">[1]</text:span><text:span text:style-name="T7"> </text:span><text:span text:style-name="T11">&amp;=</text:span><text:span text:style-name="T7"> </text:span><text:span text:style-name="T13">tmp_keypad</text:span><text:span text:style-name="T11">[1];</text:span></text:p>
      <text:p text:style-name="Standard"><text:span text:style-name="T7"><text:tab/></text:span></text:p>
      <text:p text:style-name="Standard"><text:soft-page-break/><text:span text:style-name="T7"><text:tab/></text:span><text:span text:style-name="T13">tmp_keypad</text:span><text:span text:style-name="T11">[0]</text:span><text:span text:style-name="T7"> </text:span><text:span text:style-name="T11">=</text:span><text:span text:style-name="T7"> </text:span><text:span text:style-name="T13">mem</text:span><text:span text:style-name="T11">[0];</text:span><text:span text:style-name="T7"><text:tab/><text:tab/><text:tab/><text:tab/></text:span><text:span text:style-name="T5">// BRING LAST STATE OF SWITCHES FROM RAM TO tmp_keypad</text:span></text:p>
      <text:p text:style-name="Standard"><text:span text:style-name="T7"><text:tab/></text:span><text:span text:style-name="T13">tmp_keypad</text:span><text:span text:style-name="T11">[1]</text:span><text:span text:style-name="T7"> </text:span><text:span text:style-name="T11">=</text:span><text:span text:style-name="T7"> </text:span><text:span text:style-name="T13">mem</text:span><text:span text:style-name="T11">[1];</text:span></text:p>
      <text:p text:style-name="Standard"><text:span text:style-name="T7"><text:tab/></text:span></text:p>
      <text:p text:style-name="Standard"><text:span text:style-name="T7"><text:tab/></text:span><text:span text:style-name="T13">mem</text:span><text:span text:style-name="T11">[0]</text:span><text:span text:style-name="T7"> </text:span><text:span text:style-name="T11">=</text:span><text:span text:style-name="T7"> </text:span><text:span text:style-name="T13">key_reg</text:span><text:span text:style-name="T11">[0];</text:span><text:span text:style-name="T7"><text:tab/><text:tab/><text:tab/><text:tab/></text:span><text:span text:style-name="T5">// STORE NEW KEYPAD STATE IN RAM FOR FUTURE CALL</text:span></text:p>
      <text:p text:style-name="Standard"><text:span text:style-name="T7"><text:tab/></text:span><text:span text:style-name="T13">mem</text:span><text:span text:style-name="T11">[1]</text:span><text:span text:style-name="T7"> </text:span><text:span text:style-name="T11">=</text:span><text:span text:style-name="T7"> </text:span><text:span text:style-name="T13">key_reg</text:span><text:span text:style-name="T11">[1];</text:span></text:p>
      <text:p text:style-name="Standard"><text:span text:style-name="T7"><text:tab/></text:span></text:p>
      <text:p text:style-name="Standard"><text:span text:style-name="T7"><text:tab/></text:span></text:p>
      <text:p text:style-name="Standard"><text:span text:style-name="T7"><text:tab/></text:span><text:span text:style-name="T13">key_reg</text:span><text:span text:style-name="T11">[0]</text:span><text:span text:style-name="T7"> </text:span><text:span text:style-name="T11">&amp;=</text:span><text:span text:style-name="T7"> </text:span><text:span text:style-name="T11">~</text:span><text:span text:style-name="T13">tmp_keypad</text:span><text:span text:style-name="T11">[0];</text:span><text:span text:style-name="T7"><text:tab/><text:tab/></text:span><text:span text:style-name="T5">// FIND KEYPAD SWITCHES THAT HAVE JUST BEEN PRESSED</text:span></text:p>
      <text:p text:style-name="Standard"><text:span text:style-name="T7"><text:tab/></text:span><text:span text:style-name="T13">key_reg</text:span><text:span text:style-name="T11">[1]</text:span><text:span text:style-name="T7"> </text:span><text:span text:style-name="T11">&amp;=</text:span><text:span text:style-name="T7"> </text:span><text:span text:style-name="T11">~</text:span><text:span text:style-name="T13">tmp_keypad</text:span><text:span text:style-name="T11">[1];</text:span></text:p>
      <text:p text:style-name="Standard"><text:span text:style-name="T7"><text:tab/></text:span></text:p>
      <text:p text:style-name="Standard"><text:span text:style-name="T7"><text:tab/></text:span><text:span text:style-name="T9">return</text:span><text:span text:style-name="T7"> </text:span><text:span text:style-name="T11">(</text:span><text:span text:style-name="T13">key_reg</text:span><text:span text:style-name="T11">[0]</text:span><text:span text:style-name="T7"> </text:span><text:span text:style-name="T11">||</text:span><text:span text:style-name="T7"> </text:span><text:span text:style-name="T13">key_reg</text:span><text:span text:style-name="T11">[1]);</text:span><text:span text:style-name="T7"> </text:span><text:span text:style-name="T5">// 16 BIT VALUE INDICATING FRESHLY PRESSED SWITCHES - RETURNS 0 IF NO SWITCH PRESSED</text:span></text:p>
      <text:p text:style-name="Standard"><text:span text:style-name="T11">}</text:span></text:p>
      <text:p text:style-name="P14"/>
      <text:p text:style-name="Standard"><text:span text:style-name="T5">/* CONVERT VALUE TO ASCII CODE *CHECK COMMENT ABOVE SCAN_KEYPAD FOR CORRESPONDENCE</text:span></text:p>
      <text:p text:style-name="Standard"><text:span text:style-name="T5">* key_reg[0] = third_row(4 MSB)-fourth_row(4 LSB)</text:span></text:p>
      <text:p text:style-name="Standard"><text:span text:style-name="T5">* key_reg[1] = first_row(4 MSB)-second_row(4 LSB)</text:span></text:p>
      <text:p text:style-name="Standard"><text:span text:style-name="T5">* LSB -&gt; MSB == LEFT -&gt; RIGHT IN KEYPAD */</text:span></text:p>
      <text:p text:style-name="Standard"><text:span text:style-name="T9">unsigned</text:span><text:span text:style-name="T7"> </text:span><text:span text:style-name="T9">char</text:span><text:span text:style-name="T7"> </text:span><text:span text:style-name="T14">keypad_to_ascii</text:span><text:span text:style-name="T11">()</text:span><text:span text:style-name="T7"> </text:span><text:span text:style-name="T11">{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0]</text:span><text:span text:style-name="T7"> </text:span><text:span text:style-name="T11">&amp;</text:span><text:span text:style-name="T7"> </text:span><text:span text:style-name="T11">0x01)</text:span></text:p>
      <text:p text:style-name="Standard"><text:span text:style-name="T7"><text:tab/><text:tab/></text:span><text:span text:style-name="T9">return</text:span><text:span text:style-name="T7"> </text:span><text:span text:style-name="T11">'*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0]</text:span><text:span text:style-name="T7"> </text:span><text:span text:style-name="T11">&amp;</text:span><text:span text:style-name="T7"> </text:span><text:span text:style-name="T11">0x02)</text:span></text:p>
      <text:p text:style-name="Standard"><text:span text:style-name="T7"><text:tab/><text:tab/></text:span><text:span text:style-name="T9">return</text:span><text:span text:style-name="T7"> </text:span><text:span text:style-name="T11">'0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0]</text:span><text:span text:style-name="T7"> </text:span><text:span text:style-name="T11">&amp;</text:span><text:span text:style-name="T7"> </text:span><text:span text:style-name="T11">0x04)</text:span></text:p>
      <text:p text:style-name="Standard"><text:span text:style-name="T7"><text:tab/><text:tab/></text:span><text:span text:style-name="T9">return</text:span><text:span text:style-name="T7"> </text:span><text:span text:style-name="T11">'#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0]</text:span><text:span text:style-name="T7"> </text:span><text:span text:style-name="T11">&amp;</text:span><text:span text:style-name="T7"> </text:span><text:span text:style-name="T11">0x08)</text:span></text:p>
      <text:p text:style-name="Standard"><text:span text:style-name="T7"><text:tab/><text:tab/></text:span><text:span text:style-name="T9">return</text:span><text:span text:style-name="T7"> </text:span><text:span text:style-name="T11">'D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0]</text:span><text:span text:style-name="T7"> </text:span><text:span text:style-name="T11">&amp;</text:span><text:span text:style-name="T7"> </text:span><text:span text:style-name="T11">0x10)</text:span></text:p>
      <text:p text:style-name="Standard"><text:span text:style-name="T7"><text:tab/><text:tab/></text:span><text:span text:style-name="T9">return</text:span><text:span text:style-name="T7"> </text:span><text:span text:style-name="T11">'7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0]</text:span><text:span text:style-name="T7"> </text:span><text:span text:style-name="T11">&amp;</text:span><text:span text:style-name="T7"> </text:span><text:span text:style-name="T11">0x20)</text:span></text:p>
      <text:p text:style-name="Standard"><text:span text:style-name="T7"><text:tab/><text:tab/></text:span><text:span text:style-name="T9">return</text:span><text:span text:style-name="T7"> </text:span><text:span text:style-name="T11">'8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0]</text:span><text:span text:style-name="T7"> </text:span><text:span text:style-name="T11">&amp;</text:span><text:span text:style-name="T7"> </text:span><text:span text:style-name="T11">0x40)</text:span></text:p>
      <text:p text:style-name="Standard"><text:span text:style-name="T7"><text:tab/><text:tab/></text:span><text:span text:style-name="T9">return</text:span><text:span text:style-name="T7"> </text:span><text:span text:style-name="T11">'9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0]</text:span><text:span text:style-name="T7"> </text:span><text:span text:style-name="T11">&amp;</text:span><text:span text:style-name="T7"> </text:span><text:span text:style-name="T11">0x80)</text:span></text:p>
      <text:p text:style-name="Standard"><text:span text:style-name="T7"><text:tab/><text:tab/></text:span><text:span text:style-name="T9">return</text:span><text:span text:style-name="T7"> </text:span><text:span text:style-name="T11">'C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1]</text:span><text:span text:style-name="T7"> </text:span><text:span text:style-name="T11">&amp;</text:span><text:span text:style-name="T7"> </text:span><text:span text:style-name="T11">0x01)</text:span></text:p>
      <text:p text:style-name="Standard"><text:span text:style-name="T7"><text:tab/><text:tab/></text:span><text:span text:style-name="T9">return</text:span><text:span text:style-name="T7"> </text:span><text:span text:style-name="T11">'4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1]</text:span><text:span text:style-name="T7"> </text:span><text:span text:style-name="T11">&amp;</text:span><text:span text:style-name="T7"> </text:span><text:span text:style-name="T11">0x02)</text:span></text:p>
      <text:p text:style-name="Standard"><text:span text:style-name="T7"><text:tab/><text:tab/></text:span><text:span text:style-name="T9">return</text:span><text:span text:style-name="T7"> </text:span><text:span text:style-name="T11">'5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1]</text:span><text:span text:style-name="T7"> </text:span><text:span text:style-name="T11">&amp;</text:span><text:span text:style-name="T7"> </text:span><text:span text:style-name="T11">0x04)</text:span></text:p>
      <text:p text:style-name="Standard"><text:span text:style-name="T7"><text:tab/><text:tab/></text:span><text:span text:style-name="T9">return</text:span><text:span text:style-name="T7"> </text:span><text:span text:style-name="T11">'6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1]</text:span><text:span text:style-name="T7"> </text:span><text:span text:style-name="T11">&amp;</text:span><text:span text:style-name="T7"> </text:span><text:span text:style-name="T11">0x08)</text:span></text:p>
      <text:p text:style-name="Standard"><text:span text:style-name="T7"><text:tab/><text:tab/></text:span><text:span text:style-name="T9">return</text:span><text:span text:style-name="T7"> </text:span><text:span text:style-name="T11">'B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1]</text:span><text:span text:style-name="T7"> </text:span><text:span text:style-name="T11">&amp;</text:span><text:span text:style-name="T7"> </text:span><text:span text:style-name="T11">0x10)</text:span></text:p>
      <text:p text:style-name="Standard"><text:span text:style-name="T7"><text:tab/><text:tab/></text:span><text:span text:style-name="T9">return</text:span><text:span text:style-name="T7"> </text:span><text:span text:style-name="T11">'1';</text:span></text:p>
      <text:p text:style-name="Standard"><text:soft-page-break/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1]</text:span><text:span text:style-name="T7"> </text:span><text:span text:style-name="T11">&amp;</text:span><text:span text:style-name="T7"> </text:span><text:span text:style-name="T11">0x20)</text:span></text:p>
      <text:p text:style-name="Standard"><text:span text:style-name="T7"><text:tab/><text:tab/></text:span><text:span text:style-name="T9">return</text:span><text:span text:style-name="T7"> </text:span><text:span text:style-name="T11">'2';</text:span></text:p>
      <text:p text:style-name="Standard"><text:span text:style-name="T7"><text:tab/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1]</text:span><text:span text:style-name="T7"> </text:span><text:span text:style-name="T11">&amp;</text:span><text:span text:style-name="T7"> </text:span><text:span text:style-name="T11">0x40)</text:span></text:p>
      <text:p text:style-name="Standard"><text:span text:style-name="T7"><text:tab/><text:tab/></text:span><text:span text:style-name="T9">return</text:span><text:span text:style-name="T7"> </text:span><text:span text:style-name="T11">'3';</text:span></text:p>
      <text:p text:style-name="Standard"><text:span text:style-name="T7"><text:tab/>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key_reg</text:span><text:span text:style-name="T11">[1]</text:span><text:span text:style-name="T7"> </text:span><text:span text:style-name="T11">&amp;</text:span><text:span text:style-name="T7"> </text:span><text:span text:style-name="T11">0x80)</text:span></text:p>
      <text:p text:style-name="Standard"><text:span text:style-name="T7"><text:tab/><text:tab/></text:span><text:span text:style-name="T9">return</text:span><text:span text:style-name="T7"> </text:span><text:span text:style-name="T11">'A';</text:span></text:p>
      <text:p text:style-name="Standard"><text:span text:style-name="T7"><text:tab/></text:span></text:p>
      <text:p text:style-name="Standard"><text:span text:style-name="T7"><text:tab/></text:span><text:span text:style-name="T5">// Nothing Found</text:span></text:p>
      <text:p text:style-name="Standard"><text:span text:style-name="T7"><text:tab/></text:span><text:span text:style-name="T9">return</text:span><text:span text:style-name="T7"> </text:span><text:span text:style-name="T11">0;</text:span></text:p>
      <text:p text:style-name="Standard"><text:span text:style-name="T11">}</text:span></text:p>
      <text:p text:style-name="P14"/>
      <text:p text:style-name="P14"/>
      <text:p text:style-name="Standard"><text:span text:style-name="T9">unsigned</text:span><text:span text:style-name="T7"> </text:span><text:span text:style-name="T9">char</text:span><text:span text:style-name="T7"> </text:span><text:span text:style-name="T14">calculate_LED</text:span><text:span text:style-name="T11">(</text:span><text:span text:style-name="T9">void</text:span><text:span text:style-name="T11">){</text:span></text:p>
      <text:p text:style-name="Standard"><text:span text:style-name="T7"><text:tab/></text:span><text:span text:style-name="T9">if</text:span><text:span text:style-name="T7"> </text:span><text:span text:style-name="T11">(</text:span><text:span text:style-name="T13">Cx</text:span><text:span text:style-name="T7"> </text:span><text:span text:style-name="T11">&lt;</text:span><text:span text:style-name="T7"> </text:span><text:span text:style-name="T11">30)</text:span><text:span text:style-name="T7"> </text:span></text:p>
      <text:p text:style-name="Standard"><text:span text:style-name="T7"><text:tab/><text:tab/></text:span><text:span text:style-name="T9">return</text:span><text:span text:style-name="T7"> </text:span><text:span text:style-name="T11">0x01;</text:span><text:span text:style-name="T7"> </text:span><text:span text:style-name="T5">// if <text:s text:c="2"/>0 &lt;= CO &lt; 30 ppm LEDS_PORTB -&gt; <text:tab/>X0000001</text:span></text:p>
      <text:p text:style-name="Standard"><text:span text:style-name="T7"><text:tab/></text:span><text:span text:style-name="T9">else</text:span><text:span text:style-name="T7"> </text:span><text:span text:style-name="T9">if</text:span><text:span text:style-name="T7"> </text:span><text:span text:style-name="T11">(</text:span><text:span text:style-name="T13">Cx</text:span><text:span text:style-name="T7"> </text:span><text:span text:style-name="T11">&lt;</text:span><text:span text:style-name="T7"> </text:span><text:span text:style-name="T11">50)</text:span><text:span text:style-name="T7"> </text:span></text:p>
      <text:p text:style-name="Standard"><text:span text:style-name="T7"><text:tab/><text:tab/></text:span><text:span text:style-name="T9">return</text:span><text:span text:style-name="T7"> </text:span><text:span text:style-name="T11">0x03;</text:span><text:span text:style-name="T7"> </text:span><text:span text:style-name="T5">// if <text:s/>30 &lt;= <text:s/>CO &lt; 50 ppm LEDS_PORTB -&gt; <text:tab/>X0000011</text:span></text:p>
      <text:p text:style-name="Standard"><text:span text:style-name="T7"><text:tab/></text:span><text:span text:style-name="T9">else</text:span><text:span text:style-name="T7"> </text:span><text:span text:style-name="T9">if</text:span><text:span text:style-name="T7"> </text:span><text:span text:style-name="T11">(</text:span><text:span text:style-name="T13">Cx</text:span><text:span text:style-name="T7"> </text:span><text:span text:style-name="T11">&lt;</text:span><text:span text:style-name="T7"> </text:span><text:span text:style-name="T11">70)</text:span><text:span text:style-name="T7"> </text:span></text:p>
      <text:p text:style-name="Standard"><text:span text:style-name="T7"><text:tab/><text:tab/></text:span><text:span text:style-name="T9">return</text:span><text:span text:style-name="T7"> </text:span><text:span text:style-name="T11">0x07;</text:span><text:span text:style-name="T7"> </text:span><text:span text:style-name="T5">// if <text:s/>50 &lt;= <text:s/>CO &lt; 70 ppm LEDS_PORTB -&gt; <text:tab/>X0000111</text:span></text:p>
      <text:p text:style-name="Standard"><text:span text:style-name="T7"><text:tab/></text:span><text:span text:style-name="T9">else</text:span><text:span text:style-name="T7"> </text:span><text:span text:style-name="T9">if</text:span><text:span text:style-name="T7"> </text:span><text:span text:style-name="T11">(</text:span><text:span text:style-name="T13">Cx</text:span><text:span text:style-name="T7"> </text:span><text:span text:style-name="T11">&lt;</text:span><text:span text:style-name="T7"> </text:span><text:span text:style-name="T11">80)</text:span><text:span text:style-name="T7"> </text:span></text:p>
      <text:p text:style-name="Standard"><text:span text:style-name="T7"><text:tab/><text:tab/></text:span><text:span text:style-name="T9">return</text:span><text:span text:style-name="T7"> </text:span><text:span text:style-name="T11">0x0F;</text:span><text:span text:style-name="T7"> </text:span><text:span text:style-name="T5">// if <text:s/>70 &lt;= <text:s/>CO &lt; 80 ppm LEDS_PORTB -&gt; <text:tab/>X0001111</text:span></text:p>
      <text:p text:style-name="Standard"><text:span text:style-name="T7"><text:tab/></text:span><text:span text:style-name="T9">else</text:span><text:span text:style-name="T7"> </text:span><text:span text:style-name="T9">if</text:span><text:span text:style-name="T7"> </text:span><text:span text:style-name="T11">(</text:span><text:span text:style-name="T13">Cx</text:span><text:span text:style-name="T7"> </text:span><text:span text:style-name="T11">&lt;</text:span><text:span text:style-name="T7"> </text:span><text:span text:style-name="T11">105)</text:span><text:span text:style-name="T7"> </text:span></text:p>
      <text:p text:style-name="Standard"><text:span text:style-name="T7"><text:tab/><text:tab/></text:span><text:span text:style-name="T9">return</text:span><text:span text:style-name="T7"> </text:span><text:span text:style-name="T11">0x1F;</text:span><text:span text:style-name="T5">// if <text:s/>80 &lt;= <text:s/>CO &lt; 105 ppm LEDS_PORTB -&gt; <text:tab/>X0011111</text:span></text:p>
      <text:p text:style-name="Standard"><text:span text:style-name="T7"><text:tab/></text:span><text:span text:style-name="T9">else</text:span><text:span text:style-name="T7"> </text:span><text:span text:style-name="T9">if</text:span><text:span text:style-name="T7"> </text:span><text:span text:style-name="T11">(</text:span><text:span text:style-name="T13">Cx</text:span><text:span text:style-name="T7"> </text:span><text:span text:style-name="T11">&lt;</text:span><text:span text:style-name="T7"> </text:span><text:span text:style-name="T11">140)</text:span><text:span text:style-name="T7"> </text:span></text:p>
      <text:p text:style-name="Standard"><text:span text:style-name="T7"><text:tab/><text:tab/></text:span><text:span text:style-name="T9">return</text:span><text:span text:style-name="T7"> </text:span><text:span text:style-name="T11">0x3F;</text:span><text:span text:style-name="T5">// if 105 &lt;= <text:s/>CO &lt; 140 ppm LEDS_PORTB -&gt; <text:tab/>X0111111</text:span></text:p>
      <text:p text:style-name="Standard"><text:span text:style-name="T7"><text:tab/></text:span><text:span text:style-name="T9">else</text:span><text:span text:style-name="T7"> </text:span></text:p>
      <text:p text:style-name="Standard"><text:span text:style-name="T7"><text:tab/><text:tab/></text:span><text:span text:style-name="T9">return</text:span><text:span text:style-name="T7"> </text:span><text:span text:style-name="T11">0x7F;</text:span><text:span text:style-name="T7"> <text:tab/><text:tab/><text:tab/><text:tab/> <text:s/></text:span><text:span text:style-name="T5">// if CO &gt;= 140 ppm LEDS_PORTB -&gt; <text:tab/>X1111111</text:span></text:p>
      <text:p text:style-name="Standard"><text:span text:style-name="T11">}</text:span></text:p>
      <text:p text:style-name="P14"/>
      <text:p text:style-name="Standard"><text:span text:style-name="T9">void</text:span><text:span text:style-name="T7"> </text:span><text:span text:style-name="T14">ADC_init</text:span><text:span text:style-name="T11">(</text:span><text:span text:style-name="T9">void</text:span><text:span text:style-name="T11">)</text:span><text:span text:style-name="T7"> </text:span><text:span text:style-name="T5">// Initialize ADC</text:span></text:p>
      <text:p text:style-name="Standard"><text:span text:style-name="T11">{</text:span></text:p>
      <text:p text:style-name="Standard"><text:span text:style-name="T7"><text:tab/></text:span><text:span text:style-name="T11">ADMUX</text:span><text:span text:style-name="T7"> </text:span><text:span text:style-name="T11">=</text:span><text:span text:style-name="T7"> </text:span><text:span text:style-name="T11">0x40;</text:span></text:p>
      <text:p text:style-name="Standard"><text:span text:style-name="T7"><text:tab/></text:span><text:span text:style-name="T11">ADCSRA</text:span><text:span text:style-name="T7"> </text:span><text:span text:style-name="T11">=</text:span><text:span text:style-name="T7"> </text:span><text:span text:style-name="T11">(</text:span><text:span text:style-name="T7"> </text:span><text:span text:style-name="T11">1</text:span><text:span text:style-name="T7"> </text:span><text:span text:style-name="T11">&lt;&lt;</text:span><text:span text:style-name="T7"> </text:span><text:span text:style-name="T11">ADEN</text:span><text:span text:style-name="T7"> </text:span><text:span text:style-name="T11">|</text:span><text:span text:style-name="T7"> </text:span><text:span text:style-name="T11">1</text:span><text:span text:style-name="T7"> </text:span><text:span text:style-name="T11">&lt;&lt;</text:span><text:span text:style-name="T7"> </text:span><text:span text:style-name="T11">ADIE</text:span><text:span text:style-name="T7"> </text:span><text:span text:style-name="T11">|</text:span><text:span text:style-name="T7"> </text:span><text:span text:style-name="T11">1</text:span><text:span text:style-name="T7"> </text:span><text:span text:style-name="T11">&lt;&lt;</text:span><text:span text:style-name="T7"> </text:span><text:span text:style-name="T11">ADPS2</text:span><text:span text:style-name="T7"> </text:span><text:span text:style-name="T11">|</text:span><text:span text:style-name="T7"> </text:span><text:span text:style-name="T11">1</text:span><text:span text:style-name="T7"> </text:span><text:span text:style-name="T11">&lt;&lt;</text:span><text:span text:style-name="T7"> </text:span><text:span text:style-name="T11">ADPS1</text:span><text:span text:style-name="T7"> </text:span><text:span text:style-name="T11">|</text:span><text:span text:style-name="T7"> </text:span><text:span text:style-name="T11">1</text:span><text:span text:style-name="T7"> </text:span><text:span text:style-name="T11">&lt;&lt;</text:span><text:span text:style-name="T7"> </text:span><text:span text:style-name="T11">ADPS0</text:span><text:span text:style-name="T7"> </text:span><text:span text:style-name="T11">);</text:span></text:p>
      <text:p text:style-name="Standard"><text:span text:style-name="T11">}</text:span></text:p>
      <text:p text:style-name="P14"/>
      <text:p text:style-name="Standard"><text:span text:style-name="T9">int</text:span><text:span text:style-name="T7"> </text:span><text:span text:style-name="T14">calculate_cx</text:span><text:span text:style-name="T7"> </text:span><text:span text:style-name="T11">()</text:span><text:span text:style-name="T7"> </text:span><text:span text:style-name="T11">{</text:span></text:p>
      <text:p text:style-name="Standard"><text:span text:style-name="T7"><text:tab/></text:span><text:span text:style-name="T9">volatile</text:span><text:span text:style-name="T7"> </text:span><text:span text:style-name="T9">float</text:span><text:span text:style-name="T7"> </text:span><text:span text:style-name="T13">sensitivity</text:span><text:span text:style-name="T7"> </text:span><text:span text:style-name="T11">=</text:span><text:span text:style-name="T7"> </text:span><text:span text:style-name="T11">129.0,</text:span><text:span text:style-name="T7"> </text:span><text:span text:style-name="T13">Vgas0</text:span><text:span text:style-name="T7"> </text:span><text:span text:style-name="T11">=</text:span><text:span text:style-name="T7"> </text:span><text:span text:style-name="T11">0.1;</text:span></text:p>
      <text:p text:style-name="Standard"><text:span text:style-name="T7"><text:tab/></text:span><text:span text:style-name="T9">volatile</text:span><text:span text:style-name="T7"> </text:span><text:span text:style-name="T9">float</text:span><text:span text:style-name="T7"> </text:span><text:span text:style-name="T13">Vin</text:span><text:span text:style-name="T7"> </text:span><text:span text:style-name="T11">=</text:span><text:span text:style-name="T7"> </text:span><text:span text:style-name="T11">ADC</text:span><text:span text:style-name="T7"> </text:span><text:span text:style-name="T11">*</text:span><text:span text:style-name="T7"> </text:span><text:span text:style-name="T11">5.0/1024.0;</text:span><text:span text:style-name="T7"> </text:span><text:span text:style-name="T5">// Vin <text:s/>= (ADC/5)/1024</text:span></text:p>
      <text:p text:style-name="Standard"><text:span text:style-name="T7"><text:tab/></text:span><text:span text:style-name="T9">volatile</text:span><text:span text:style-name="T7"> </text:span><text:span text:style-name="T9">float</text:span><text:span text:style-name="T7"> </text:span><text:span text:style-name="T13">M</text:span><text:span text:style-name="T7"> </text:span><text:span text:style-name="T11">=</text:span><text:span text:style-name="T7"> </text:span><text:span text:style-name="T13">sensitivity</text:span><text:span text:style-name="T7"> </text:span><text:span text:style-name="T11">*</text:span><text:span text:style-name="T7"> </text:span><text:span text:style-name="T11">0.0001;</text:span><text:span text:style-name="T7"> </text:span><text:span text:style-name="T5">// Cx = (1/M) * (Vin - Vgas0)</text:span></text:p>
      <text:p text:style-name="Standard"><text:span text:style-name="T7"><text:tab/></text:span><text:span text:style-name="T9">return</text:span><text:span text:style-name="T7"> </text:span><text:span text:style-name="T11">(1/</text:span><text:span text:style-name="T13">M</text:span><text:span text:style-name="T11">)</text:span><text:span text:style-name="T7"> </text:span><text:span text:style-name="T11">*</text:span><text:span text:style-name="T7"> </text:span><text:span text:style-name="T11">(</text:span><text:span text:style-name="T13">Vin</text:span><text:span text:style-name="T7"> </text:span><text:span text:style-name="T11">-</text:span><text:span text:style-name="T7"> </text:span><text:span text:style-name="T13">Vgas0</text:span><text:span text:style-name="T11">);</text:span></text:p>
      <text:p text:style-name="Standard"><text:span text:style-name="T11">}</text:span></text:p>
      <text:p text:style-name="P1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3:12:54.104000000</meta:creation-date>
    <dc:date>2021-12-17T16:58:16.038000000</dc:date>
    <meta:editing-duration>PT15M22S</meta:editing-duration>
    <meta:editing-cycles>36</meta:editing-cycles>
    <meta:generator>LibreOffice/7.2.2.2$Windows_X86_64 LibreOffice_project/02b2acce88a210515b4a5bb2e46cbfb63fe97d56</meta:generator>
    <meta:document-statistic meta:table-count="0" meta:image-count="0" meta:object-count="0" meta:page-count="20" meta:paragraph-count="970" meta:word-count="3641" meta:character-count="21878" meta:non-whitespace-character-count="18006"/>
  </office:meta>
</office:document-meta>
</file>